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B00000281057E442633EC0CCE.png" manifest:media-type="image/png"/>
  <manifest:file-entry manifest:full-path="Pictures/TablePreview1.svm" manifest:media-type=""/>
  <manifest:file-entry manifest:full-path="Pictures/1000000000000375000002CBDC5216FBB85C7F3F.png" manifest:media-type="image/png"/>
  <manifest:file-entry manifest:full-path="Pictures/10000201000003D4000002EDB00BC9720986B138.png" manifest:media-type="image/png"/>
  <manifest:file-entry manifest:full-path="Pictures/100002010000019E000001A129A7443F518FFF02.png" manifest:media-type="image/png"/>
  <manifest:file-entry manifest:full-path="Pictures/10000201000005030000031EC41C9D99492EEFB4.png" manifest:media-type="image/png"/>
  <manifest:file-entry manifest:full-path="Pictures/1000020100000398000003186842A89E92DAC8D7.png" manifest:media-type="image/png"/>
  <manifest:file-entry manifest:full-path="Pictures/1000020100000456000001242D39E1BB49433A81.png" manifest:media-type="image/png"/>
  <manifest:file-entry manifest:full-path="Pictures/10000000000003D700000190E80B09D2DDFD0545.png" manifest:media-type="image/png"/>
  <manifest:file-entry manifest:full-path="Pictures/10000000000004AA000001D4FEDEE54EF835ED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Segoe UI" svg:font-family="'Segoe UI'"/>
    <style:font-face style:name="微軟正黑體" svg:font-family="微軟正黑體"/>
    <style:font-face style:name="Noto Sans CJK TC Bold1" svg:font-family="'Noto Sans CJK TC Bold'" style:font-family-generic="swiss"/>
    <style:font-face style:name="AR PL UMing TW1" svg:font-family="'AR PL UMing TW'" style:font-pitch="variable"/>
    <style:font-face style:name="Arial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TC" svg:font-family="'Noto Sans CJK TC'" style:font-pitch="variable"/>
    <style:font-face style:name="Segoe UI1" svg:font-family="'Segoe UI'" style:font-pitch="variable"/>
    <style:font-face style:name="微軟正黑體1" svg:font-family="微軟正黑體" style:font-pitch="variable"/>
    <style:font-face style:name="思源黑體2" svg:font-family="思源黑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3" svg:font-family="'Noto Sans CJK TC'" style:font-family-generic="roman" style:font-pitch="variable"/>
    <style:font-face style:name="Times New Roman" svg:font-family="'Times New Roman'" style:font-family-generic="roman" style:font-pitch="variable"/>
    <style:font-face style:name="思源黑體1" svg:font-family="思源黑體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old" svg:font-family="'Noto Sans CJK TC Bold'" style:font-family-generic="swiss" style:font-pitch="variable"/>
    <style:font-face style:name="Noto Sans CJK TC Medium" svg:font-family="'Noto Sans CJK TC Medium'" style:font-family-generic="swiss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2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solid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00b0f0" draw:marker-end="a585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00b0f0" svg:stroke-opacity="100%" draw:stroke-linejoin="miter" svg:stroke-linecap="butt" draw:fill="none" fo:padding-top="0.164cm" fo:padding-bottom="0.164cm" fo:padding-left="0.289cm" fo:padding-right="0.289cm"/>
    </style:style>
    <style:style style:name="gr5" style:family="graphic" style:parent-style-name="standard">
      <style:graphic-properties draw:stroke="solid" svg:stroke-width="0.079cm" svg:stroke-color="#00b0f0" draw:marker-end="a589" svg:stroke-opacity="100%" draw:stroke-linejoin="miter" svg:stroke-linecap="butt" draw:fill="none" fo:padding-top="0.164cm" fo:padding-bottom="0.164cm" fo:padding-left="0.289cm" fo:padding-right="0.289cm"/>
    </style:style>
    <style:style style:name="gr6" style:family="graphic" style:parent-style-name="standard">
      <style:graphic-properties draw:stroke="solid" svg:stroke-width="0.035cm" svg:stroke-color="#a6a6a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4.565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1.37cm" fo:min-width="2.409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solid" draw:fill-color="#0070c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solid" draw:fill-color="#ff0000" draw:opacity="42%" draw:textarea-horizontal-align="center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1.162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887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1.412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dash" draw:stroke-dash="a718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dash" draw:stroke-dash="a722" svg:stroke-width="0.079cm" svg:stroke-color="#ffc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18cm" svg:stroke-color="#4472c4" draw:marker-end="a724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089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center" draw:textarea-vertical-align="top" draw:auto-grow-height="true" draw:auto-grow-width="true" fo:min-height="1.199cm" fo:min-width="1.429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39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0070c0" draw:marker-end="a76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dash" draw:stroke-dash="a765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562cm" fo:min-width="4.63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solid" svg:stroke-width="0.106cm" svg:stroke-color="#ff0000" draw:marker-start="a776" draw:marker-end="a777" svg:stroke-opacity="100%" draw:stroke-linejoin="miter" svg:stroke-linecap="butt" draw:fill="non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562cm" fo:min-width="1.078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106cm" svg:stroke-color="#ff0000" draw:marker-start="a784" draw:marker-end="a785" svg:stroke-opacity="100%" draw:stroke-linejoin="miter" svg:stroke-linecap="butt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562cm" fo:min-width="1.095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106cm" svg:stroke-color="#0000ff" draw:marker-end="a792" svg:stroke-opacity="100%" draw:stroke-linejoin="miter" svg:stroke-linecap="butt" draw:fill="none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0000ff" draw:marker-end="a794" svg:stroke-opacity="100%" draw:stroke-linejoin="miter" svg:stroke-linecap="butt" draw:fill="none" fo:padding-top="0.178cm" fo:padding-bottom="0.178cm" fo:padding-left="0.303cm" fo:padding-right="0.303cm"/>
    </style:style>
    <style:style style:name="gr33" style:family="graphic" style:parent-style-name="standard">
      <style:graphic-properties draw:stroke="solid" svg:stroke-width="0.106cm" svg:stroke-color="#0000ff" draw:marker-end="a796" svg:stroke-opacity="100%" draw:stroke-linejoin="miter" svg:stroke-linecap="butt" draw:fill="none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width="0.106cm" svg:stroke-color="#0000ff" draw:marker-end="a798" svg:stroke-opacity="100%" draw:stroke-linejoin="miter" svg:stroke-linecap="butt" draw:fill="none" fo:padding-top="0.178cm" fo:padding-bottom="0.178cm" fo:padding-left="0.303cm" fo:padding-right="0.303cm"/>
    </style:style>
    <style:style style:name="gr35" style:family="graphic" style:parent-style-name="無填入也無線條的物件">
      <style:graphic-properties draw:stroke="solid" svg:stroke-width="0.026cm" svg:stroke-color="#000000" svg:stroke-opacity="100%" draw:stroke-linejoin="miter" svg:stroke-linecap="butt" draw:fill="solid" draw:fill-color="#ffffff" draw:opacity="100%" fo:padding-top="0.138cm" fo:padding-bottom="0.138cm" fo:padding-left="0.263cm" fo:padding-right="0.263cm" draw:visible-area-left="0cm" draw:visible-area-top="0cm" draw:visible-area-width="5cm" draw:visible-area-height="5cm" draw:ole-draw-aspect="1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6.001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079cm" svg:stroke-color="#000000" draw:marker-end="a80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739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015cm" fo:padding-top="0.127cm" fo:padding-bottom="0.127cm" fo:padding-left="0.254cm" fo:padding-right="0.254cm" fo:wrap-option="no-wrap"/>
    </style:style>
    <style:style style:name="gr40" style:family="graphic" style:parent-style-name="Graphics">
      <style:graphic-properties draw:stroke="none" draw:fill="none" fo:clip="rect(0.311cm, 13.114cm, 9.764cm, 0.166cm)" style:mirror="none"/>
    </style:style>
    <style:style style:name="gr41" style:family="graphic" style:parent-style-name="Graphics">
      <style:graphic-properties draw:stroke="none" draw:fill="none" fo:clip="rect(9.681cm, 13.114cm, 0.371cm, 0.166cm)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57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82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9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957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solid" svg:stroke-width="0.079cm" svg:stroke-color="#76717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solid" svg:stroke-width="0.053cm" svg:stroke-color="#7f7f7f" svg:stroke-opacity="100%" draw:stroke-linejoin="miter" svg:stroke-linecap="butt" draw:fill="none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106cm" svg:stroke-color="#7f7f7f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79cm" svg:stroke-color="#0070c0" draw:marker-end="a872" svg:stroke-opacity="100%" draw:stroke-linejoin="miter" svg:stroke-linecap="butt" draw:fill="none" fo:padding-top="0.164cm" fo:padding-bottom="0.164cm" fo:padding-left="0.289cm" fo:padding-right="0.289cm"/>
    </style:style>
    <style:style style:name="gr52" style:family="graphic" style:parent-style-name="standard">
      <style:graphic-properties draw:stroke="solid" svg:stroke-width="0.079cm" svg:stroke-color="#0070c0" draw:marker-end="a874" svg:stroke-opacity="100%" draw:stroke-linejoin="miter" svg:stroke-linecap="butt" draw:fill="none" fo:padding-top="0.164cm" fo:padding-bottom="0.164cm" fo:padding-left="0.289cm" fo:padding-right="0.289cm"/>
    </style:style>
    <style:style style:name="gr53" style:family="graphic" style:parent-style-name="standard">
      <style:graphic-properties draw:stroke="solid" svg:stroke-width="0.079cm" svg:stroke-color="#0070c0" draw:marker-end="a876" svg:stroke-opacity="100%" draw:stroke-linejoin="miter" svg:stroke-linecap="butt" draw:fill="none" fo:padding-top="0.164cm" fo:padding-bottom="0.164cm" fo:padding-left="0.289cm" fo:padding-right="0.289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851cm" fo:padding-top="0.127cm" fo:padding-bottom="0.127cm" fo:padding-left="0.254cm" fo:padding-right="0.254cm" fo:wrap-option="no-wrap"/>
    </style:style>
    <style:style style:name="gr5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1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77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2.876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true" fo:min-height="0.92cm" fo:min-width="1.907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53cm" svg:stroke-color="#808080" draw:marker-end="a923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.374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53cm" svg:stroke-color="#f58220" draw:marker-end="a933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4" style:family="graphic" style:parent-style-name="standard">
      <style:graphic-properties draw:stroke="solid" svg:stroke-width="0.053cm" svg:stroke-color="#f58220" draw:marker-end="a937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5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3.063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53cm" svg:stroke-color="#f58220" draw:marker-end="a944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7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5.078cm" fo:padding-top="0.125cm" fo:padding-bottom="0.125cm" fo:padding-left="0.25cm" fo:padding-right="0.25cm" fo:wrap-option="no-wrap"/>
    </style:style>
    <style:style style:name="gr68" style:family="graphic" style:parent-style-name="預設_5f_1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234cm" fo:min-width="0.366cm" fo:padding-top="0.13cm" fo:padding-bottom="0.13cm" fo:padding-left="0.25cm" fo:padding-right="0.25cm" fo:wrap-option="no-wrap" draw:shadow-color="#808080"/>
    </style:style>
    <style:style style:name="gr69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4cm" fo:min-width="0.366cm" fo:padding-top="0.13cm" fo:padding-bottom="0.13cm" fo:padding-left="0.25cm" fo:padding-right="0.25cm" fo:wrap-option="no-wrap" draw:shadow-color="#808080"/>
    </style:style>
    <style:style style:name="gr70" style:family="graphic" style:parent-style-name="預設_5f_1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235cm" fo:min-width="0.366cm" fo:padding-top="0.13cm" fo:padding-bottom="0.13cm" fo:padding-left="0.25cm" fo:padding-right="0.25cm" fo:wrap-option="no-wrap" draw:shadow-color="#808080"/>
    </style:style>
    <style:style style:name="gr71" style:family="graphic" style:parent-style-name="預設_5f_1">
      <style:graphic-properties draw:stroke="solid" svg:stroke-width="0.053cm" svg:stroke-color="#000000" draw:marker-end="線條箭頭_20_6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預設_5f_1">
      <style:graphic-properties draw:stroke="solid" svg:stroke-width="0.053cm" svg:stroke-color="#000000" draw:marker-end="線條箭頭_20_6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3" style:family="graphic" style:parent-style-name="預設_5f_1">
      <style:graphic-properties draw:stroke="solid" svg:stroke-width="0.035cm" svg:stroke-color="#ed1c24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74" style:family="graphic" style:parent-style-name="預設_5f_1">
      <style:graphic-properties draw:stroke="solid" svg:stroke-width="0.035cm" svg:stroke-color="#00a65d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75" style:family="graphic" style:parent-style-name="預設_5f_1">
      <style:graphic-properties draw:stroke="solid" svg:stroke-width="0.035cm" svg:stroke-color="#3465a4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76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5.1cm" fo:padding-top="0.13cm" fo:padding-bottom="0.13cm" fo:padding-left="0.25cm" fo:padding-right="0.25cm" fo:wrap-option="no-wrap" draw:shadow-color="#808080"/>
    </style:style>
    <style:style style:name="gr77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4.699cm" fo:padding-top="0.13cm" fo:padding-bottom="0.13cm" fo:padding-left="0.25cm" fo:padding-right="0.25cm" fo:wrap-option="no-wrap" draw:shadow-color="#808080"/>
    </style:style>
    <style:style style:name="gr78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79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9cm" fo:min-width="3.9cm" fo:padding-top="0.13cm" fo:padding-bottom="0.13cm" fo:padding-left="0.25cm" fo:padding-right="0.25cm" fo:wrap-option="no-wrap" draw:shadow-color="#808080"/>
    </style:style>
    <style:style style:name="gr80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3.302cm" fo:padding-top="0.13cm" fo:padding-bottom="0.13cm" fo:padding-left="0.25cm" fo:padding-right="0.25cm" fo:wrap-option="no-wrap" draw:shadow-color="#808080"/>
    </style:style>
    <style:style style:name="gr8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896cm" fo:padding-top="0.125cm" fo:padding-bottom="0.125cm" fo:padding-left="0.25cm" fo:padding-right="0.25cm" fo:wrap-option="wrap" draw:shadow-color="#808080"/>
    </style:style>
    <style:style style:name="gr8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8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8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8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86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4.699cm" fo:padding-top="0.13cm" fo:padding-bottom="0.13cm" fo:padding-left="0.25cm" fo:padding-right="0.25cm" fo:wrap-option="no-wrap" draw:shadow-color="#808080"/>
    </style:style>
    <style:style style:name="gr87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88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89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4cm" fo:min-width="3.5cm" fo:padding-top="0.13cm" fo:padding-bottom="0.13cm" fo:padding-left="0.25cm" fo:padding-right="0.25cm" fo:wrap-option="no-wrap" draw:shadow-color="#808080"/>
    </style:style>
    <style:style style:name="gr9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915cm" fo:padding-top="0.125cm" fo:padding-bottom="0.125cm" fo:padding-left="0.25cm" fo:padding-right="0.25cm" fo:wrap-option="no-wrap" draw:shadow-color="#808080"/>
    </style:style>
    <style:style style:name="gr9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9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9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94" style:family="graphic" style:parent-style-name="預設_5f_1">
      <style:graphic-properties draw:stroke="solid" svg:stroke-width="0.053cm" svg:stroke-color="#000000" draw:marker-end="線條箭頭_20_6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95" style:family="graphic" style:parent-style-name="預設_5f_1">
      <style:graphic-properties draw:stroke="solid" svg:stroke-width="0.053cm" svg:stroke-color="#000000" svg:stroke-opacity="100%" draw:stroke-linejoin="miter" draw:fill="solid" draw:fill-color="#ffffff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9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3.575cm" fo:padding-top="0.125cm" fo:padding-bottom="0.125cm" fo:padding-left="0.25cm" fo:padding-right="0.25cm" fo:wrap-option="no-wrap" draw:shadow-color="#808080"/>
    </style:style>
    <style:style style:name="gr9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72cm" fo:padding-top="0.125cm" fo:padding-bottom="0.125cm" fo:padding-left="0.25cm" fo:padding-right="0.25cm" fo:wrap-option="no-wrap" draw:shadow-color="#808080"/>
    </style:style>
    <style:style style:name="gr99" style:family="graphic" style:parent-style-name="預設_5f_1">
      <style:graphic-properties draw:stroke="solid" svg:stroke-width="0.053cm" svg:stroke-color="#000000" draw:marker-end="線條箭頭_20_6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0" style:family="graphic" style:parent-style-name="預設_5f_1">
      <style:graphic-properties draw:stroke="solid" svg:stroke-width="0.035cm" svg:stroke-color="#000000" draw:marker-end="線條箭頭_20_7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1" style:family="graphic" style:parent-style-name="預設_5f_1">
      <style:graphic-properties draw:stroke="solid" svg:stroke-width="0.035cm" svg:stroke-color="#000000" draw:marker-end="線條箭頭_20_7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2" style:family="graphic" style:parent-style-name="預設_5f_1">
      <style:graphic-properties draw:stroke="solid" svg:stroke-width="0.053cm" svg:stroke-color="#000000" draw:marker-end="線條箭頭_20_7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3" style:family="graphic" style:parent-style-name="預設_5f_1">
      <style:graphic-properties draw:stroke="solid" svg:stroke-width="0.053cm" svg:stroke-color="#000000" draw:marker-end="線條箭頭_20_7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4" style:family="graphic" style:parent-style-name="預設_5f_1">
      <style:graphic-properties draw:stroke="solid" svg:stroke-width="0.053cm" svg:stroke-color="#000000" draw:marker-end="線條箭頭_20_7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5" style:family="graphic" style:parent-style-name="預設_5f_1">
      <style:graphic-properties draw:stroke="solid" svg:stroke-width="0.053cm" svg:stroke-color="#000000" draw:marker-end="線條箭頭_20_7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6" style:family="graphic" style:parent-style-name="預設_5f_1">
      <style:graphic-properties draw:stroke="solid" svg:stroke-width="0.053cm" svg:stroke-color="#000000" draw:marker-end="線條箭頭_20_7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7" style:family="graphic" style:parent-style-name="預設_5f_1">
      <style:graphic-properties draw:stroke="solid" svg:stroke-width="0.053cm" svg:stroke-color="#000000" draw:marker-end="線條箭頭_20_7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8" style:family="graphic" style:parent-style-name="預設_5f_1">
      <style:graphic-properties draw:stroke="solid" svg:stroke-width="0.053cm" svg:stroke-color="#000000" svg:stroke-opacity="100%" draw:stroke-linejoin="miter" draw:fill="solid" draw:fill-color="#ffffff" draw:textarea-horizontal-align="left" draw:textarea-vertical-align="middle" draw:auto-grow-height="false" fo:min-height="0.093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10" style:family="graphic" style:parent-style-name="預設_5f_1">
      <style:graphic-properties draw:stroke="solid" svg:stroke-width="0.053cm" svg:stroke-color="#000000" draw:marker-end="線條箭頭_20_7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12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預設_5f_1">
      <style:graphic-properties draw:stroke="solid" svg:stroke-width="0.053cm" svg:stroke-color="#666666" svg:stroke-opacity="100%" draw:stroke-linejoin="miter" draw:fill="solid" draw:fill-color="#cccccc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color="#808080"/>
    </style:style>
    <style:style style:name="gr114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預設_5f_1">
      <style:graphic-properties draw:stroke="solid" svg:stroke-width="0.035cm" svg:stroke-color="#ce181e" svg:stroke-opacity="100%" draw:stroke-linejoin="miter" draw:fill="solid" draw:fill-color="#f37b70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4.699cm" fo:padding-top="0.13cm" fo:padding-bottom="0.13cm" fo:padding-left="0.25cm" fo:padding-right="0.25cm" fo:wrap-option="no-wrap" draw:shadow-color="#808080"/>
    </style:style>
    <style:style style:name="gr117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118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119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4cm" fo:min-width="3.499cm" fo:padding-top="0.13cm" fo:padding-bottom="0.13cm" fo:padding-left="0.25cm" fo:padding-right="0.25cm" fo:wrap-option="no-wrap" draw:shadow-color="#808080"/>
    </style:style>
    <style:style style:name="gr12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796cm" fo:padding-top="0.125cm" fo:padding-bottom="0.125cm" fo:padding-left="0.25cm" fo:padding-right="0.25cm" fo:wrap-option="no-wrap" draw:shadow-color="#808080"/>
    </style:style>
    <style:style style:name="gr12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2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2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24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4cm" fo:min-width="2.701cm" fo:padding-top="0.13cm" fo:padding-bottom="0.13cm" fo:padding-left="0.25cm" fo:padding-right="0.25cm" fo:wrap-option="no-wrap" draw:shadow-color="#808080"/>
    </style:style>
    <style:style style:name="gr12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26" style:family="graphic" style:parent-style-name="預設_5f_1">
      <style:graphic-properties draw:stroke="solid" svg:stroke-width="0.053cm" svg:stroke-color="#000000" draw:marker-end="線條箭頭_20_7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7" style:family="graphic" style:parent-style-name="預設_5f_1">
      <style:graphic-properties draw:stroke="solid" svg:stroke-width="0.053cm" svg:stroke-color="#000000" draw:marker-end="線條箭頭_20_8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8" style:family="graphic" style:parent-style-name="預設_5f_1">
      <style:graphic-properties draw:stroke="solid" svg:stroke-width="0.053cm" svg:stroke-color="#000000" draw:marker-end="線條箭頭_20_8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9" style:family="graphic" style:parent-style-name="預設_5f_1">
      <style:graphic-properties draw:stroke="solid" svg:stroke-width="0.053cm" svg:stroke-color="#000000" draw:marker-end="線條箭頭_20_8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0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4cm" fo:min-width="0.365cm" fo:padding-top="0.13cm" fo:padding-bottom="0.13cm" fo:padding-left="0.25cm" fo:padding-right="0.25cm" fo:wrap-option="no-wrap" draw:shadow-color="#808080"/>
    </style:style>
    <style:style style:name="gr131" style:family="graphic" style:parent-style-name="預設_5f_1">
      <style:graphic-properties draw:stroke="none" draw:fill="solid" draw:fill-color="#1b75bc" draw:textarea-horizontal-align="left" draw:textarea-vertical-align="middle" draw:auto-grow-height="false" fo:min-height="2.042cm" fo:min-width="0.668cm" fo:padding-top="0.13cm" fo:padding-bottom="0.13cm" fo:padding-left="0.25cm" fo:padding-right="0.25cm" fo:wrap-option="no-wrap" draw:shadow-color="#808080"/>
    </style:style>
    <style:style style:name="gr132" style:family="graphic" style:parent-style-name="預設_5f_1">
      <style:graphic-properties draw:stroke="solid" svg:stroke-width="0.053cm" svg:stroke-color="#000000" draw:marker-end="線條箭頭_20_8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3" style:family="graphic" style:parent-style-name="預設_5f_1">
      <style:graphic-properties draw:stroke="solid" svg:stroke-width="0.053cm" svg:stroke-color="#000000" draw:marker-end="線條箭頭_20_8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4" style:family="graphic" style:parent-style-name="預設_5f_1">
      <style:graphic-properties draw:stroke="solid" svg:stroke-width="0.053cm" svg:stroke-color="#000000" draw:marker-end="線條箭頭_20_8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5" style:family="graphic" style:parent-style-name="預設_5f_1">
      <style:graphic-properties draw:stroke="solid" svg:stroke-width="0.053cm" svg:stroke-color="#000000" draw:marker-end="線條箭頭_20_8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6" style:family="graphic" style:parent-style-name="預設_5f_1">
      <style:graphic-properties draw:stroke="solid" svg:stroke-width="0.053cm" svg:stroke-color="#000000" draw:marker-end="線條箭頭_20_8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7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138" style:family="graphic" style:parent-style-name="預設_5f_1">
      <style:graphic-properties draw:stroke="solid" svg:stroke-width="0.053cm" svg:stroke-color="#ce181e" svg:stroke-opacity="100%" draw:stroke-linejoin="miter" draw:fill="solid" draw:fill-color="#f37b70" draw:textarea-horizontal-align="left" draw:textarea-vertical-align="middle" draw:auto-grow-height="false" fo:min-height="6.24cm" fo:min-width="1.101cm" fo:padding-top="0.13cm" fo:padding-bottom="0.13cm" fo:padding-left="0.25cm" fo:padding-right="0.25cm" fo:wrap-option="no-wrap" draw:shadow-color="#808080"/>
    </style:style>
    <style:style style:name="gr139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667cm" fo:min-width="2.935cm" fo:padding-top="0.169cm" fo:padding-bottom="0.125cm" fo:padding-left="0.25cm" fo:padding-right="0.25cm" fo:wrap-option="wrap" draw:shadow-color="#808080"/>
    </style:style>
    <style:style style:name="gr140" style:family="graphic" style:parent-style-name="預設_5f_1">
      <style:graphic-properties draw:stroke="solid" svg:stroke-width="0.053cm" svg:stroke-color="#000000" draw:marker-end="線條箭頭_20_8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1" style:family="graphic" style:parent-style-name="預設_5f_1">
      <style:graphic-properties draw:stroke="solid" svg:stroke-width="0.053cm" svg:stroke-color="#000000" draw:marker-end="線條箭頭_20_8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2" style:family="graphic" style:parent-style-name="預設_5f_1">
      <style:graphic-properties draw:stroke="solid" svg:stroke-width="0.053cm" svg:stroke-color="#000000" draw:marker-end="線條箭頭_20_9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3" style:family="graphic" style:parent-style-name="預設_5f_1">
      <style:graphic-properties draw:stroke="solid" svg:stroke-width="0.053cm" svg:stroke-color="#000000" draw:marker-end="線條箭頭_20_9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4" style:family="graphic" style:parent-style-name="預設_5f_1">
      <style:graphic-properties draw:stroke="solid" svg:stroke-width="0.053cm" svg:stroke-color="#000000" draw:marker-end="線條箭頭_20_9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5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481cm" fo:min-width="0.799cm" fo:padding-top="0.13cm" fo:padding-bottom="0.13cm" fo:padding-left="0.25cm" fo:padding-right="0.25cm" fo:wrap-option="no-wrap" draw:shadow-color="#808080"/>
    </style:style>
    <style:style style:name="gr146" style:family="graphic" style:parent-style-name="預設_5f_1">
      <style:graphic-properties draw:stroke="solid" svg:stroke-width="0.053cm" svg:stroke-color="#000000" draw:marker-end="線條箭頭_20_9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7" style:family="graphic" style:parent-style-name="預設_5f_1">
      <style:graphic-properties draw:stroke="solid" svg:stroke-width="0.053cm" svg:stroke-color="#000000" draw:marker-end="線條箭頭_20_9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48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5cm" fo:min-width="0.366cm" fo:padding-top="0.13cm" fo:padding-bottom="0.13cm" fo:padding-left="0.25cm" fo:padding-right="0.25cm" fo:wrap-option="no-wrap" draw:shadow-color="#808080"/>
    </style:style>
    <style:style style:name="gr149" style:family="graphic" style:parent-style-name="預設_5f_1">
      <style:graphic-properties draw:stroke="solid" svg:stroke-width="0.053cm" svg:stroke-color="#000000" draw:marker-end="線條箭頭_20_9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0" style:family="graphic" style:parent-style-name="預設_5f_1">
      <style:graphic-properties draw:stroke="solid" svg:stroke-width="0.053cm" svg:stroke-color="#000000" draw:marker-end="線條箭頭_20_9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預設_5f_1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163cm" fo:min-width="0.241cm" fo:padding-top="0.13cm" fo:padding-bottom="0.13cm" fo:padding-left="0.25cm" fo:padding-right="0.25cm" fo:wrap-option="no-wrap" draw:shadow-color="#808080"/>
    </style:style>
    <style:style style:name="gr152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164cm" fo:min-width="0.242cm" fo:padding-top="0.13cm" fo:padding-bottom="0.13cm" fo:padding-left="0.25cm" fo:padding-right="0.25cm" fo:wrap-option="no-wrap" draw:shadow-color="#808080"/>
    </style:style>
    <style:style style:name="gr153" style:family="graphic" style:parent-style-name="預設_5f_1">
      <style:graphic-properties draw:stroke="solid" svg:stroke-width="0.035cm" svg:stroke-color="#407927" svg:stroke-opacity="100%" draw:stroke-linejoin="miter" draw:fill="solid" draw:fill-color="#62a73b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預設_5f_1">
      <style:graphic-properties draw:stroke="solid" svg:stroke-width="0.053cm" svg:stroke-color="#000000" draw:marker-end="線條箭頭_20_9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42cm" fo:padding-top="0.125cm" fo:padding-bottom="0.125cm" fo:padding-left="0.25cm" fo:padding-right="0.25cm" fo:wrap-option="no-wrap" draw:shadow-color="#808080"/>
    </style:style>
    <style:style style:name="gr15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29cm" fo:padding-top="0.125cm" fo:padding-bottom="0.125cm" fo:padding-left="0.25cm" fo:padding-right="0.25cm" fo:wrap-option="no-wrap" draw:shadow-color="#808080"/>
    </style:style>
    <style:style style:name="gr157" style:family="graphic" style:parent-style-name="預設_5f_1">
      <style:graphic-properties draw:stroke="solid" svg:stroke-width="0.053cm" svg:stroke-color="#000000" draw:marker-end="線條箭頭_20_9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24cm" fo:padding-top="0.125cm" fo:padding-bottom="0.125cm" fo:padding-left="0.25cm" fo:padding-right="0.25cm" fo:wrap-option="no-wrap" draw:shadow-color="#808080"/>
    </style:style>
    <style:style style:name="gr159" style:family="graphic" style:parent-style-name="預設_5f_1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164cm" fo:min-width="0.241cm" fo:padding-top="0.13cm" fo:padding-bottom="0.13cm" fo:padding-left="0.25cm" fo:padding-right="0.25cm" fo:wrap-option="no-wrap" draw:shadow-color="#808080"/>
    </style:style>
    <style:style style:name="gr16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3.654cm" fo:padding-top="0.125cm" fo:padding-bottom="0.125cm" fo:padding-left="0.25cm" fo:padding-right="0.25cm" fo:wrap-option="no-wrap" draw:shadow-color="#808080"/>
    </style:style>
    <style:style style:name="gr16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16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16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164" style:family="graphic" style:parent-style-name="預設_5f_1">
      <style:graphic-properties draw:stroke="solid" svg:stroke-width="0.035cm" svg:stroke-color="#407927" svg:stroke-opacity="100%" draw:stroke-linejoin="miter" draw:fill="solid" draw:fill-color="#62a73b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16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1cm" fo:min-width="2.9cm" fo:padding-top="0.125cm" fo:padding-bottom="0.125cm" fo:padding-left="0.25cm" fo:padding-right="0.25cm" fo:wrap-option="wrap" draw:shadow-color="#808080"/>
    </style:style>
    <style:style style:name="gr16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59cm" fo:padding-top="0.125cm" fo:padding-bottom="0.125cm" fo:padding-left="0.25cm" fo:padding-right="0.25cm" fo:wrap-option="no-wrap" draw:shadow-color="#808080"/>
    </style:style>
    <style:style style:name="gr168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09cm" fo:min-width="6.623cm"/>
    </style:style>
    <style:style style:name="gr16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955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993cm"/>
    </style:style>
    <style:style style:name="gr17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896cm" fo:padding-top="0.125cm" fo:padding-bottom="0.125cm" fo:padding-left="0.25cm" fo:padding-right="0.25cm" fo:wrap-option="wrap" draw:shadow-color="#808080"/>
    </style:style>
    <style:style style:name="gr17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17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17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17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17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915cm" fo:padding-top="0.125cm" fo:padding-bottom="0.125cm" fo:padding-left="0.25cm" fo:padding-right="0.25cm" fo:wrap-option="no-wrap" draw:shadow-color="#808080"/>
    </style:style>
    <style:style style:name="gr17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17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18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18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8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3.575cm" fo:padding-top="0.125cm" fo:padding-bottom="0.125cm" fo:padding-left="0.25cm" fo:padding-right="0.25cm" fo:wrap-option="no-wrap" draw:shadow-color="#808080"/>
    </style:style>
    <style:style style:name="gr18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72cm" fo:padding-top="0.125cm" fo:padding-bottom="0.125cm" fo:padding-left="0.25cm" fo:padding-right="0.25cm" fo:wrap-option="no-wrap" draw:shadow-color="#808080"/>
    </style:style>
    <style:style style:name="gr18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8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18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796cm" fo:padding-top="0.125cm" fo:padding-bottom="0.125cm" fo:padding-left="0.25cm" fo:padding-right="0.25cm" fo:wrap-option="no-wrap" draw:shadow-color="#808080"/>
    </style:style>
    <style:style style:name="gr18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8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8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9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191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09cm" fo:min-width="6.403cm"/>
    </style:style>
    <style:style style:name="gr19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3.654cm" fo:padding-top="0.125cm" fo:padding-bottom="0.125cm" fo:padding-left="0.25cm" fo:padding-right="0.25cm" fo:wrap-option="no-wrap" draw:shadow-color="#808080"/>
    </style:style>
    <style:style style:name="gr19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19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195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1cm" fo:min-width="2.9cm" fo:padding-top="0.125cm" fo:padding-bottom="0.125cm" fo:padding-left="0.25cm" fo:padding-right="0.25cm" fo:wrap-option="wrap" draw:shadow-color="#808080"/>
    </style:style>
    <style:style style:name="gr196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197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198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199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00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01" style:family="graphic" style:parent-style-name="objectwithoutfill">
      <style:graphic-properties svg:stroke-width="0.053cm" draw:marker-start-width="0.279cm" draw:marker-end="Arrow" draw:marker-end-width="0.184cm" draw:fill="none" draw:textarea-vertical-align="middle" fo:padding-top="0.151cm" fo:padding-bottom="0.151cm" fo:padding-left="0.276cm" fo:padding-right="0.276cm"/>
    </style:style>
    <style:style style:name="gr202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cm" fo:min-width="4.5cm" fo:padding-top="0.13cm" fo:padding-bottom="0.13cm" fo:padding-left="0.25cm" fo:padding-right="0.25cm" fo:wrap-option="no-wrap" draw:shadow-color="#808080"/>
    </style:style>
    <style:style style:name="gr203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cm" fo:min-width="4cm" fo:padding-top="0.13cm" fo:padding-bottom="0.13cm" fo:padding-left="0.25cm" fo:padding-right="0.25cm" fo:wrap-option="no-wrap" draw:shadow-color="#808080"/>
    </style:style>
    <style:style style:name="gr204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cm" fo:min-width="3.5cm" fo:padding-top="0.13cm" fo:padding-bottom="0.13cm" fo:padding-left="0.25cm" fo:padding-right="0.25cm" fo:wrap-option="no-wrap" draw:shadow-color="#808080"/>
    </style:style>
    <style:style style:name="gr205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cm" fo:min-width="3cm" fo:padding-top="0.13cm" fo:padding-bottom="0.13cm" fo:padding-left="0.25cm" fo:padding-right="0.25cm" fo:wrap-option="no-wrap" draw:shadow-color="#808080"/>
    </style:style>
    <style:style style:name="gr206" style:family="graphic" style:parent-style-name="預設_5f_1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cm" fo:min-width="2.5cm" fo:padding-top="0.13cm" fo:padding-bottom="0.13cm" fo:padding-left="0.25cm" fo:padding-right="0.25cm" fo:wrap-option="no-wrap" draw:shadow-color="#808080"/>
    </style:style>
    <style:style style:name="gr20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896cm" fo:padding-top="0.125cm" fo:padding-bottom="0.125cm" fo:padding-left="0.25cm" fo:padding-right="0.25cm" fo:wrap-option="wrap" draw:shadow-color="#808080"/>
    </style:style>
    <style:style style:name="gr20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20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1.096cm" fo:padding-top="0.125cm" fo:padding-bottom="0.125cm" fo:padding-left="0.25cm" fo:padding-right="0.25cm" fo:wrap-option="wrap" draw:shadow-color="#808080"/>
    </style:style>
    <style:style style:name="gr21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21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096cm" fo:padding-top="0.125cm" fo:padding-bottom="0.125cm" fo:padding-left="0.25cm" fo:padding-right="0.25cm" fo:wrap-option="wrap" draw:shadow-color="#808080"/>
    </style:style>
    <style:style style:name="gr212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cm" fo:min-width="4cm" fo:padding-top="0.13cm" fo:padding-bottom="0.13cm" fo:padding-left="0.25cm" fo:padding-right="0.25cm" fo:wrap-option="no-wrap" draw:shadow-color="#808080"/>
    </style:style>
    <style:style style:name="gr213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cm" fo:min-width="3.5cm" fo:padding-top="0.13cm" fo:padding-bottom="0.13cm" fo:padding-left="0.25cm" fo:padding-right="0.25cm" fo:wrap-option="no-wrap" draw:shadow-color="#808080"/>
    </style:style>
    <style:style style:name="gr214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cm" fo:min-width="3cm" fo:padding-top="0.13cm" fo:padding-bottom="0.13cm" fo:padding-left="0.25cm" fo:padding-right="0.25cm" fo:wrap-option="no-wrap" draw:shadow-color="#808080"/>
    </style:style>
    <style:style style:name="gr215" style:family="graphic" style:parent-style-name="預設_5f_1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cm" fo:min-width="2.5cm" fo:padding-top="0.13cm" fo:padding-bottom="0.13cm" fo:padding-left="0.25cm" fo:padding-right="0.25cm" fo:wrap-option="no-wrap" draw:shadow-color="#808080"/>
    </style:style>
    <style:style style:name="gr21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915cm" fo:padding-top="0.125cm" fo:padding-bottom="0.125cm" fo:padding-left="0.25cm" fo:padding-right="0.25cm" fo:wrap-option="no-wrap" draw:shadow-color="#808080"/>
    </style:style>
    <style:style style:name="gr21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1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1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2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2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3.575cm" fo:padding-top="0.125cm" fo:padding-bottom="0.125cm" fo:padding-left="0.25cm" fo:padding-right="0.25cm" fo:wrap-option="no-wrap" draw:shadow-color="#808080"/>
    </style:style>
    <style:style style:name="gr22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72cm" fo:padding-top="0.125cm" fo:padding-bottom="0.125cm" fo:padding-left="0.25cm" fo:padding-right="0.25cm" fo:wrap-option="no-wrap" draw:shadow-color="#808080"/>
    </style:style>
    <style:style style:name="gr223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2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25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cm" fo:min-width="4cm" fo:padding-top="0.13cm" fo:padding-bottom="0.13cm" fo:padding-left="0.25cm" fo:padding-right="0.25cm" fo:wrap-option="no-wrap" draw:shadow-color="#808080"/>
    </style:style>
    <style:style style:name="gr226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cm" fo:min-width="3.5cm" fo:padding-top="0.13cm" fo:padding-bottom="0.13cm" fo:padding-left="0.25cm" fo:padding-right="0.25cm" fo:wrap-option="no-wrap" draw:shadow-color="#808080"/>
    </style:style>
    <style:style style:name="gr227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cm" fo:min-width="3cm" fo:padding-top="0.13cm" fo:padding-bottom="0.13cm" fo:padding-left="0.25cm" fo:padding-right="0.25cm" fo:wrap-option="no-wrap" draw:shadow-color="#808080"/>
    </style:style>
    <style:style style:name="gr228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cm" fo:min-width="2.5cm" fo:padding-top="0.13cm" fo:padding-bottom="0.13cm" fo:padding-left="0.25cm" fo:padding-right="0.25cm" fo:wrap-option="no-wrap" draw:shadow-color="#808080"/>
    </style:style>
    <style:style style:name="gr22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8cm" fo:min-width="0.796cm" fo:padding-top="0.125cm" fo:padding-bottom="0.125cm" fo:padding-left="0.25cm" fo:padding-right="0.25cm" fo:wrap-option="no-wrap" draw:shadow-color="#808080"/>
    </style:style>
    <style:style style:name="gr23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2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3" style:family="graphic" style:parent-style-name="預設_5f_1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cm" fo:min-width="2cm" fo:padding-top="0.13cm" fo:padding-bottom="0.13cm" fo:padding-left="0.25cm" fo:padding-right="0.25cm" fo:wrap-option="no-wrap" draw:shadow-color="#808080"/>
    </style:style>
    <style:style style:name="gr234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35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667cm" fo:min-width="2.935cm" fo:padding-top="0.169cm" fo:padding-bottom="0.125cm" fo:padding-left="0.25cm" fo:padding-right="0.25cm" fo:wrap-option="wrap" draw:shadow-color="#808080"/>
    </style:style>
    <style:style style:name="gr23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42cm" fo:padding-top="0.125cm" fo:padding-bottom="0.125cm" fo:padding-left="0.25cm" fo:padding-right="0.25cm" fo:wrap-option="no-wrap" draw:shadow-color="#808080"/>
    </style:style>
    <style:style style:name="gr23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29cm" fo:padding-top="0.125cm" fo:padding-bottom="0.125cm" fo:padding-left="0.25cm" fo:padding-right="0.25cm" fo:wrap-option="no-wrap" draw:shadow-color="#808080"/>
    </style:style>
    <style:style style:name="gr23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524cm" fo:padding-top="0.125cm" fo:padding-bottom="0.125cm" fo:padding-left="0.25cm" fo:padding-right="0.25cm" fo:wrap-option="no-wrap" draw:shadow-color="#808080"/>
    </style:style>
    <style:style style:name="gr23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919cm" fo:min-width="1.259cm" fo:padding-top="0.125cm" fo:padding-bottom="0.125cm" fo:padding-left="0.25cm" fo:padding-right="0.25cm" fo:wrap-option="no-wrap" draw:shadow-color="#808080"/>
    </style:style>
    <style:style style:name="gr240" style:family="graphic" style:parent-style-name="預設_5f_1">
      <style:graphic-properties draw:stroke="none" draw:fill="solid" draw:fill-color="#1b75bc" draw:textarea-horizontal-align="left" draw:textarea-vertical-align="middle" draw:auto-grow-height="false" fo:min-height="1.288cm" fo:min-width="0.387cm" fo:padding-top="0.13cm" fo:padding-bottom="0.13cm" fo:padding-left="0.25cm" fo:padding-right="0.25cm" fo:wrap-option="no-wrap" draw:shadow-color="#808080"/>
    </style:style>
    <style:style style:name="gr241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2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3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4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5" style:family="graphic" style:parent-style-name="預設_5f_1" style:list-style-name="L2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46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3.654cm" fo:padding-top="0.125cm" fo:padding-bottom="0.125cm" fo:padding-left="0.25cm" fo:padding-right="0.25cm" fo:wrap-option="no-wrap" draw:shadow-color="#808080"/>
    </style:style>
    <style:style style:name="gr247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48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49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250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251" style:family="graphic" style:parent-style-name="預設_5f_1" style:list-style-name="L2">
      <style:graphic-properties draw:stroke="none" draw:fill="none" draw:fill-color="#ffffff" draw:textarea-horizontal-align="justify" draw:textarea-vertical-align="top" draw:auto-grow-height="false" fo:min-height="0.721cm" fo:min-width="2.9cm" fo:padding-top="0.125cm" fo:padding-bottom="0.125cm" fo:padding-left="0.25cm" fo:padding-right="0.25cm" fo:wrap-option="wrap" draw:shadow-color="#808080"/>
    </style:style>
    <style:style style:name="pr1" style:family="presentation" style:parent-style-name="Master1-Layout7-blank-空白-notes">
      <style:graphic-properties draw:fill-color="#ffffff" fo:min-height="13.364cm"/>
    </style:style>
    <style:style style:name="pr2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題名7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題名7-notes">
      <style:graphic-properties draw:fill-color="#ffffff" fo:min-height="13.364cm"/>
    </style:style>
    <style:style style:name="co1" style:family="table-column">
      <style:table-column-properties style:column-width="1.611cm" style:use-optimal-column-width="false"/>
    </style:style>
    <style:style style:name="co2" style:family="table-column">
      <style:table-column-properties style:column-width="12.888cm" style:use-optimal-column-width="false"/>
    </style:style>
    <style:style style:name="co3" style:family="table-column">
      <style:table-column-properties style:column-width="1.612cm" style:use-optimal-column-width="false"/>
    </style:style>
    <style:style style:name="ro1" style:family="table-row">
      <style:table-row-properties style:row-height="1.5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1" fo:font-size="18pt" fo:font-weight="normal" style:font-size-asian="18pt" style:font-weight-asian="normal" style:font-size-complex="18pt" style:font-weight-complex="normal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  <style:text-properties style:font-name="Noto Sans CJK TC1" style:font-name-asian="Noto Sans CJK TC1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Sans CJK TC1" style:font-name-asian="Noto Sans CJK TC1"/>
    </style:style>
    <style:style style:name="P8" style:family="paragraph">
      <loext:graphic-properties draw:fill="solid" draw:fill-color="#0070c0" draw:opacity="100%"/>
      <style:paragraph-properties style:writing-mode="lr-tb" style:font-independent-line-spacing="true"/>
    </style:style>
    <style:style style:name="P9" style:family="paragraph">
      <loext:graphic-properties draw:fill="solid" draw:fill-color="#ff0000" draw:opacity="42%"/>
      <style:paragraph-properties style:writing-mode="lr-tb" style:font-independent-line-spacing="true"/>
      <style:text-properties style:font-name="Noto Sans CJK TC1" style:font-name-asian="Noto Sans CJK TC1"/>
    </style:style>
    <style:style style:name="P10" style:family="paragraph">
      <loext:graphic-properties draw:fill-color="#ffffff"/>
    </style:style>
    <style:style style:name="P11" style:family="paragraph">
      <style:paragraph-properties fo:text-align="center" style:writing-mode="lr-tb"/>
      <style:text-properties fo:color="#000000" style:font-name="Noto Sans CJK TC1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 style:writing-mode="lr-tb"/>
      <style:text-properties fo:color="#000000" style:font-name="Noto Sans CJK TC1"/>
    </style:style>
    <style:style style:name="P13" style:family="paragraph">
      <loext:graphic-properties draw:fill="solid" draw:fill-color="#ffffff" draw:opacity="100%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9" style:family="paragraph">
      <loext:graphic-properties draw:fill="solid" draw:fill-color="#65c295"/>
      <style:paragraph-properties style:writing-mode="lr-tb" style:font-independent-line-spacing="true"/>
    </style:style>
    <style:style style:name="P20" style:family="paragraph">
      <loext:graphic-properties draw:fill="solid" draw:fill-color="#39b6ff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ffffff"/>
      <style:paragraph-properties style:writing-mode="lr-tb" style:font-independent-line-spacing="true"/>
    </style:style>
    <style:style style:name="P23" style:family="paragraph">
      <loext:graphic-properties draw:fill="solid" draw:fill-color="#1b75bc"/>
      <style:paragraph-properties style:writing-mode="lr-tb" style:font-independent-line-spacing="true"/>
    </style:style>
    <style:style style:name="P24" style:family="paragraph">
      <style:paragraph-properties fo:margin-left="0cm" fo:margin-right="0cm" fo:line-height="121%" fo:text-indent="0cm" style:line-break="strict"/>
    </style:style>
    <style:style style:name="P25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  <style:text-properties style:font-name="Noto Sans CJK TC1"/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  <style:text-properties style:font-name="Noto Sans CJK TC Medium"/>
    </style:style>
    <style:style style:name="P29" style:family="paragraph">
      <loext:graphic-properties draw:fill="solid" draw:fill-color="#cccccc"/>
      <style:paragraph-properties style:writing-mode="lr-tb" style:font-independent-line-spacing="true"/>
    </style:style>
    <style:style style:name="P30" style:family="paragraph">
      <loext:graphic-properties draw:fill="solid" draw:fill-color="#f37b70"/>
      <style:paragraph-properties style:writing-mode="lr-tb" style:font-independent-line-spacing="true"/>
    </style:style>
    <style:style style:name="P31" style:family="paragraph">
      <loext:graphic-properties draw:fill="solid" draw:fill-color="#f58220"/>
      <style:paragraph-properties style:writing-mode="lr-tb" style:font-independent-line-spacing="true"/>
    </style:style>
    <style:style style:name="P32" style:family="paragraph">
      <style:paragraph-properties fo:margin-left="0cm" fo:margin-right="0cm" fo:line-height="121%" fo:text-align="center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line-height="121%" fo:text-align="center" fo:text-indent="0cm" style:line-break="strict" style:writing-mode="lr-tb" style:font-independent-line-spacing="true"/>
      <style:text-properties style:font-name="Noto Sans CJK TC Black" fo:font-weight="normal" style:font-weight-asian="normal" style:font-weight-complex="normal"/>
    </style:style>
    <style:style style:name="P34" style:family="paragraph">
      <style:paragraph-properties fo:margin-left="0cm" fo:margin-right="0cm" fo:line-height="93%" fo:text-align="center" fo:text-indent="0cm" style:line-break="strict"/>
    </style:style>
    <style:style style:name="P3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6" style:family="paragraph">
      <loext:graphic-properties draw:fill="solid" draw:fill-color="#62a73b"/>
      <style:paragraph-properties style:writing-mode="lr-tb" style:font-independent-line-spacing="true"/>
    </style:style>
    <style:style style:name="P37" style:family="paragraph">
      <loext:graphic-properties draw:fill="none" draw:fill-color="#ffffff"/>
      <style:text-properties fo:color="#0066b3" style:font-name="Noto Sans CJK TC1" fo:font-weight="bold" style:font-weight-asian="bold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 draw:fill-color="#ffffff"/>
      <style:text-properties style:font-name="Noto Sans CJK TC Bold"/>
    </style:style>
    <style:style style:name="P41" style:family="paragraph">
      <loext:graphic-properties draw:fill-color="#ffffff"/>
      <style:text-properties style:font-size-asian="12pt"/>
    </style:style>
    <style:style style:name="P42" style:family="paragraph">
      <loext:graphic-properties draw:fill="none" draw:fill-color="#ffffff"/>
      <style:paragraph-properties fo:margin-left="0cm" fo:margin-right="0cm" fo:line-height="121%" fo:text-align="center" fo:text-indent="0cm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margin-left="0cm" fo:margin-right="0cm" fo:line-height="121%" fo:text-align="center" fo:text-indent="0cm" style:line-break="strict" style:writing-mode="lr-tb" style:font-independent-line-spacing="true"/>
      <style:text-properties style:font-name="Noto Sans CJK TC1"/>
    </style:style>
    <style:style style:name="P44" style:family="paragraph">
      <loext:graphic-properties draw:fill="none" draw:fill-color="#ffffff"/>
      <style:paragraph-properties fo:margin-left="0cm" fo:margin-right="0cm" fo:line-height="121%" fo:text-align="center" fo:text-indent="0cm" style:line-break="strict" style:writing-mode="lr-tb" style:font-independent-line-spacing="true"/>
      <style:text-properties style:font-name="Noto Sans CJK TC Mediu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Noto Sans CJK TC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1" style:font-size-asian="16pt" style:language-asian="zh" style:country-asian="TW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Noto Sans CJK TC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1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CJK TC1" fo:font-size="12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1" style:font-size-asian="12pt" style:language-asian="zh" style:country-asian="TW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CJK TC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1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font-name="Noto Sans CJK TC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Noto Sans CJK TC1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4472c4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4472c4" style:text-line-through-style="none" style:text-line-through-type="none" style:text-position="0% 100%" style:font-name="Noto Sans CJK TC1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1" style:font-size-asian="18pt" style:language-asian="zh" style:country-asian="TW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4472c4" style:text-line-through-style="none" style:text-line-through-type="none" style:text-position="0% 100%" style:font-name="Noto Sans CJK TC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1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-25% 67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1" style:font-size-asian="14pt" style:font-style-asian="normal" style:font-weight-asian="normal" style:font-name-complex="Noto Sans CJK TC" style:font-size-complex="14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Liberation Sans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Noto Sans CJK TC" style:font-size-asian="18pt" style:language-asian="zh" style:country-asian="TW" style:font-style-asian="normal" style:font-weight-asian="normal" style:font-name-complex="Noto Sans CJK TC" style:font-size-complex="18pt" style:font-style-complex="normal" style:font-weight-complex="normal"/>
    </style:style>
    <style:style style:name="T21" style:family="text">
      <style:text-properties fo:font-variant="normal" fo:text-transform="none" fo:color="#f5822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/>
    </style:style>
    <style:style style:name="T22" style:family="text">
      <style:text-properties fo:color="#ffffff" style:font-name="Noto Sans CJK TC"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fo:color="#ffffff" style:font-name="Noto Sans CJK TC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ffffff" style:font-name="Noto Sans CJK TC Medium" fo:language="en" fo:country="US" fo:font-weight="bold" style:language-asian="en" style:country-asian="US" style:font-weight-asian="bold" style:language-complex="en" style:country-complex="US" style:font-weight-complex="bold"/>
    </style:style>
    <style:style style:name="T25" style:family="text">
      <style:text-properties fo:color="#000000" style:font-name="Noto Sans CJK TC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6" style:family="text">
      <style:text-properties fo:color="#000000" style:font-name="Noto Sans CJK TC" fo:language="en" fo:country="US" style:language-asian="en" style:country-asian="US" style:language-complex="en" style:country-complex="US"/>
    </style:style>
    <style:style style:name="T27" style:family="text">
      <style:text-properties fo:color="#f58220" style:font-name="Noto Sans CJK TC"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color="#ffffff" style:font-name="Noto Sans CJK TC Black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9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fo:color="#000000" style:font-name="Noto Sans CJK TC1" fo:font-size="14pt" fo:language="en" fo:country="US" style:font-size-asian="14pt" style:language-asian="en" style:country-asian="US" style:font-size-complex="14pt" style:language-complex="en" style:country-complex="US"/>
    </style:style>
    <style:style style:name="T31" style:family="text">
      <style:text-properties fo:color="#000000" style:font-name="Noto Sans CJK TC" fo:font-size="14pt" fo:language="en" fo:country="US" style:font-size-asian="14pt" style:language-asian="en" style:country-asian="US" style:font-size-complex="14pt" style:language-complex="en" style:country-complex="US"/>
    </style:style>
    <style:style style:name="T32" style:family="text">
      <style:text-properties fo:color="#009353" style:font-name="Noto Sans CJK TC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fo:color="#0066b3" style:font-name="Noto Sans CJK TC1" fo:font-weight="bold" style:font-weight-asian="bold" style:font-weight-complex="bold"/>
    </style:style>
    <style:style style:name="T34" style:family="text">
      <style:text-properties style:font-name="Noto Sans CJK TC Bold" fo:font-size="20pt" style:font-size-asian="20pt" style:font-size-complex="20pt"/>
    </style:style>
    <style:style style:name="T35" style:family="text">
      <style:text-properties fo:color="#ffffff" style:font-name="Noto Sans CJK TC Black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Slide9" draw:style-name="dp1" draw:master-page-name="Master1-Layout7-blank-空白" presentation:presentation-page-layout-name="AL1T13">
        <draw:frame draw:name="圖片 4" draw:style-name="gr1" draw:text-style-name="P1" draw:layer="layout" svg:width="30.215cm" svg:height="13.202cm" svg:x="1.826cm" svg:y="3.14cm">
          <draw:image xlink:href="Pictures/10000201000005BB00000281057E442633EC0CCE.png" xlink:type="simple" xlink:show="embed" xlink:actuate="onLoad" loext:mime-type="image/png">
            <text:p/>
          </draw:image>
        </draw:frame>
        <draw:custom-shape draw:name="橢圓 5" draw:style-name="gr2" draw:text-style-name="P2" draw:layer="layout" svg:width="0.623cm" svg:height="0.623cm" svg:x="6.853cm" svg:y="7.45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橢圓 6" draw:style-name="gr2" draw:text-style-name="P2" xml:id="id1" draw:id="id1" draw:layer="layout" svg:width="0.623cm" svg:height="0.623cm" svg:x="12.166cm" svg:y="7.37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手繪多邊形: 圖案 7" draw:style-name="gr3" draw:text-style-name="P2" draw:layer="layout" svg:width="0.233cm" svg:height="1.323cm" svg:x="7.25cm" svg:y="8.043cm">
          <text:p/>
          <draw:enhanced-geometry svg:viewBox="0 0 84014 476250" draw:text-areas="?f39 ?f41 ?f40 ?f42" draw:glue-points="?f43 ?f44 ?f45 ?f46 ?f47 ?f48 ?f49 ?f50" draw:type="non-primitive" draw:enhanced-path="M ?f3 ?f0 C ?f4 ?f5 ?f6 ?f7 ?f8 ?f9 ?f10 ?f11 ?f7 ?f12 ?f13 ?f14 ?f15 ?f16 ?f17 ?f18 ?f0 ?f2 N">
            <draw:equation draw:name="f0" draw:formula="0"/>
            <draw:equation draw:name="f1" draw:formula="84014"/>
            <draw:equation draw:name="f2" draw:formula="476250"/>
            <draw:equation draw:name="f3" draw:formula="14288"/>
            <draw:equation draw:name="f4" draw:formula="32544"/>
            <draw:equation draw:name="f5" draw:formula="45641"/>
            <draw:equation draw:name="f6" draw:formula="50801"/>
            <draw:equation draw:name="f7" draw:formula="91282"/>
            <draw:equation draw:name="f8" draw:formula="61913"/>
            <draw:equation draw:name="f9" draw:formula="147638"/>
            <draw:equation draw:name="f10" draw:formula="73025"/>
            <draw:equation draw:name="f11" draw:formula="203994"/>
            <draw:equation draw:name="f12" draw:formula="283369"/>
            <draw:equation draw:name="f13" draw:formula="80963"/>
            <draw:equation draw:name="f14" draw:formula="338138"/>
            <draw:equation draw:name="f15" draw:formula="70644"/>
            <draw:equation draw:name="f16" draw:formula="392907"/>
            <draw:equation draw:name="f17" draw:formula="35322"/>
            <draw:equation draw:name="f18" draw:formula="434578"/>
            <draw:equation draw:name="f19" draw:formula="?f2 - ?f0"/>
            <draw:equation draw:name="f20" draw:formula="?f1 - ?f0"/>
            <draw:equation draw:name="f21" draw:formula="?f20 / 84014"/>
            <draw:equation draw:name="f22" draw:formula="?f19 / 476250"/>
            <draw:equation draw:name="f23" draw:formula="14288 * ?f20"/>
            <draw:equation draw:name="f24" draw:formula="0 * ?f19"/>
            <draw:equation draw:name="f25" draw:formula="61913 * ?f20"/>
            <draw:equation draw:name="f26" draw:formula="147638 * ?f19"/>
            <draw:equation draw:name="f27" draw:formula="80963 * ?f20"/>
            <draw:equation draw:name="f28" draw:formula="338138 * ?f19"/>
            <draw:equation draw:name="f29" draw:formula="0 * ?f20"/>
            <draw:equation draw:name="f30" draw:formula="476250 * ?f19"/>
            <draw:equation draw:name="f31" draw:formula="?f23 / 84014"/>
            <draw:equation draw:name="f32" draw:formula="?f24 / 476250"/>
            <draw:equation draw:name="f33" draw:formula="?f25 / 84014"/>
            <draw:equation draw:name="f34" draw:formula="?f26 / 476250"/>
            <draw:equation draw:name="f35" draw:formula="?f27 / 84014"/>
            <draw:equation draw:name="f36" draw:formula="?f28 / 476250"/>
            <draw:equation draw:name="f37" draw:formula="?f29 / 84014"/>
            <draw:equation draw:name="f38" draw:formula="?f30 / 476250"/>
            <draw:equation draw:name="f39" draw:formula="?f0 / ?f21"/>
            <draw:equation draw:name="f40" draw:formula="?f1 / ?f21"/>
            <draw:equation draw:name="f41" draw:formula="?f0 / ?f22"/>
            <draw:equation draw:name="f42" draw:formula="?f2 / ?f22"/>
            <draw:equation draw:name="f43" draw:formula="?f31 / ?f21"/>
            <draw:equation draw:name="f44" draw:formula="?f32 / ?f22"/>
            <draw:equation draw:name="f45" draw:formula="?f33 / ?f21"/>
            <draw:equation draw:name="f46" draw:formula="?f34 / ?f22"/>
            <draw:equation draw:name="f47" draw:formula="?f35 / ?f21"/>
            <draw:equation draw:name="f48" draw:formula="?f36 / ?f22"/>
            <draw:equation draw:name="f49" draw:formula="?f37 / ?f21"/>
            <draw:equation draw:name="f50" draw:formula="?f38 / ?f22"/>
          </draw:enhanced-geometry>
        </draw:custom-shape>
        <draw:connector draw:name="直線接點 10" draw:style-name="gr4" draw:text-style-name="P1" draw:layer="layout" draw:type="line" svg:x1="6.681cm" svg:y1="9.741cm" svg:x2="7.25cm" svg:y2="9.741cm" svg:d="M6681 9741h569" svg:viewBox="0 0 570 1">
          <text:p/>
        </draw:connector>
        <draw:connector draw:name="直線接點 14" draw:style-name="gr4" draw:text-style-name="P1" draw:layer="layout" draw:type="line" svg:x1="11.205cm" svg:y1="9.741cm" svg:x2="11.774cm" svg:y2="9.741cm" svg:d="M11205 9741h569" svg:viewBox="0 0 570 1">
          <text:p/>
        </draw:connector>
        <draw:connector draw:name="直線單箭頭接點 16" draw:style-name="gr5" draw:text-style-name="P1" draw:layer="layout" draw:type="line" svg:x1="12.477cm" svg:y1="7.996cm" svg:x2="11.668cm" svg:y2="9.366cm" draw:start-shape="id1" draw:start-glue-point="2" svg:d="M12477 7996l-809 1370" svg:viewBox="0 0 810 1371">
          <text:p/>
        </draw:connector>
        <draw:custom-shape draw:name="矩形 17" draw:style-name="gr6" draw:text-style-name="P2" draw:layer="layout" svg:width="27.263cm" svg:height="3.281cm" svg:x="4.572cm" svg:y="3.302cm">
          <text:p/>
          <draw:enhanced-geometry svg:viewBox="0 0 21600 21600" draw:type="non-primitive" draw:enhanced-path="M 0 0 L 21600 0 21600 21600 0 21600 Z N"/>
        </draw:custom-shape>
        <draw:frame draw:name="文字方塊 18" draw:style-name="gr7" draw:text-style-name="P4" draw:layer="layout" svg:width="5.038cm" svg:height="1.026cm" svg:x="26.416cm" svg:y="2.75cm">
          <draw:text-box>
            <text:p text:style-name="P3"><text:span text:style-name="T1">Backbone CNN</text:span></text:p>
          </draw:text-box>
        </draw:frame>
        <draw:frame draw:name="文字方塊 20" draw:style-name="gr8" draw:text-style-name="P6" draw:layer="layout" svg:width="5.073cm" svg:height="0.94cm" svg:x="1.826cm" svg:y="1.579cm">
          <draw:text-box>
            <text:p text:style-name="P5"><text:span text:style-name="T2">負責辨識影像中的</text:span></text:p>
          </draw:text-box>
        </draw:frame>
        <draw:frame draw:name="文字方塊 21" draw:style-name="gr9" draw:text-style-name="P7" draw:layer="layout" svg:width="2.917cm" svg:height="1.624cm" svg:x="6.715cm" svg:y="1.234cm">
          <draw:text-box>
            <text:p text:style-name="P3"><text:span text:style-name="T2">遠物</text:span></text:p>
            <text:p text:style-name="P3"><text:span text:style-name="T3">(</text:span><text:span text:style-name="T2">小物體</text:span><text:span text:style-name="T3">)</text:span></text:p>
          </draw:text-box>
        </draw:frame>
        <draw:frame draw:name="文字方塊 22" draw:style-name="gr9" draw:text-style-name="P6" draw:layer="layout" svg:width="2.917cm" svg:height="1.624cm" svg:x="28.797cm" svg:y="1.234cm">
          <draw:text-box>
            <text:p text:style-name="P3"><text:span text:style-name="T2">近物</text:span></text:p>
            <text:p text:style-name="P3"><text:span text:style-name="T3">(</text:span><text:span text:style-name="T2">大物體</text:span><text:span text:style-name="T3">)</text:span></text:p>
          </draw:text-box>
        </draw:frame>
        <draw:custom-shape draw:name="箭號: 向右 23" draw:style-name="gr10" draw:text-style-name="P8" draw:layer="layout" svg:width="19.44cm" svg:height="0.409cm" svg:x="9.495cm" svg:y="1.828cm">
          <text:p/>
          <draw:enhanced-geometry svg:viewBox="0 0 21600 21600" draw:text-areas="?f25 ?f12 ?f20 ?f13" draw:glue-points="?f11 ?f23 ?f11 ?f24" draw:type="non-primitive" draw:modifiers="20737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文字方塊 24" draw:style-name="gr11" draw:text-style-name="P9" draw:layer="layout" svg:width="10.689cm" svg:height="0.769cm" svg:x="11.954cm" svg:y="6.646cm">
          <draw:text-box>
            <text:p text:style-name="P3"><text:span text:style-name="T4">最重要的三路</text:span><text:span text:style-name="T5">(</text:span><text:span text:style-name="T4">尺寸最廣泛</text:span><text:span text:style-name="T5">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空白" presentation:presentation-page-layout-name="AL1T13">
        <draw:frame draw:name="表格 1" draw:style-name="standard" draw:layer="layout" svg:width="30.609cm" svg:height="1.57cm" svg:x="1.739cm" svg:y="5.28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6">0.5</text:span></text:p>
              </table:table-cell>
              <table:table-cell table:style-name="ce1">
                <text:p text:style-name="P11"><text:span text:style-name="T6">0.3</text:span></text:p>
              </table:table-cell>
              <table:table-cell table:style-name="ce1">
                <text:p text:style-name="P11"><text:span text:style-name="T6">0.2</text:span></text:p>
              </table:table-cell>
              <table:table-cell table:style-name="ce1">
                <text:p text:style-name="P11"><text:span text:style-name="T6">0.1</text:span></text:p>
              </table:table-cell>
              <table:table-cell/>
              <table:table-cell/>
              <table:table-cell/>
              <table:table-cell/>
              <table:table-cell>
                <text:list text:style-name="L1">
                  <text:list-header>
                    <text:p text:style-name="P12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圖片 2" draw:style-name="gr1" draw:text-style-name="P1" draw:layer="layout" svg:width="6.971cm" svg:height="7.022cm" svg:x="3.368cm" svg:y="10.224cm">
          <draw:image xlink:href="Pictures/100002010000019E000001A129A7443F518FFF02.png" xlink:type="simple" xlink:show="embed" xlink:actuate="onLoad" loext:mime-type="image/png">
            <text:p/>
          </draw:image>
        </draw:frame>
        <draw:frame draw:name="文字方塊 3" draw:style-name="gr13" draw:text-style-name="P2" draw:layer="layout" svg:width="1.67cm" svg:height="0.855cm" svg:x="1.739cm" svg:y="4.427cm">
          <draw:text-box>
            <text:p text:style-name="P5"><text:span text:style-name="T8">bb47</text:span></text:p>
          </draw:text-box>
        </draw:frame>
        <draw:frame draw:name="文字方塊 4" draw:style-name="gr13" draw:text-style-name="P2" draw:layer="layout" svg:width="1.67cm" svg:height="0.855cm" svg:x="3.374cm" svg:y="4.427cm">
          <draw:text-box>
            <text:p text:style-name="P5"><text:span text:style-name="T8">bb20</text:span></text:p>
          </draw:text-box>
        </draw:frame>
        <draw:frame draw:name="文字方塊 5" draw:style-name="gr13" draw:text-style-name="P2" draw:layer="layout" svg:width="1.67cm" svg:height="0.855cm" svg:x="5.009cm" svg:y="4.421cm">
          <draw:text-box>
            <text:p text:style-name="P5"><text:span text:style-name="T8">bb15</text:span></text:p>
          </draw:text-box>
        </draw:frame>
        <draw:frame draw:name="文字方塊 6" draw:style-name="gr14" draw:text-style-name="P2" draw:layer="layout" svg:width="1.395cm" svg:height="0.855cm" svg:x="6.62cm" svg:y="4.415cm">
          <draw:text-box>
            <text:p text:style-name="P5"><text:span text:style-name="T8">bb7</text:span></text:p>
          </draw:text-box>
        </draw:frame>
        <draw:frame draw:name="文字方塊 7" draw:style-name="gr14" draw:text-style-name="P2" draw:layer="layout" svg:width="1.395cm" svg:height="0.855cm" svg:x="25.934cm" svg:y="4.415cm">
          <draw:text-box>
            <text:p text:style-name="P5"><text:span text:style-name="T8">bb1</text:span></text:p>
          </draw:text-box>
        </draw:frame>
        <draw:frame draw:name="文字方塊 8" draw:style-name="gr14" draw:text-style-name="P2" draw:layer="layout" svg:width="1.395cm" svg:height="0.855cm" svg:x="27.545cm" svg:y="4.415cm">
          <draw:text-box>
            <text:p text:style-name="P5"><text:span text:style-name="T8">bb4</text:span></text:p>
          </draw:text-box>
        </draw:frame>
        <draw:frame draw:name="文字方塊 9" draw:style-name="gr14" draw:text-style-name="P2" draw:layer="layout" svg:width="1.395cm" svg:height="0.855cm" svg:x="29.157cm" svg:y="4.415cm">
          <draw:text-box>
            <text:p text:style-name="P5"><text:span text:style-name="T8">bb8</text:span></text:p>
          </draw:text-box>
        </draw:frame>
        <draw:frame draw:name="文字方塊 10" draw:style-name="gr13" draw:text-style-name="P2" draw:layer="layout" svg:width="1.67cm" svg:height="0.855cm" svg:x="30.753cm" svg:y="4.409cm">
          <draw:text-box>
            <text:p text:style-name="P5"><text:span text:style-name="T8">bb98</text:span></text:p>
          </draw:text-box>
        </draw:frame>
        <draw:frame draw:name="文字方塊 11" draw:style-name="gr15" draw:text-style-name="P2" draw:layer="layout" svg:width="1.92cm" svg:height="0.855cm" svg:x="32.069cm" svg:y="6.752cm">
          <draw:text-box>
            <text:p text:style-name="P5"><text:span text:style-name="T8">(1x98)</text:span></text:p>
          </draw:text-box>
        </draw:frame>
        <draw:custom-shape draw:name="手繪多邊形: 圖案 12" draw:style-name="gr16" draw:text-style-name="P2" draw:layer="layout" svg:width="2.185cm" svg:height="6.254cm" svg:x="2.487cm" svg:y="6.853cm">
          <text:p/>
          <draw:enhanced-geometry svg:viewBox="0 0 786726 2251494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86726"/>
            <draw:equation draw:name="f2" draw:formula="2251494"/>
            <draw:equation draw:name="f3" draw:formula="1723"/>
            <draw:equation draw:name="f4" draw:formula="-1872"/>
            <draw:equation draw:name="f5" draw:formula="94890"/>
            <draw:equation draw:name="f6" draw:formula="-5466"/>
            <draw:equation draw:name="f7" draw:formula="189781"/>
            <draw:equation draw:name="f8" draw:formula="53481"/>
            <draw:equation draw:name="f9" draw:formula="319177"/>
            <draw:equation draw:name="f10" draw:formula="112428"/>
            <draw:equation draw:name="f11" draw:formula="448573"/>
            <draw:equation draw:name="f12" draw:formula="260515"/>
            <draw:equation draw:name="f13" draw:formula="598098"/>
            <draw:equation draw:name="f14" draw:formula="355406"/>
            <draw:equation draw:name="f15" draw:formula="776377"/>
            <draw:equation draw:name="f16" draw:formula="450297"/>
            <draw:equation draw:name="f17" draw:formula="954656"/>
            <draw:equation draw:name="f18" draw:formula="550938"/>
            <draw:equation draw:name="f19" draw:formula="1143000"/>
            <draw:equation draw:name="f20" draw:formula="622825"/>
            <draw:equation draw:name="f21" draw:formula="1388853"/>
            <draw:equation draw:name="f22" draw:formula="694712"/>
            <draw:equation draw:name="f23" draw:formula="1634706"/>
            <draw:equation draw:name="f24" draw:formula="740719"/>
            <draw:equation draw:name="f25" draw:formula="1943100"/>
            <draw:equation draw:name="f26" draw:formula="?f2 - ?f0"/>
            <draw:equation draw:name="f27" draw:formula="?f1 - ?f0"/>
            <draw:equation draw:name="f28" draw:formula="?f27 / 786726"/>
            <draw:equation draw:name="f29" draw:formula="?f26 / 2251494"/>
            <draw:equation draw:name="f30" draw:formula="1723 * ?f27"/>
            <draw:equation draw:name="f31" draw:formula="0 * ?f26"/>
            <draw:equation draw:name="f32" draw:formula="53481 * ?f27"/>
            <draw:equation draw:name="f33" draw:formula="319177 * ?f26"/>
            <draw:equation draw:name="f34" draw:formula="355406 * ?f27"/>
            <draw:equation draw:name="f35" draw:formula="776377 * ?f26"/>
            <draw:equation draw:name="f36" draw:formula="622825 * ?f27"/>
            <draw:equation draw:name="f37" draw:formula="1388853 * ?f26"/>
            <draw:equation draw:name="f38" draw:formula="786726 * ?f27"/>
            <draw:equation draw:name="f39" draw:formula="2251494 * ?f26"/>
            <draw:equation draw:name="f40" draw:formula="?f30 / 786726"/>
            <draw:equation draw:name="f41" draw:formula="?f31 / 2251494"/>
            <draw:equation draw:name="f42" draw:formula="?f32 / 786726"/>
            <draw:equation draw:name="f43" draw:formula="?f33 / 2251494"/>
            <draw:equation draw:name="f44" draw:formula="?f34 / 786726"/>
            <draw:equation draw:name="f45" draw:formula="?f35 / 2251494"/>
            <draw:equation draw:name="f46" draw:formula="?f36 / 786726"/>
            <draw:equation draw:name="f47" draw:formula="?f37 / 2251494"/>
            <draw:equation draw:name="f48" draw:formula="?f38 / 786726"/>
            <draw:equation draw:name="f49" draw:formula="?f39 / 2251494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ustom-shape draw:name="手繪多邊形: 圖案 13" draw:style-name="gr17" draw:text-style-name="P2" draw:layer="layout" svg:width="1.955cm" svg:height="4.96cm" svg:x="4.108cm" svg:y="6.853cm">
          <text:p/>
          <draw:enhanced-geometry svg:viewBox="0 0 703630 1785668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03630"/>
            <draw:equation draw:name="f2" draw:formula="1785668"/>
            <draw:equation draw:name="f3" draw:formula="4890"/>
            <draw:equation draw:name="f4" draw:formula="-1580"/>
            <draw:equation draw:name="f5" draw:formula="124364"/>
            <draw:equation draw:name="f6" draw:formula="-8050"/>
            <draw:equation draw:name="f7" draw:formula="248728"/>
            <draw:equation draw:name="f8" draw:formula="30769"/>
            <draw:equation draw:name="f9" draw:formula="353683"/>
            <draw:equation draw:name="f10" draw:formula="69588"/>
            <draw:equation draw:name="f11" draw:formula="458638"/>
            <draw:equation draw:name="f12" draw:formula="160165"/>
            <draw:equation draw:name="f13" draw:formula="519022"/>
            <draw:equation draw:name="f14" draw:formula="237803"/>
            <draw:equation draw:name="f15" draw:formula="629728"/>
            <draw:equation draw:name="f16" draw:formula="315441"/>
            <draw:equation draw:name="f17" draw:formula="740434"/>
            <draw:equation draw:name="f18" draw:formula="418958"/>
            <draw:equation draw:name="f19" draw:formula="825260"/>
            <draw:equation draw:name="f20" draw:formula="496596"/>
            <draw:equation draw:name="f21" draw:formula="1017917"/>
            <draw:equation draw:name="f22" draw:formula="574234"/>
            <draw:equation draw:name="f23" draw:formula="1210574"/>
            <draw:equation draw:name="f24" draw:formula="638932"/>
            <draw:equation draw:name="f25" draw:formula="1498121"/>
            <draw:equation draw:name="f26" draw:formula="?f2 - ?f0"/>
            <draw:equation draw:name="f27" draw:formula="?f1 - ?f0"/>
            <draw:equation draw:name="f28" draw:formula="?f27 / 703630"/>
            <draw:equation draw:name="f29" draw:formula="?f26 / 1785668"/>
            <draw:equation draw:name="f30" draw:formula="4890 * ?f27"/>
            <draw:equation draw:name="f31" draw:formula="0 * ?f26"/>
            <draw:equation draw:name="f32" draw:formula="30769 * ?f27"/>
            <draw:equation draw:name="f33" draw:formula="353683 * ?f26"/>
            <draw:equation draw:name="f34" draw:formula="237803 * ?f27"/>
            <draw:equation draw:name="f35" draw:formula="629728 * ?f26"/>
            <draw:equation draw:name="f36" draw:formula="496596 * ?f27"/>
            <draw:equation draw:name="f37" draw:formula="1017917 * ?f26"/>
            <draw:equation draw:name="f38" draw:formula="703630 * ?f27"/>
            <draw:equation draw:name="f39" draw:formula="1785668 * ?f26"/>
            <draw:equation draw:name="f40" draw:formula="?f30 / 703630"/>
            <draw:equation draw:name="f41" draw:formula="?f31 / 1785668"/>
            <draw:equation draw:name="f42" draw:formula="?f32 / 703630"/>
            <draw:equation draw:name="f43" draw:formula="?f33 / 1785668"/>
            <draw:equation draw:name="f44" draw:formula="?f34 / 703630"/>
            <draw:equation draw:name="f45" draw:formula="?f35 / 1785668"/>
            <draw:equation draw:name="f46" draw:formula="?f36 / 703630"/>
            <draw:equation draw:name="f47" draw:formula="?f37 / 1785668"/>
            <draw:equation draw:name="f48" draw:formula="?f38 / 703630"/>
            <draw:equation draw:name="f49" draw:formula="?f39 / 1785668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onnector draw:name="直線單箭頭接點 15" draw:style-name="gr18" draw:text-style-name="P1" draw:layer="layout" draw:type="line" svg:x1="1.739cm" svg:y1="3.93cm" svg:x2="5.415cm" svg:y2="3.93cm" svg:d="M1739 3930h3676" svg:viewBox="0 0 3677 1">
          <text:p/>
        </draw:connector>
        <draw:frame draw:name="文字方塊 16" draw:style-name="gr19" draw:text-style-name="P2" draw:layer="layout" svg:width="2.597cm" svg:height="1.026cm" svg:x="3.786cm" svg:y="2.873cm">
          <draw:text-box>
            <text:p text:style-name="P5"><text:span text:style-name="T9">sorting</text:span></text:p>
          </draw:text-box>
        </draw:frame>
        <draw:frame draw:name="文字方塊 17" draw:style-name="gr20" draw:text-style-name="P2" draw:layer="layout" svg:width="1.937cm" svg:height="1.453cm" svg:x="-0.126cm" svg:y="5.287cm">
          <draw:text-box>
            <text:p text:style-name="P3"><text:span text:style-name="T10">Class:</text:span></text:p>
            <text:p text:style-name="P3"><text:span text:style-name="T10">dog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空白" presentation:presentation-page-layout-name="AL1T13">
        <draw:frame draw:name="圖片 1" draw:style-name="gr1" draw:text-style-name="P1" draw:layer="layout" svg:width="30.628cm" svg:height="19.05cm" svg:x="1.619cm" svg:y="0cm">
          <draw:image xlink:href="Pictures/10000201000005030000031EC41C9D99492EEFB4.png" xlink:type="simple" xlink:show="embed" xlink:actuate="onLoad" loext:mime-type="image/png">
            <text:p/>
          </draw:image>
        </draw:frame>
        <draw:custom-shape draw:name="橢圓 2" draw:style-name="gr21" draw:text-style-name="P2" draw:layer="layout" svg:width="1.102cm" svg:height="0.863cm" svg:x="19.625cm" svg:y="8.0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文字方塊 3" draw:style-name="gr22" draw:text-style-name="P2" draw:layer="layout" svg:width="2.898cm" svg:height="1.795cm" svg:x="18.599cm" svg:y="8.938cm">
          <draw:text-box>
            <text:p text:style-name="P3"><text:span text:style-name="T11">PASCAL</text:span></text:p>
            <text:p text:style-name="P3"><text:span text:style-name="T11">20 +1</text:span></text:p>
          </draw:text-box>
        </draw:frame>
        <draw:frame draw:name="文字方塊 4" draw:style-name="gr23" draw:text-style-name="P2" draw:layer="layout" svg:width="6.03cm" svg:height="4.873cm" svg:x="11.055cm" svg:y="11.202cm">
          <draw:text-box>
            <text:p text:style-name="P5"><text:span text:style-name="T12">最後一層</text:span><text:span text:style-name="T13">softmax</text:span><text:span text:style-name="T12">出來有</text:span><text:span text:style-name="T13">21</text:span><text:span text:style-name="T12">層的深度</text:span></text:p>
            <text:p text:style-name="P5"><text:span text:style-name="T12">每一層就是每一個類別的在每個</text:span><text:span text:style-name="T13">pixel</text:span><text:span text:style-name="T12">上的機率</text:span></text:p>
            <text:p text:style-name="P5"><text:span text:style-name="T11"/></text:p>
          </draw:text-box>
        </draw:frame>
        <draw:custom-shape draw:name="手繪多邊形: 圖案 5" draw:style-name="gr24" draw:text-style-name="P2" draw:layer="layout" svg:width="0.575cm" svg:height="1.677cm" svg:x="20.152cm" svg:y="10.591cm">
          <text:p/>
          <draw:enhanced-geometry svg:viewBox="0 0 207034 603850" draw:text-areas="?f29 ?f31 ?f30 ?f32" draw:glue-points="?f33 ?f34 ?f35 ?f36 ?f37 ?f38" draw:type="non-primitive" draw:enhanced-path="M ?f0 ?f0 C ?f3 ?f4 ?f5 ?f6 ?f7 ?f8 ?f9 ?f10 ?f11 ?f12 ?f1 ?f2 N">
            <draw:equation draw:name="f0" draw:formula="0"/>
            <draw:equation draw:name="f1" draw:formula="207034"/>
            <draw:equation draw:name="f2" draw:formula="603850"/>
            <draw:equation draw:name="f3" draw:formula="4313"/>
            <draw:equation draw:name="f4" draw:formula="113581"/>
            <draw:equation draw:name="f5" draw:formula="8626"/>
            <draw:equation draw:name="f6" draw:formula="227162"/>
            <draw:equation draw:name="f7" draw:formula="43132"/>
            <draw:equation draw:name="f8" draw:formula="327804"/>
            <draw:equation draw:name="f9" draw:formula="77638"/>
            <draw:equation draw:name="f10" draw:formula="428446"/>
            <draw:equation draw:name="f11" draw:formula="142336"/>
            <draw:equation draw:name="f12" draw:formula="516148"/>
            <draw:equation draw:name="f13" draw:formula="?f2 - ?f0"/>
            <draw:equation draw:name="f14" draw:formula="?f1 - ?f0"/>
            <draw:equation draw:name="f15" draw:formula="?f14 / 207034"/>
            <draw:equation draw:name="f16" draw:formula="?f13 / 603850"/>
            <draw:equation draw:name="f17" draw:formula="0 * ?f14"/>
            <draw:equation draw:name="f18" draw:formula="0 * ?f13"/>
            <draw:equation draw:name="f19" draw:formula="43132 * ?f14"/>
            <draw:equation draw:name="f20" draw:formula="327804 * ?f13"/>
            <draw:equation draw:name="f21" draw:formula="207034 * ?f14"/>
            <draw:equation draw:name="f22" draw:formula="603850 * ?f13"/>
            <draw:equation draw:name="f23" draw:formula="?f17 / 207034"/>
            <draw:equation draw:name="f24" draw:formula="?f18 / 603850"/>
            <draw:equation draw:name="f25" draw:formula="?f19 / 207034"/>
            <draw:equation draw:name="f26" draw:formula="?f20 / 603850"/>
            <draw:equation draw:name="f27" draw:formula="?f21 / 207034"/>
            <draw:equation draw:name="f28" draw:formula="?f22 / 603850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draw:name="手繪多邊形: 圖案 6" draw:style-name="gr25" draw:text-style-name="P2" draw:layer="layout" svg:width="3.019cm" svg:height="0.599cm" svg:x="17.109cm" svg:y="11.478cm">
          <text:p/>
          <draw:enhanced-geometry svg:viewBox="0 0 1086929 215660" draw:text-areas="?f33 ?f35 ?f34 ?f36" draw:glue-points="?f37 ?f38 ?f39 ?f40 ?f41 ?f42 ?f43 ?f44" draw:type="non-primitive" draw:enhanced-path="M ?f0 ?f2 C ?f3 ?f4 ?f5 ?f6 ?f7 ?f8 ?f9 ?f10 ?f11 ?f12 ?f11 ?f12 L ?f1 ?f0 N">
            <draw:equation draw:name="f0" draw:formula="0"/>
            <draw:equation draw:name="f1" draw:formula="1086929"/>
            <draw:equation draw:name="f2" draw:formula="215660"/>
            <draw:equation draw:name="f3" draw:formula="138023"/>
            <draw:equation draw:name="f4" draw:formula="201282"/>
            <draw:equation draw:name="f5" draw:formula="276046"/>
            <draw:equation draw:name="f6" draw:formula="186905"/>
            <draw:equation draw:name="f7" draw:formula="439948"/>
            <draw:equation draw:name="f8" draw:formula="155275"/>
            <draw:equation draw:name="f9" draw:formula="603850"/>
            <draw:equation draw:name="f10" draw:formula="123645"/>
            <draw:equation draw:name="f11" draw:formula="983412"/>
            <draw:equation draw:name="f12" draw:formula="25879"/>
            <draw:equation draw:name="f13" draw:formula="?f2 - ?f0"/>
            <draw:equation draw:name="f14" draw:formula="?f1 - ?f0"/>
            <draw:equation draw:name="f15" draw:formula="?f14 / 1086929"/>
            <draw:equation draw:name="f16" draw:formula="?f13 / 215660"/>
            <draw:equation draw:name="f17" draw:formula="0 * ?f14"/>
            <draw:equation draw:name="f18" draw:formula="215660 * ?f13"/>
            <draw:equation draw:name="f19" draw:formula="439948 * ?f14"/>
            <draw:equation draw:name="f20" draw:formula="155275 * ?f13"/>
            <draw:equation draw:name="f21" draw:formula="983412 * ?f14"/>
            <draw:equation draw:name="f22" draw:formula="25879 * ?f13"/>
            <draw:equation draw:name="f23" draw:formula="1086929 * ?f14"/>
            <draw:equation draw:name="f24" draw:formula="0 * ?f13"/>
            <draw:equation draw:name="f25" draw:formula="?f17 / 1086929"/>
            <draw:equation draw:name="f26" draw:formula="?f18 / 215660"/>
            <draw:equation draw:name="f27" draw:formula="?f19 / 1086929"/>
            <draw:equation draw:name="f28" draw:formula="?f20 / 215660"/>
            <draw:equation draw:name="f29" draw:formula="?f21 / 1086929"/>
            <draw:equation draw:name="f30" draw:formula="?f22 / 215660"/>
            <draw:equation draw:name="f31" draw:formula="?f23 / 1086929"/>
            <draw:equation draw:name="f32" draw:formula="?f24 / 215660"/>
            <draw:equation draw:name="f33" draw:formula="?f0 / ?f15"/>
            <draw:equation draw:name="f34" draw:formula="?f1 / ?f15"/>
            <draw:equation draw:name="f35" draw:formula="?f0 / ?f16"/>
            <draw:equation draw:name="f36" draw:formula="?f2 / ?f16"/>
            <draw:equation draw:name="f37" draw:formula="?f25 / ?f15"/>
            <draw:equation draw:name="f38" draw:formula="?f26 / ?f16"/>
            <draw:equation draw:name="f39" draw:formula="?f27 / ?f15"/>
            <draw:equation draw:name="f40" draw:formula="?f28 / ?f16"/>
            <draw:equation draw:name="f41" draw:formula="?f29 / ?f15"/>
            <draw:equation draw:name="f42" draw:formula="?f30 / ?f16"/>
            <draw:equation draw:name="f43" draw:formula="?f31 / ?f15"/>
            <draw:equation draw:name="f44" draw:formula="?f32 / ?f16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空白" presentation:presentation-page-layout-name="AL1T13">
        <draw:frame draw:name="圖片 1" draw:style-name="gr1" draw:text-style-name="P1" draw:layer="layout" svg:width="24.925cm" svg:height="19.05cm" svg:x="4.471cm" svg:y="0cm">
          <draw:image xlink:href="Pictures/10000201000003D4000002EDB00BC9720986B138.png" xlink:type="simple" xlink:show="embed" xlink:actuate="onLoad" loext:mime-type="image/png">
            <text:p/>
          </draw:image>
        </draw:frame>
        <draw:frame draw:name="文字方塊 2" draw:style-name="gr26" draw:text-style-name="P2" draw:layer="layout" svg:width="5.138cm" svg:height="1.816cm" svg:x="15.923cm" svg:y="11.025cm">
          <draw:text-box>
            <text:p text:style-name="P5"><text:span text:style-name="T14">←</text:span><text:span text:style-name="T14">(b</text:span><text:span text:style-name="T15">x</text:span><text:span text:style-name="T14">, b</text:span><text:span text:style-name="T15">y</text:span><text:span text:style-name="T14">)</text:span></text:p>
          </draw:text-box>
        </draw:frame>
        <draw:connector draw:name="直線單箭頭接點 4" draw:style-name="gr27" draw:text-style-name="P1" draw:layer="layout" draw:type="line" svg:x1="5.487cm" svg:y1="3.379cm" svg:x2="5.487cm" svg:y2="11.837cm" svg:d="M5487 3379v8458" svg:viewBox="0 0 1 8459">
          <text:p/>
        </draw:connector>
        <draw:frame draw:name="文字方塊 5" draw:style-name="gr28" draw:text-style-name="P2" draw:layer="layout" svg:width="1.586cm" svg:height="1.816cm" svg:x="3.871cm" svg:y="6.497cm">
          <draw:text-box>
            <text:p text:style-name="P5"><text:span text:style-name="T14">b</text:span><text:span text:style-name="T15">x</text:span></text:p>
          </draw:text-box>
        </draw:frame>
        <draw:connector draw:name="直線單箭頭接點 6" draw:style-name="gr29" draw:text-style-name="P1" draw:layer="layout" draw:type="line" svg:x1="8.019cm" svg:y1="1.31cm" svg:x2="15.932cm" svg:y2="1.31cm" svg:d="M8019 1310h7913" svg:viewBox="0 0 7914 1">
          <text:p/>
        </draw:connector>
        <draw:frame draw:name="文字方塊 9" draw:style-name="gr30" draw:text-style-name="P4" draw:layer="layout" svg:width="1.603cm" svg:height="1.816cm" svg:x="11.198cm" svg:y="0.341cm">
          <draw:text-box>
            <text:p text:style-name="P5"><text:span text:style-name="T14">b</text:span><text:span text:style-name="T15">y</text:span></text:p>
          </draw:text-box>
        </draw:frame>
        <draw:connector draw:name="直線單箭頭接點 13" draw:style-name="gr31" draw:text-style-name="P1" draw:layer="layout" draw:type="line" svg:x1="16.67cm" svg:y1="7.356cm" svg:x2="20.056cm" svg:y2="7.356cm" svg:d="M16670 7356h3386" svg:viewBox="0 0 3387 1">
          <text:p/>
        </draw:connector>
        <draw:connector draw:name="直線單箭頭接點 15" draw:style-name="gr32" draw:text-style-name="P1" draw:layer="layout" draw:type="line" svg:x1="15.184cm" svg:y1="7.356cm" svg:x2="11.797cm" svg:y2="7.356cm" svg:d="M15184 7356h-3387" svg:viewBox="0 0 3388 1">
          <text:p/>
        </draw:connector>
        <draw:connector draw:name="直線單箭頭接點 16" draw:style-name="gr33" draw:text-style-name="P1" draw:layer="layout" draw:type="line" svg:x1="12.592cm" svg:y1="12.125cm" svg:x2="12.592cm" svg:y2="17.181cm" svg:d="M12592 12125v5056" svg:viewBox="0 0 1 5057">
          <text:p/>
        </draw:connector>
        <draw:connector draw:name="直線單箭頭接點 17" draw:style-name="gr34" draw:text-style-name="P1" draw:layer="layout" draw:type="line" svg:x1="12.582cm" svg:y1="10.448cm" svg:x2="12.582cm" svg:y2="6.733cm" svg:d="M12582 10448v-3715" svg:viewBox="0 0 1 3716">
          <text:p/>
        </draw:connector>
        <draw:frame draw:name="物件 20" draw:style-name="gr35" draw:text-style-name="P13" draw:layer="layout" svg:width="5.515cm" svg:height="1.838cm" svg:x="22.216cm" svg:y="15.71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文字方塊 21" draw:style-name="gr36" draw:text-style-name="P2" draw:layer="layout" svg:width="6.509cm" svg:height="1.453cm" svg:x="17.904cm" svg:y="1.656cm">
          <draw:text-box>
            <text:p text:style-name="P5"><text:span text:style-name="T16">Feature Map</text:span></text:p>
          </draw:text-box>
        </draw:frame>
        <draw:custom-shape draw:name="手繪多邊形: 圖案 24" draw:style-name="gr37" draw:text-style-name="P2" draw:layer="layout" svg:width="0.887cm" svg:height="0.564cm" svg:x="24.202cm" svg:y="2.383cm">
          <text:p/>
          <draw:enhanced-geometry svg:viewBox="0 0 319178 203200" draw:text-areas="?f30 ?f32 ?f31 ?f33" draw:glue-points="?f34 ?f35 ?f36 ?f37 ?f38 ?f39" draw:type="non-primitive" draw:enhanced-path="M ?f0 ?f3 C ?f4 ?f5 ?f6 ?f7 ?f8 ?f9 ?f10 ?f11 ?f12 ?f13 ?f1 ?f2 N">
            <draw:equation draw:name="f0" draw:formula="0"/>
            <draw:equation draw:name="f1" draw:formula="319178"/>
            <draw:equation draw:name="f2" draw:formula="203200"/>
            <draw:equation draw:name="f3" draw:formula="30672"/>
            <draw:equation draw:name="f4" draw:formula="102798"/>
            <draw:equation draw:name="f5" draw:formula="7668"/>
            <draw:equation draw:name="f6" draw:formula="205597"/>
            <draw:equation draw:name="f7" draw:formula="-15336"/>
            <draw:equation draw:name="f8" draw:formula="258793"/>
            <draw:equation draw:name="f9" draw:formula="13419"/>
            <draw:equation draw:name="f10" draw:formula="311989"/>
            <draw:equation draw:name="f11" draw:formula="42174"/>
            <draw:equation draw:name="f12" draw:formula="315583"/>
            <draw:equation draw:name="f13" draw:formula="122687"/>
            <draw:equation draw:name="f14" draw:formula="?f2 - ?f0"/>
            <draw:equation draw:name="f15" draw:formula="?f1 - ?f0"/>
            <draw:equation draw:name="f16" draw:formula="?f15 / 319178"/>
            <draw:equation draw:name="f17" draw:formula="?f14 / 203200"/>
            <draw:equation draw:name="f18" draw:formula="0 * ?f15"/>
            <draw:equation draw:name="f19" draw:formula="30672 * ?f14"/>
            <draw:equation draw:name="f20" draw:formula="258793 * ?f15"/>
            <draw:equation draw:name="f21" draw:formula="13419 * ?f14"/>
            <draw:equation draw:name="f22" draw:formula="319178 * ?f15"/>
            <draw:equation draw:name="f23" draw:formula="203200 * ?f14"/>
            <draw:equation draw:name="f24" draw:formula="?f18 / 319178"/>
            <draw:equation draw:name="f25" draw:formula="?f19 / 203200"/>
            <draw:equation draw:name="f26" draw:formula="?f20 / 319178"/>
            <draw:equation draw:name="f27" draw:formula="?f21 / 203200"/>
            <draw:equation draw:name="f28" draw:formula="?f22 / 319178"/>
            <draw:equation draw:name="f29" draw:formula="?f23 / 203200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空白" presentation:presentation-page-layout-name="AL1T13">
        <draw:frame draw:name="文字方塊 2" draw:style-name="gr38" draw:text-style-name="P2" draw:layer="layout" svg:width="3.247cm" svg:height="1.026cm" svg:x="2.07cm" svg:y="11.43cm">
          <draw:text-box>
            <text:p text:style-name="P5"><text:span text:style-name="T1">H x W x 3</text:span></text:p>
          </draw:text-box>
        </draw:frame>
        <draw:frame draw:name="文字方塊 4" draw:style-name="gr38" draw:text-style-name="P2" draw:layer="layout" svg:width="3.247cm" svg:height="1.026cm" svg:x="16.556cm" svg:y="11.43cm">
          <draw:text-box>
            <text:p text:style-name="P5"><text:span text:style-name="T1">H x W x C</text:span></text:p>
          </draw:text-box>
        </draw:frame>
        <draw:frame draw:name="文字方塊 7" draw:style-name="gr39" draw:text-style-name="P2" draw:layer="layout" svg:width="4.523cm" svg:height="1.795cm" svg:x="18.969cm" svg:y="2.817cm">
          <draw:text-box>
            <text:p text:style-name="P3"><text:span text:style-name="T1">Channel-wise</text:span></text:p>
            <text:p text:style-name="P3"><text:span text:style-name="T1">argmax</text:span></text:p>
          </draw:text-box>
        </draw:frame>
        <draw:frame draw:name="Picture 2" draw:style-name="gr40" draw:text-style-name="P1" draw:layer="layout" svg:width="5.617cm" svg:height="4.9cm" svg:x="0.885cm" svg:y="6.086cm">
          <draw:image xlink:href="Pictures/1000000000000375000002CBDC5216FBB85C7F3F.png" xlink:type="simple" xlink:show="embed" xlink:actuate="onLoad" loext:mime-type="image/png">
            <text:p/>
          </draw:image>
          <svg:desc>Foo</svg:desc>
        </draw:frame>
        <draw:frame draw:name="Picture 2" draw:style-name="gr41" draw:text-style-name="P1" draw:layer="layout" svg:width="5.617cm" svg:height="4.913cm" svg:x="22.215cm" svg:y="5.847cm">
          <draw:image xlink:href="Pictures/1000000000000375000002CBDC5216FBB85C7F3F.png" xlink:type="simple" xlink:show="embed" xlink:actuate="onLoad" loext:mime-type="image/png">
            <text:p/>
          </draw:image>
          <svg:desc>Foo</svg:desc>
        </draw:frame>
        <draw:custom-shape draw:name="梯形 8" draw:style-name="gr2" draw:text-style-name="P2" draw:layer="layout" svg:width="4.913cm" svg:height="3.738cm" draw:transform="rotate (-1.5707963267949) translate (10.638cm 6.073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0" draw:style-name="gr42" draw:text-style-name="P2" draw:layer="layout" svg:width="2.165cm" svg:height="1.026cm" svg:x="7.745cm" svg:y="8.017cm">
          <draw:text-box>
            <text:p text:style-name="P5"><text:span text:style-name="T17">conv.</text:span></text:p>
          </draw:text-box>
        </draw:frame>
        <draw:custom-shape draw:name="梯形 12" draw:style-name="gr2" draw:text-style-name="P2" draw:layer="layout" svg:width="4.913cm" svg:height="3.738cm" draw:transform="rotate (-1.5707963267949) translate (14.741cm 6.073cm)">
          <text:p/>
          <draw:enhanced-geometry svg:viewBox="0 0 21600 21600" draw:mirror-horizontal="true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3" draw:style-name="gr43" draw:text-style-name="P2" draw:layer="layout" svg:width="3.19cm" svg:height="1.026cm" svg:x="11.293cm" svg:y="8.017cm">
          <draw:text-box>
            <text:p text:style-name="P5"><text:span text:style-name="T17">de-conv.</text:span></text:p>
          </draw:text-box>
        </draw:frame>
        <draw:custom-shape draw:name="立方體 11" draw:style-name="gr44" draw:text-style-name="P4" draw:layer="layout" svg:width="3.62cm" svg:height="5.93cm" svg:x="16.751cm" svg:y="5.056cm">
          <text:p/>
          <draw:enhanced-geometry svg:viewBox="0 0 21600 21600" draw:path-stretchpoint-x="21600" draw:path-stretchpoint-y="21600" draw:text-areas="?f7 ?f17 ?f20 ?f12" draw:glue-points="?f25 ?f7 ?f24 ?f17 ?f7 ?f23 ?f24 ?f12 ?f20 ?f23 ?f11 ?f22" draw:type="non-primitive" draw:modifiers="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name="文字方塊 15" draw:style-name="gr45" draw:text-style-name="P2" draw:layer="layout" svg:width="3.198cm" svg:height="1.026cm" svg:x="23.424cm" svg:y="11.43cm">
          <draw:text-box>
            <text:p text:style-name="P5"><text:span text:style-name="T1">H x W x 1</text:span></text:p>
          </draw:text-box>
        </draw:frame>
        <draw:frame draw:name="文字方塊 19" draw:style-name="gr46" draw:text-style-name="P2" xml:id="id2" draw:id="id2" draw:layer="layout" svg:width="3.465cm" svg:height="1.795cm" svg:x="14.045cm" svg:y="2.817cm">
          <draw:text-box>
            <text:p text:style-name="P3"><text:span text:style-name="T1">pixel-wise</text:span></text:p>
            <text:p text:style-name="P3"><text:span text:style-name="T1">softmax</text:span></text:p>
          </draw:text-box>
        </draw:frame>
        <draw:custom-shape draw:name="箭號: 向右 14" draw:style-name="gr47" draw:text-style-name="P2" draw:layer="layout" svg:width="1.218cm" svg:height="1.257cm" svg:x="15.168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1" draw:style-name="gr48" draw:text-style-name="P1" draw:layer="layout" draw:type="line" svg:x1="15.777cm" svg:y1="4.612cm" svg:x2="15.777cm" svg:y2="7.62cm" draw:start-shape="id2" draw:start-glue-point="2" svg:d="M15777 4612v3008" svg:viewBox="0 0 1 3009">
          <text:p/>
        </draw:connector>
        <draw:custom-shape draw:name="箭號: 向右 24" draw:style-name="gr47" draw:text-style-name="P2" draw:layer="layout" svg:width="1.218cm" svg:height="1.257cm" svg:x="20.699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5" draw:style-name="gr48" draw:text-style-name="P1" draw:layer="layout" draw:type="line" svg:x1="21.335cm" svg:y1="4.612cm" svg:x2="21.335cm" svg:y2="7.62cm" svg:d="M21335 4612v3008" svg:viewBox="0 0 1 3009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空白" presentation:presentation-page-layout-name="AL1T13">
        <draw:custom-shape draw:name="平行四邊形 1" draw:style-name="gr49" draw:text-style-name="P2" draw:layer="layout" svg:width="8.003cm" svg:height="1.294cm" svg:x="4.598cm" svg:y="10.80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2" draw:style-name="gr49" draw:text-style-name="P2" draw:layer="layout" svg:width="6.294cm" svg:height="1.018cm" svg:x="5.437cm" svg:y="9.21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3" draw:style-name="gr49" draw:text-style-name="P2" draw:layer="layout" svg:width="4.968cm" svg:height="0.803cm" svg:x="6.132cm" svg:y="7.628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4" draw:style-name="gr50" draw:text-style-name="P2" xml:id="id3" draw:id="id3" draw:layer="layout" svg:width="2.732cm" svg:height="0.442cm" svg:x="7.018cm" svg:y="7.809cm">
          <text:p text:style-name="P3"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5" draw:style-name="gr50" draw:text-style-name="P2" draw:layer="layout" svg:width="2.732cm" svg:height="0.442cm" svg:x="7.514cm" svg:y="9.30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6" draw:style-name="gr50" draw:text-style-name="P2" draw:layer="layout" svg:width="2.732cm" svg:height="0.442cm" svg:x="8.009cm" svg:y="11.45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onnector draw:name="直線單箭頭接點 8" draw:style-name="gr51" draw:text-style-name="P1" draw:layer="layout" draw:type="line" svg:x1="9.297cm" svg:y1="8.03cm" svg:x2="15.932cm" svg:y2="8.03cm" draw:start-shape="id3" draw:start-glue-point="6" svg:d="M9297 8030h6635" svg:viewBox="0 0 6636 1">
          <text:p/>
        </draw:connector>
        <draw:connector draw:name="直線單箭頭接點 9" draw:style-name="gr52" draw:text-style-name="P1" draw:layer="layout" draw:type="line" svg:x1="9.75cm" svg:y1="9.531cm" svg:x2="15.932cm" svg:y2="9.531cm" svg:d="M9750 9531h6182" svg:viewBox="0 0 6183 1">
          <text:p/>
        </draw:connector>
        <draw:connector draw:name="直線單箭頭接點 11" draw:style-name="gr53" draw:text-style-name="P1" draw:layer="layout" draw:type="line" svg:x1="10.245cm" svg:y1="11.724cm" svg:x2="15.932cm" svg:y2="11.724cm" svg:d="M10245 11724h5687" svg:viewBox="0 0 5688 1">
          <text:p/>
        </draw:connector>
        <draw:custom-shape draw:name="梯形 13" draw:style-name="gr21" draw:text-style-name="P2" draw:layer="layout" svg:width="4.968cm" svg:height="4.292cm" draw:transform="rotate (-1.5707963267949) translate (20.853cm 7.262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4" draw:style-name="gr54" draw:text-style-name="P2" draw:layer="layout" svg:width="3.359cm" svg:height="1.026cm" svg:x="17.079cm" svg:y="9.209cm">
          <draw:text-box>
            <text:p text:style-name="P5"><text:span text:style-name="T1">Conv. Net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13">
        <draw:frame draw:style-name="gr55" draw:text-style-name="P1" draw:layer="layout" svg:width="22.128cm" svg:height="19.049cm" svg:x="5.937cm" svg:y="0.045cm">
          <draw:image xlink:href="Pictures/1000020100000398000003186842A89E92DAC8D7.png" xlink:type="simple" xlink:show="embed" xlink:actuate="onLoad" loext:mime-type="image/png">
            <text:p/>
          </draw:image>
        </draw:frame>
        <draw:frame draw:name="文字方塊 2" draw:style-name="gr56" draw:text-style-name="P15" draw:layer="layout" svg:width="1.311cm" svg:height="0.962cm" svg:x="5.337cm" svg:y="6.638cm">
          <draw:text-box>
            <text:p text:style-name="P14"><text:span text:style-name="T18">C0</text:span></text:p>
          </draw:text-box>
        </draw:frame>
        <draw:frame draw:name="文字方塊 3" draw:style-name="gr56" draw:text-style-name="P15" draw:layer="layout" svg:width="1.311cm" svg:height="0.962cm" svg:x="5.337cm" svg:y="4.6cm">
          <draw:text-box>
            <text:p text:style-name="P14"><text:span text:style-name="T18">C1</text:span></text:p>
          </draw:text-box>
        </draw:frame>
        <draw:frame draw:name="文字方塊 4" draw:style-name="gr56" draw:text-style-name="P15" draw:layer="layout" svg:width="1.311cm" svg:height="0.962cm" svg:x="5.289cm" svg:y="2.838cm">
          <draw:text-box>
            <text:p text:style-name="P14"><text:span text:style-name="T18">C2</text:span></text:p>
          </draw:text-box>
        </draw:frame>
        <draw:frame draw:name="文字方塊 5" draw:style-name="gr56" draw:text-style-name="P15" draw:layer="layout" svg:width="1.311cm" svg:height="0.962cm" svg:x="5.337cm" svg:y="1.2cm">
          <draw:text-box>
            <text:p text:style-name="P14"><text:span text:style-name="T18">C3</text:span></text:p>
          </draw:text-box>
        </draw:frame>
        <draw:frame draw:name="文字方塊 6" draw:style-name="gr57" draw:text-style-name="P15" draw:layer="layout" svg:width="1.277cm" svg:height="0.962cm" svg:x="20.3cm" svg:y="1.9cm">
          <draw:text-box>
            <text:p text:style-name="P14"><text:span text:style-name="T18">P3</text:span></text:p>
          </draw:text-box>
        </draw:frame>
        <draw:frame draw:name="文字方塊 7" draw:style-name="gr57" draw:text-style-name="P15" draw:layer="layout" svg:width="1.277cm" svg:height="0.962cm" svg:x="21.123cm" svg:y="3.3cm">
          <draw:text-box>
            <text:p text:style-name="P14"><text:span text:style-name="T18">P2</text:span></text:p>
          </draw:text-box>
        </draw:frame>
        <draw:frame draw:name="文字方塊 8" draw:style-name="gr57" draw:text-style-name="P15" draw:layer="layout" svg:width="1.277cm" svg:height="0.962cm" svg:x="21.8cm" svg:y="4.8cm">
          <draw:text-box>
            <text:p text:style-name="P14"><text:span text:style-name="T18">P1</text:span></text:p>
          </draw:text-box>
        </draw:frame>
        <presentation:notes draw:style-name="dp3">
          <draw:frame draw:name="投影片編號版面配置區 6" draw:style-name="gr58" draw:text-style-name="P2" draw:layer="layout" svg:width="9.113cm" svg:height="1.484cm" svg:x="11.886cm" svg:y="28.215cm">
            <draw:text-box>
              <text:p text:style-name="P16"><text:span text:style-name="T19"><text:page-number>&lt;編號&gt;</text:page-number></text:span></text:p>
            </draw:text-box>
          </draw:frame>
          <draw:page-thumbnail draw:name="投影片影像版面配置區 1" draw:style-name="gr12" draw:layer="layout" svg:width="19.798cm" svg:height="11.136cm" svg:x="0.6cm" svg:y="2.257cm" draw:page-number="7" presentation:class="page"/>
          <draw:frame draw:name="備忘稿版面配置區 2"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空白" presentation:presentation-page-layout-name="AL1T13">
        <draw:frame draw:style-name="gr55" draw:text-style-name="P1" draw:layer="layout" svg:width="32.932cm" svg:height="8.661cm" svg:x="0.4cm" svg:y="5.139cm">
          <draw:image xlink:href="Pictures/1000020100000456000001242D39E1BB49433A81.png" xlink:type="simple" xlink:show="embed" xlink:actuate="onLoad" loext:mime-type="image/png">
            <text:p/>
          </draw:image>
        </draw:frame>
        <draw:frame draw:name="文字方塊 2" draw:style-name="gr59" draw:text-style-name="P15" draw:layer="layout" svg:width="3.376cm" svg:height="0.962cm" svg:x="1.224cm" svg:y="5.139cm">
          <draw:text-box>
            <text:p text:style-name="P18"><text:span text:style-name="T18">N × N grid</text:span></text:p>
          </draw:text-box>
        </draw:frame>
        <draw:frame draw:name="文字方塊 3" draw:style-name="gr60" draw:text-style-name="P15" draw:layer="layout" svg:width="2.407cm" svg:height="1.17cm" svg:x="9.993cm" svg:y="5cm">
          <draw:text-box>
            <text:p text:style-name="P18"><text:span text:style-name="T20">小物體</text:span></text:p>
          </draw:text-box>
        </draw:frame>
        <draw:custom-shape draw:name="直線接點 4" draw:style-name="gr61" draw:text-style-name="P15" draw:layer="layout" svg:width="0.001cm" svg:height="6.83cm" svg:x="11.2cm" svg:y="6.1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5" draw:style-name="gr60" draw:text-style-name="P15" draw:layer="layout" svg:width="2.407cm" svg:height="1.17cm" svg:x="9.993cm" svg:y="13cm">
          <draw:text-box>
            <text:p text:style-name="P18"><text:span text:style-name="T20">大物體</text:span></text:p>
          </draw:text-box>
        </draw:frame>
        <draw:frame draw:name="文字方塊 6" draw:style-name="gr62" draw:text-style-name="P15" draw:layer="layout" svg:width="1.874cm" svg:height="0.962cm" svg:x="25.8cm" svg:y="4.4cm">
          <draw:text-box>
            <text:p text:style-name="P18"><text:span text:style-name="T21">bbox</text:span></text:p>
          </draw:text-box>
        </draw:frame>
        <draw:custom-shape draw:name="直線接點 7" draw:style-name="gr63" draw:text-style-name="P15" draw:layer="layout" svg:width="2.4cm" svg:height="2.638cm" svg:x="26.8cm" svg:y="5.36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直線接點 8" draw:style-name="gr64" draw:text-style-name="P15" draw:layer="layout" svg:width="1.2cm" svg:height="2.638cm" svg:x="29cm" svg:y="5.36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9" draw:style-name="gr65" draw:text-style-name="P15" draw:layer="layout" svg:width="3.563cm" svg:height="0.962cm" svg:x="28cm" svg:y="4.4cm">
          <draw:text-box>
            <text:p text:style-name="P18"><text:span text:style-name="T21">confidence</text:span></text:p>
          </draw:text-box>
        </draw:frame>
        <draw:custom-shape draw:name="直線接點 10" draw:style-name="gr66" draw:text-style-name="P15" draw:layer="layout" svg:width="0.6cm" svg:height="4.2cm" svg:x="31.6cm" svg:y="3.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11" draw:style-name="gr67" draw:text-style-name="P15" draw:layer="layout" svg:width="5.578cm" svg:height="0.962cm" svg:x="28cm" svg:y="2.6cm">
          <draw:text-box>
            <text:p text:style-name="P18"><text:span text:style-name="T21">80 class in COCO</text:span></text:p>
          </draw:text-box>
        </draw:frame>
        <presentation:notes draw:style-name="dp3">
          <draw:frame draw:name="投影片編號版面配置區 6" draw:style-name="gr58" draw:text-style-name="P2" draw:layer="layout" svg:width="9.113cm" svg:height="1.484cm" svg:x="11.886cm" svg:y="28.215cm">
            <draw:text-box>
              <text:p text:style-name="P16"><text:span text:style-name="T19"><text:page-number>&lt;編號&gt;</text:page-number></text:span></text:p>
            </draw:text-box>
          </draw:frame>
          <draw:page-thumbnail draw:name="投影片影像版面配置區 1" draw:style-name="gr12" draw:layer="layout" svg:width="19.798cm" svg:height="11.136cm" svg:x="0.6cm" svg:y="2.257cm" draw:page-number="8" presentation:class="page"/>
          <draw:frame draw:name="備忘稿版面配置區 2"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題名7">
        <draw:custom-shape draw:style-name="gr68" draw:text-style-name="P19" draw:layer="layout" svg:width="1.398cm" svg:height="0.798cm" draw:transform="rotate (-1.5707963267949) translate (28.3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8.0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19" draw:layer="layout" svg:width="1.398cm" svg:height="0.798cm" draw:transform="rotate (-1.5707963267949) translate (27.7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7.4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0" draw:text-style-name="P19" draw:layer="layout" svg:width="1.398cm" svg:height="0.799cm" draw:transform="rotate (-1.5707963267949) translate (27.1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6.8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1" draw:text-style-name="P21" draw:layer="layout" svg:x1="17.401cm" svg:y1="3.028cm" svg:x2="17.405cm" svg:y2="1.595cm">
          <text:p/>
        </draw:line>
        <draw:connector draw:style-name="gr72" draw:text-style-name="P21" draw:layer="layout" draw:type="line" svg:x1="9.999cm" svg:y1="4.225cm" svg:x2="10.001cm" svg:y2="7.153cm" draw:start-shape="id4" draw:start-glue-point="2" draw:end-shape="id5" draw:end-glue-point="0" svg:d="M9999 4225l2 2928" svg:viewBox="0 0 3 2929">
          <text:p/>
        </draw:connector>
        <draw:custom-shape draw:style-name="gr73" draw:text-style-name="P22" xml:id="id12" draw:id="id12" draw:layer="layout" svg:width="5.6cm" svg:height="0.198cm" svg:x="1.292cm" svg:y="18.19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5.6cm" svg:height="0.198cm" svg:x="1.292cm" svg:y="18.40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2" draw:layer="layout" svg:width="5.6cm" svg:height="0.199cm" svg:x="1.292cm" svg:y="18.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3" xml:id="id13" draw:id="id13" draw:layer="layout" svg:width="5.6cm" svg:height="1.2cm" svg:x="1.301cm" svg:y="15.99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3" xml:id="id14" draw:id="id14" draw:layer="layout" svg:width="5.199cm" svg:height="1.2cm" svg:x="1.499cm" svg:y="12.45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3" xml:id="id15" draw:id="id15" draw:layer="layout" svg:width="4.802cm" svg:height="1.199cm" svg:x="1.702cm" svg:y="8.8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3" xml:id="id8" draw:id="id8" draw:layer="layout" svg:width="4.4cm" svg:height="1.199cm" svg:x="1.901cm" svg:y="5.34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3" xml:id="id6" draw:id="id6" draw:layer="layout" svg:width="3.802cm" svg:height="1.2cm" svg:x="2.2cm" svg:y="1.7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1.396cm" svg:height="1.169cm" svg:x="3.404cm" svg:y="15.998cm">
          <text:list text:style-name="L2">
            <text:list-header>
              <text:p text:style-name="P24"><text:span text:style-name="T22">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5" draw:layer="layout" svg:width="1.596cm" svg:height="1.168cm" svg:x="3.404cm" svg:y="12.449cm">
          <text:list text:style-name="L2">
            <text:list-header>
              <text:p text:style-name="P24"><text:span text:style-name="T22">C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5" draw:layer="layout" svg:width="1.596cm" svg:height="1.168cm" svg:x="3.404cm" svg:y="8.899cm">
          <text:list text:style-name="L2">
            <text:list-header>
              <text:p text:style-name="P24"><text:span text:style-name="T22">C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5" draw:layer="layout" svg:width="1.596cm" svg:height="1.169cm" svg:x="3.404cm" svg:y="5.349cm">
          <text:list text:style-name="L2">
            <text:list-header>
              <text:p text:style-name="P24"><text:span text:style-name="T22">C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6" draw:layer="layout" svg:width="1.596cm" svg:height="1.169cm" svg:x="3.404cm" svg:y="1.799cm">
          <text:list text:style-name="L2">
            <text:list-header>
              <text:p text:style-name="P24"><text:span text:style-name="T23">C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7" xml:id="id11" draw:id="id11" draw:layer="layout" svg:width="5.199cm" svg:height="1.199cm" svg:x="7.4cm" svg:y="14.30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xml:id="id10" draw:id="id10" draw:layer="layout" svg:width="4.802cm" svg:height="1.199cm" svg:x="7.598cm" svg:y="10.67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7" xml:id="id5" draw:id="id5" draw:layer="layout" svg:width="4.401cm" svg:height="1.199cm" svg:x="7.801cm" svg:y="7.15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xml:id="id4" draw:id="id4" draw:layer="layout" svg:width="4cm" svg:height="1.2cm" svg:x="7.999cm" svg:y="3.0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5" draw:layer="layout" svg:width="1.415cm" svg:height="1.168cm" svg:x="9.305cm" svg:y="14.301cm">
          <text:list text:style-name="L2">
            <text:list-header>
              <text:p text:style-name="P24"><text:span text:style-name="T22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5" draw:layer="layout" svg:width="1.415cm" svg:height="1.169cm" svg:x="9.305cm" svg:y="10.676cm">
          <text:list text:style-name="L2">
            <text:list-header>
              <text:p text:style-name="P24"><text:span text:style-name="T22">M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5" draw:layer="layout" svg:width="1.415cm" svg:height="1.169cm" svg:x="9.305cm" svg:y="7.148cm">
          <text:list text:style-name="L2">
            <text:list-header>
              <text:p text:style-name="P24"><text:span text:style-name="T22">M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8" xml:id="id7" draw:id="id7" draw:layer="layout" svg:width="1.415cm" svg:height="1.169cm" svg:x="9.305cm" svg:y="3.025cm">
          <text:list text:style-name="L2">
            <text:list-header>
              <text:p text:style-name="P24"><text:span text:style-name="T24">M5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4" draw:text-style-name="P21" draw:layer="layout" svg:x1="6.002cm" svg:y1="2.399cm" svg:x2="10.012cm" svg:y2="3.025cm" draw:start-shape="id6" draw:start-glue-point="1" draw:end-shape="id7" draw:end-glue-point="0" svg:d="M6002 2399h4010v626" svg:viewBox="0 0 4011 627">
          <text:p/>
        </draw:connector>
        <draw:custom-shape draw:style-name="gr95" draw:text-style-name="P22" xml:id="id9" draw:id="id9" draw:layer="layout" svg:width="0.498cm" svg:height="0.498cm" svg:x="9.75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5" draw:layer="layout" svg:width="0.794cm" svg:height="0.97cm" svg:x="9.609cm" svg:y="5.411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5" draw:layer="layout" svg:width="4.075cm" svg:height="1.169cm" svg:x="6.848cm" svg:y="18cm">
          <text:list text:style-name="L2">
            <text:list-header>
              <text:p text:style-name="P24"><text:span text:style-name="T26">Input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25" draw:layer="layout" svg:width="1.772cm" svg:height="1.169cm" svg:x="16.4cm" svg:y="16.232cm">
          <text:list text:style-name="L2">
            <text:list-header>
              <text:p text:style-name="P24"><text:span text:style-name="T27">F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9" draw:text-style-name="P21" draw:layer="layout" draw:type="line" svg:x1="6.301cm" svg:y1="5.948cm" svg:x2="9.75cm" svg:y2="5.92cm" draw:start-shape="id8" draw:start-glue-point="1" draw:end-shape="id9" draw:end-glue-point="6" svg:d="M6301 5948l3449-28" svg:viewBox="0 0 3450 29">
          <text:p/>
        </draw:connector>
        <draw:connector draw:style-name="gr100" draw:text-style-name="P21" draw:layer="layout" draw:type="line" svg:x1="10.001cm" svg:y1="8.352cm" svg:x2="9.999cm" svg:y2="10.676cm" draw:start-shape="id5" draw:start-glue-point="2" draw:end-shape="id10" draw:end-glue-point="0" svg:d="M10001 8352l-2 2324" svg:viewBox="0 0 3 2325">
          <text:p/>
        </draw:connector>
        <draw:connector draw:style-name="gr101" draw:text-style-name="P21" draw:layer="layout" draw:type="line" svg:x1="9.999cm" svg:y1="11.875cm" svg:x2="9.999cm" svg:y2="14.301cm" draw:start-shape="id10" draw:start-glue-point="2" draw:end-shape="id11" draw:end-glue-point="0" svg:d="M9999 11875v2426" svg:viewBox="0 0 1 2427">
          <text:p/>
        </draw:connector>
        <draw:connector draw:style-name="gr102" draw:text-style-name="P21" draw:layer="layout" draw:type="line" svg:x1="4.092cm" svg:y1="18.199cm" svg:x2="4.101cm" svg:y2="17.198cm" draw:start-shape="id12" draw:start-glue-point="0" draw:end-shape="id13" draw:end-glue-point="2" svg:d="M4092 18199l9-1001" svg:viewBox="0 0 10 1002">
          <text:p/>
        </draw:connector>
        <draw:connector draw:style-name="gr103" draw:text-style-name="P21" draw:layer="layout" draw:type="line" svg:x1="4.101cm" svg:y1="15.998cm" svg:x2="4.098cm" svg:y2="13.653cm" draw:start-shape="id13" draw:start-glue-point="0" draw:end-shape="id14" draw:end-glue-point="2" svg:d="M4101 15998l-3-2345" svg:viewBox="0 0 4 2346">
          <text:p/>
        </draw:connector>
        <draw:connector draw:style-name="gr104" draw:text-style-name="P21" draw:layer="layout" draw:type="line" svg:x1="4.098cm" svg:y1="12.453cm" svg:x2="4.103cm" svg:y2="10.098cm" draw:start-shape="id14" draw:start-glue-point="0" draw:end-shape="id15" draw:end-glue-point="2" svg:d="M4098 12453l5-2355" svg:viewBox="0 0 6 2356">
          <text:p/>
        </draw:connector>
        <draw:connector draw:style-name="gr105" draw:text-style-name="P21" draw:layer="layout" draw:type="line" svg:x1="4.103cm" svg:y1="8.899cm" svg:x2="4.101cm" svg:y2="6.548cm" draw:start-shape="id15" draw:start-glue-point="0" draw:end-shape="id8" draw:end-glue-point="2" svg:d="M4103 8899l-2-2351" svg:viewBox="0 0 3 2352">
          <text:p/>
        </draw:connector>
        <draw:connector draw:style-name="gr106" draw:text-style-name="P21" draw:layer="layout" draw:type="line" svg:x1="4.101cm" svg:y1="5.349cm" svg:x2="4.101cm" svg:y2="2.999cm" draw:start-shape="id8" draw:start-glue-point="0" draw:end-shape="id6" draw:end-glue-point="2" svg:d="M4101 5349v-2350" svg:viewBox="0 0 1 2351">
          <text:p/>
        </draw:connector>
        <draw:connector draw:style-name="gr107" draw:text-style-name="P21" draw:layer="layout" draw:type="line" svg:x1="6.504cm" svg:y1="9.498cm" svg:x2="9.741cm" svg:y2="9.51cm" draw:start-shape="id15" draw:start-glue-point="1" draw:end-shape="id16" draw:end-glue-point="6" svg:d="M6504 9498l3237 12" svg:viewBox="0 0 3238 13">
          <text:p/>
        </draw:connector>
        <draw:custom-shape draw:style-name="gr108" draw:text-style-name="P22" xml:id="id16" draw:id="id16" draw:layer="layout" svg:width="0.498cm" svg:height="0.499cm" svg:x="9.741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draw:layer="layout" svg:width="0.794cm" svg:height="0.97cm" svg:x="9.6cm" svg:y="9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0" draw:text-style-name="P21" draw:layer="layout" draw:type="line" svg:x1="6.698cm" svg:y1="13.053cm" svg:x2="9.75cm" svg:y2="13.06cm" draw:start-shape="id14" draw:start-glue-point="1" draw:end-shape="id17" draw:end-glue-point="6" svg:d="M6698 13053l3052 7" svg:viewBox="0 0 3053 8">
          <text:p/>
        </draw:connector>
        <draw:custom-shape draw:style-name="gr108" draw:text-style-name="P22" xml:id="id17" draw:id="id17" draw:layer="layout" svg:width="0.498cm" svg:height="0.499cm" svg:x="9.75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5" draw:layer="layout" svg:width="0.794cm" svg:height="0.97cm" svg:x="9.609cm" svg:y="12.55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9" draw:layer="layout" svg:width="1.398cm" svg:height="0.798cm" draw:transform="rotate (-1.5707963267949) translate (27.005cm 13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6.604cm 13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8.4cm 5.4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9cm" svg:x="9.102cm" svg:y="4.80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0.798cm" svg:height="0.458cm" draw:transform="rotate (-1.5707963267949) translate (26.255cm 16.9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8.4cm 9.09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8.4cm 12.59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8cm" svg:x="25.801cm" svg:y="18.40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1.799cm" svg:height="0.199cm" svg:x="9.102cm" svg:y="8.7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1.799cm" svg:height="0.198cm" svg:x="9.102cm" svg:y="12.20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0" draw:layer="layout" svg:width="0.798cm" svg:height="0.458cm" draw:transform="rotate (-1.5707963267949) translate (31cm 15.6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0" draw:layer="layout" svg:width="0.798cm" svg:height="0.458cm" draw:transform="rotate (-1.5707963267949) translate (17.599cm 1.99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31" xml:id="id21" draw:id="id21" draw:layer="layout" svg:width="5.199cm" svg:height="1.199cm" svg:x="14.799cm" svg:y="14.3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1" xml:id="id20" draw:id="id20" draw:layer="layout" svg:width="4.802cm" svg:height="1.199cm" svg:x="15.002cm" svg:y="10.67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1" xml:id="id19" draw:id="id19" draw:layer="layout" svg:width="4.401cm" svg:height="1.199cm" svg:x="15.2cm" svg:y="7.153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1" xml:id="id18" draw:id="id18" draw:layer="layout" svg:width="3.999cm" svg:height="1.2cm" svg:x="15.399cm" svg:y="3.02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1.296cm" svg:height="1.168cm" svg:x="16.704cm" svg:y="14.301cm">
          <text:list text:style-name="L2">
            <text:list-header>
              <text:p text:style-name="P24"><text:span text:style-name="T22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5" draw:layer="layout" svg:width="1.296cm" svg:height="1.169cm" svg:x="16.704cm" svg:y="10.676cm">
          <text:list text:style-name="L2">
            <text:list-header>
              <text:p text:style-name="P24"><text:span text:style-name="T22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5" draw:layer="layout" svg:width="1.296cm" svg:height="1.169cm" svg:x="16.704cm" svg:y="7.148cm">
          <text:list text:style-name="L2">
            <text:list-header>
              <text:p text:style-name="P24"><text:span text:style-name="T22">P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1.296cm" svg:height="1.169cm" svg:x="16.704cm" svg:y="3.025cm">
          <text:list text:style-name="L2">
            <text:list-header>
              <text:p text:style-name="P24"><text:span text:style-name="T22">P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31" xml:id="id22" draw:id="id22" draw:layer="layout" svg:width="3.201cm" svg:height="1.2cm" svg:x="15.8cm" svg:y="0.40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5" draw:layer="layout" svg:width="1.296cm" svg:height="1.169cm" svg:x="16.704cm" svg:y="0.401cm">
          <text:list text:style-name="L2">
            <text:list-header>
              <text:p text:style-name="P24"><text:span text:style-name="T22">P6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6" draw:text-style-name="P21" draw:layer="layout" draw:type="line" svg:x1="11.999cm" svg:y1="3.625cm" svg:x2="15.399cm" svg:y2="3.625cm" draw:start-shape="id4" draw:start-glue-point="1" draw:end-shape="id18" draw:end-glue-point="3" svg:d="M11999 3625h3400" svg:viewBox="0 0 3401 1">
          <text:p/>
        </draw:connector>
        <draw:connector draw:style-name="gr127" draw:text-style-name="P21" draw:layer="layout" draw:type="line" svg:x1="12.202cm" svg:y1="7.752cm" svg:x2="15.2cm" svg:y2="7.752cm" draw:start-shape="id5" draw:start-glue-point="1" draw:end-shape="id19" draw:end-glue-point="3" svg:d="M12202 7752h2998" svg:viewBox="0 0 2999 1">
          <text:p/>
        </draw:connector>
        <draw:connector draw:style-name="gr128" draw:text-style-name="P21" draw:layer="layout" draw:type="line" svg:x1="12.4cm" svg:y1="11.275cm" svg:x2="15.002cm" svg:y2="11.275cm" draw:start-shape="id10" draw:start-glue-point="1" draw:end-shape="id20" draw:end-glue-point="3" svg:d="M12400 11275h2602" svg:viewBox="0 0 2603 1">
          <text:p/>
        </draw:connector>
        <draw:connector draw:style-name="gr129" draw:text-style-name="P21" draw:layer="layout" draw:type="line" svg:x1="12.599cm" svg:y1="14.9cm" svg:x2="14.799cm" svg:y2="14.9cm" draw:start-shape="id11" draw:start-glue-point="1" draw:end-shape="id21" draw:end-glue-point="3" svg:d="M12599 14900h2200" svg:viewBox="0 0 2201 1">
          <text:p/>
        </draw:connector>
        <draw:custom-shape draw:style-name="gr130" draw:text-style-name="P20" draw:layer="layout" svg:width="1.397cm" svg:height="0.798cm" draw:transform="rotate (-1.5707963267949) translate (14.102cm 2.9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4.102cm 7.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4.102cm 10.6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4.102cm 14.3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23" xml:id="id23" draw:id="id23" draw:layer="layout" svg:width="1.168cm" svg:height="2.302cm" draw:transform="rotate (-1.5707963267949) translate (24.39cm 0.415cm)">
          <text:p/>
          <draw:enhanced-geometry svg:viewBox="0 0 21600 21600" draw:type="rectangle" draw:enhanced-path="M 0 0 L 21600 0 21600 21600 0 21600 0 0 Z N"/>
        </draw:custom-shape>
        <draw:connector draw:style-name="gr132" draw:text-style-name="P21" draw:layer="layout" draw:type="line" svg:x1="19.001cm" svg:y1="1.001cm" svg:x2="22.088cm" svg:y2="0.999cm" draw:start-shape="id22" draw:start-glue-point="1" draw:end-shape="id23" draw:end-glue-point="2" svg:d="M19001 1001l3087-2" svg:viewBox="0 0 3088 3">
          <text:p/>
        </draw:connector>
        <draw:connector draw:style-name="gr133" draw:text-style-name="P21" draw:layer="layout" draw:type="line" svg:x1="19.398cm" svg:y1="3.625cm" svg:x2="22.088cm" svg:y2="0.999cm" draw:start-shape="id18" draw:start-glue-point="1" draw:end-shape="id23" draw:end-glue-point="2" svg:d="M19398 3625l2690-2626" svg:viewBox="0 0 2691 2627">
          <text:p/>
        </draw:connector>
        <draw:connector draw:style-name="gr134" draw:text-style-name="P21" draw:layer="layout" draw:type="line" svg:x1="19.601cm" svg:y1="7.752cm" svg:x2="22.088cm" svg:y2="0.999cm" draw:start-shape="id19" draw:start-glue-point="1" draw:end-shape="id23" draw:end-glue-point="2" svg:d="M19601 7752l2487-6753" svg:viewBox="0 0 2488 6754">
          <text:p/>
        </draw:connector>
        <draw:connector draw:style-name="gr135" draw:text-style-name="P21" draw:layer="layout" draw:type="line" svg:x1="19.804cm" svg:y1="11.275cm" svg:x2="22.088cm" svg:y2="0.999cm" draw:start-shape="id20" draw:start-glue-point="1" draw:end-shape="id23" draw:end-glue-point="2" svg:d="M19804 11275l2284-10276" svg:viewBox="0 0 2285 10277">
          <text:p/>
        </draw:connector>
        <draw:connector draw:style-name="gr136" draw:text-style-name="P21" draw:layer="layout" draw:type="line" svg:x1="19.998cm" svg:y1="14.9cm" svg:x2="22.088cm" svg:y2="0.999cm" draw:start-shape="id21" draw:start-glue-point="1" draw:end-shape="id23" draw:end-glue-point="2" svg:d="M19998 14900l2090-13901" svg:viewBox="0 0 2091 13902">
          <text:p/>
        </draw:connector>
        <draw:custom-shape draw:style-name="gr137" draw:text-style-name="P33" draw:layer="layout" svg:width="1.984cm" svg:height="1.168cm" svg:x="22.218cm" svg:y="0.4cm">
          <text:list text:style-name="L2">
            <text:list-header>
              <text:p text:style-name="P32"><text:span text:style-name="T28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30" xml:id="id24" draw:id="id24" draw:layer="layout" svg:width="1.601cm" svg:height="6.5cm" svg:x="22.401cm" svg:y="5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3.435cm" svg:height="0.961cm" svg:x="21.481cm" svg:y="8.217cm">
          <text:list text:style-name="L2">
            <text:list-header>
              <text:p text:style-name="P34"><text:span text:style-name="T29">ROI Align</text:span></text:p>
            </text:list-header>
          </text:list>
          <draw:enhanced-geometry draw:text-rotate-angle="90" svg:viewBox="0 0 21600 21600" draw:type="mso-spt202" draw:enhanced-path="M 0 0 L 21600 0 21600 21600 0 21600 0 0 Z N"/>
        </draw:custom-shape>
        <draw:connector draw:style-name="gr140" draw:text-style-name="P21" draw:layer="layout" draw:type="line" svg:x1="19.398cm" svg:y1="3.625cm" svg:x2="22.491cm" svg:y2="8.904cm" draw:start-shape="id18" draw:start-glue-point="1" svg:d="M19398 3625l3093 5279" svg:viewBox="0 0 3094 5280">
          <text:p/>
        </draw:connector>
        <draw:connector draw:style-name="gr141" draw:text-style-name="P21" draw:layer="layout" draw:type="line" svg:x1="19.601cm" svg:y1="7.752cm" svg:x2="22.482cm" svg:y2="8.903cm" draw:start-shape="id19" draw:start-glue-point="1" svg:d="M19601 7752l2881 1151" svg:viewBox="0 0 2882 1152">
          <text:p/>
        </draw:connector>
        <draw:connector draw:style-name="gr142" draw:text-style-name="P21" draw:layer="layout" draw:type="line" svg:x1="19.804cm" svg:y1="11.275cm" svg:x2="22.485cm" svg:y2="8.889cm" draw:start-shape="id20" draw:start-glue-point="1" svg:d="M19804 11275l2681-2386" svg:viewBox="0 0 2682 2387">
          <text:p/>
        </draw:connector>
        <draw:connector draw:style-name="gr143" draw:text-style-name="P21" draw:layer="layout" draw:type="line" svg:x1="19.998cm" svg:y1="14.9cm" svg:x2="22.481cm" svg:y2="8.907cm" draw:start-shape="id21" draw:start-glue-point="1" svg:d="M19998 14900l2483-5993" svg:viewBox="0 0 2484 5994">
          <text:p/>
        </draw:connector>
        <draw:connector draw:style-name="gr144" draw:text-style-name="P21" draw:layer="layout" draw:type="line" svg:x1="23.239cm" svg:y1="1.583cm" svg:x2="23.201cm" svg:y2="5.6cm" draw:start-shape="id23" draw:start-glue-point="1" draw:end-shape="id24" draw:end-glue-point="0" svg:d="M23239 1583l-38 4017" svg:viewBox="0 0 39 4018">
          <text:p/>
        </draw:connector>
        <draw:custom-shape draw:style-name="gr145" draw:text-style-name="P20" xml:id="id26" draw:id="id26" draw:layer="layout" svg:width="2.099cm" svg:height="1.199cm" draw:transform="rotate (-1.5707963267949) translate (26.404cm 6.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xml:id="id25" draw:id="id25" draw:layer="layout" svg:width="0.798cm" svg:height="0.459cm" draw:transform="rotate (-1.5707963267949) translate (27.701cm 6.84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6" draw:text-style-name="P21" draw:layer="layout" draw:type="line" svg:x1="26.401cm" svg:y1="7.2cm" svg:x2="27.242cm" svg:y2="7.244cm" draw:end-shape="id25" draw:end-glue-point="8" svg:d="M26401 7200l841 44" svg:viewBox="0 0 842 45">
          <text:p/>
        </draw:connector>
        <draw:connector draw:style-name="gr147" draw:text-style-name="P21" draw:layer="layout" svg:x1="24.002cm" svg:y1="8.85cm" svg:x2="25.206cm" svg:y2="7.25cm" draw:start-shape="id24" draw:start-glue-point="1" draw:end-shape="id26" draw:end-glue-point="8" svg:d="M24002 8850h605v-1600h599" svg:viewBox="0 0 1205 1601">
          <text:p/>
        </draw:connector>
        <draw:custom-shape draw:style-name="gr68" draw:text-style-name="P19" draw:layer="layout" svg:width="1.398cm" svg:height="0.798cm" draw:transform="rotate (-1.5707963267949) translate (26.5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8" draw:text-style-name="P20" xml:id="id27" draw:id="id27" draw:layer="layout" svg:width="1.398cm" svg:height="0.799cm" draw:transform="rotate (-1.5707963267949) translate (26.2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9" draw:text-style-name="P21" draw:layer="layout" draw:line-skew="-0.106cm" svg:x1="24.002cm" svg:y1="8.85cm" svg:x2="25.403cm" svg:y2="10.517cm" draw:start-shape="id24" draw:start-glue-point="1" draw:end-shape="id27" draw:end-glue-point="7" svg:d="M24002 8850h598v1667h803" svg:viewBox="0 0 1402 1668">
          <text:p/>
        </draw:connector>
        <draw:line draw:style-name="gr150" draw:text-style-name="P21" draw:layer="layout" svg:x1="28.302cm" svg:y1="10.601cm" svg:x2="31.203cm" svg:y2="10.605cm">
          <text:p/>
        </draw:line>
        <draw:custom-shape draw:style-name="gr151" draw:text-style-name="P19" draw:layer="layout" svg:width="1.199cm" svg:height="0.683cm" draw:transform="rotate (-1.5707963267949) translate (29.685cm 10.09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2" draw:text-style-name="P20" draw:layer="layout" svg:width="1.2cm" svg:height="0.684cm" draw:transform="rotate (-1.5707963267949) translate (29.4cm 10.09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3" draw:text-style-name="P36" draw:layer="layout" svg:width="0.798cm" svg:height="0.459cm" draw:transform="rotate (-1.5707963267949) translate (30.598cm 10.1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30.4cm 10.1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4" draw:text-style-name="P21" draw:layer="layout" draw:line-skew="-0.003cm" svg:x1="27.701cm" svg:y1="7.244cm" svg:x2="29.201cm" svg:y2="6.312cm" draw:start-shape="id25" draw:start-glue-point="5" draw:end-shape="id28" draw:end-glue-point="3" svg:d="M27701 7244h899v-932h601" svg:viewBox="0 0 1501 933">
          <text:p/>
        </draw:connector>
        <draw:custom-shape draw:style-name="gr155" draw:text-style-name="P25" xml:id="id28" draw:id="id28" draw:layer="layout" svg:width="2.042cm" svg:height="1.169cm" svg:x="29.201cm" svg:y="5.728cm">
          <text:list text:style-name="L2">
            <text:list-header>
              <text:p text:style-name="P24"><text:span text:style-name="T26">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5" xml:id="id29" draw:id="id29" draw:layer="layout" svg:width="2.029cm" svg:height="1.169cm" svg:x="29.201cm" svg:y="7.201cm">
          <text:list text:style-name="L2">
            <text:list-header>
              <text:p text:style-name="P24"><text:span text:style-name="T26">BBo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7" draw:text-style-name="P21" draw:layer="layout" draw:line-skew="0.025cm" svg:x1="27.701cm" svg:y1="7.244cm" svg:x2="29.201cm" svg:y2="7.785cm" draw:start-shape="id25" draw:start-glue-point="5" draw:end-shape="id29" draw:end-glue-point="3" svg:d="M27701 7244h939v541h561" svg:viewBox="0 0 1501 542">
          <text:p/>
        </draw:connector>
        <draw:custom-shape draw:style-name="gr158" draw:text-style-name="P25" draw:layer="layout" svg:width="2.024cm" svg:height="1.169cm" svg:x="31.168cm" svg:y="10.001cm">
          <text:list text:style-name="L2">
            <text:list-header>
              <text:p text:style-name="P24"><text:span text:style-name="T26">M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0" draw:layer="layout" svg:width="1.199cm" svg:height="0.684cm" draw:transform="rotate (-1.5707963267949) translate (26.485cm 15.49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0" draw:text-style-name="P26" draw:layer="layout" svg:width="4.154cm" svg:height="0.97cm" svg:x="27.301cm" svg:y="14.23cm">
          <text:list text:style-name="L2">
            <text:list-header>
              <text:p text:style-name="P24"><text:span text:style-name="T30">conv. 3×3, Re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5" draw:layer="layout" svg:width="1.702cm" svg:height="0.97cm" svg:x="27.499cm" svg:y="15.615cm">
          <text:list text:style-name="L2">
            <text:list-header>
              <text:p text:style-name="P24"><text:span text:style-name="T31">2×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25" draw:layer="layout" svg:width="1.702cm" svg:height="0.97cm" svg:x="27.499cm" svg:y="16.929cm">
          <text:list text:style-name="L2">
            <text:list-header>
              <text:p text:style-name="P24"><text:span text:style-name="T31">1×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5" draw:layer="layout" svg:width="2.399cm" svg:height="0.97cm" svg:x="31.402cm" svg:y="15.615cm">
          <text:list text:style-name="L2">
            <text:list-header>
              <text:p text:style-name="P24"><text:span text:style-name="T31">poo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36" draw:layer="layout" svg:width="0.798cm" svg:height="0.458cm" draw:transform="rotate (-1.5707963267949) translate (31cm 16.9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25" draw:layer="layout" svg:width="2.399cm" svg:height="0.97cm" svg:x="31.402cm" svg:y="16.916cm">
          <text:list text:style-name="L2">
            <text:list-header>
              <text:p text:style-name="P24"><text:span text:style-name="T31">sigmo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5" draw:layer="layout" svg:width="3.4cm" svg:height="0.971cm" svg:x="28.002cm" svg:y="17.978cm">
          <text:list text:style-name="L2">
            <text:list-header>
              <text:p text:style-name="P24"><text:span text:style-name="T31">up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5" draw:layer="layout" svg:width="1.759cm" svg:height="1.169cm" svg:x="27.442cm" svg:y="11.628cm">
          <text:list text:style-name="L2">
            <text:list-header>
              <text:p text:style-name="P24"><text:span text:style-name="T32">FC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8" draw:text-style-name="P37" draw:layer="layout" svg:width="7.123cm" svg:height="0.959cm" draw:transform="rotate (1.5707963267949) translate (0.141cm 12.8cm)">
          <draw:text-box>
            <text:p><text:span text:style-name="T33">ResNet/ResNeXt</text:span></text:p>
          </draw:text-box>
        </draw:frame>
        <presentation:notes draw:style-name="dp5">
          <draw:page-thumbnail draw:style-name="gr12" draw:layer="layout" svg:width="19.799cm" svg:height="11.134cm" svg:x="0.6cm" svg:y="2.258cm" draw:page-number="9" presentation:class="page"/>
          <draw:frame presentation:style-name="pr3" draw:text-style-name="P3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6" draw:master-page-name="題名7">
        <draw:frame draw:style-name="gr169" draw:text-style-name="P39" draw:layer="layout" svg:width="16.376cm" svg:height="6.663cm" svg:x="0.028cm" svg:y="1.985cm">
          <draw:image xlink:href="Pictures/10000000000003D700000190E80B09D2DDFD0545.png" xlink:type="simple" xlink:show="embed" xlink:actuate="onLoad" loext:mime-type="image/png">
            <text:p/>
          </draw:image>
        </draw:frame>
        <draw:frame draw:style-name="gr169" draw:text-style-name="P39" draw:layer="layout" svg:width="16.934cm" svg:height="6.638cm" svg:x="16.404cm" svg:y="1.985cm">
          <draw:image xlink:href="Pictures/10000000000004AA000001D4FEDEE54EF835EDDF.png" xlink:type="simple" xlink:show="embed" xlink:actuate="onLoad" loext:mime-type="image/png">
            <text:p/>
          </draw:image>
        </draw:frame>
        <draw:frame draw:style-name="gr170" draw:text-style-name="P40" draw:layer="layout" svg:width="1.455cm" svg:height="1.297cm" svg:x="6.35cm" svg:y="8.507cm">
          <draw:text-box>
            <text:p><text:span text:style-name="T34">(a)</text:span></text:p>
          </draw:text-box>
        </draw:frame>
        <draw:frame draw:style-name="gr171" draw:text-style-name="P40" draw:layer="layout" svg:width="1.493cm" svg:height="1.297cm" svg:x="23.72cm" svg:y="8.508cm">
          <draw:text-box>
            <text:p><text:span text:style-name="T34">(b)</text:span></text:p>
          </draw:text-box>
        </draw:frame>
        <presentation:notes draw:style-name="dp5">
          <draw:page-thumbnail draw:style-name="gr12" draw:layer="layout" svg:width="19.795cm" svg:height="11.13cm" svg:x="0.599cm" svg:y="2.258cm" draw:page-number="10" presentation:class="page"/>
          <draw:frame presentation:style-name="pr4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題名7">
        <draw:line draw:style-name="gr71" draw:text-style-name="P21" draw:layer="layout" svg:x1="17.408cm" svg:y1="2.975cm" svg:x2="17.412cm" svg:y2="1.542cm">
          <text:p/>
        </draw:line>
        <draw:connector draw:style-name="gr72" draw:text-style-name="P21" draw:layer="layout" draw:type="line" svg:x1="10.006cm" svg:y1="4.172cm" svg:x2="10.008cm" svg:y2="7.1cm" draw:start-shape="id30" draw:start-glue-point="2" draw:end-shape="id31" draw:end-glue-point="0" svg:d="M10006 4172l2 2928" svg:viewBox="0 0 3 2929">
          <text:p/>
        </draw:connector>
        <draw:custom-shape draw:style-name="gr73" draw:text-style-name="P22" xml:id="id38" draw:id="id38" draw:layer="layout" svg:width="5.6cm" svg:height="0.198cm" svg:x="1.299cm" svg:y="18.14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5.6cm" svg:height="0.198cm" svg:x="1.299cm" svg:y="18.34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2" draw:layer="layout" svg:width="5.6cm" svg:height="0.199cm" svg:x="1.299cm" svg:y="18.54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3" xml:id="id39" draw:id="id39" draw:layer="layout" svg:width="5.6cm" svg:height="1.2cm" svg:x="1.308cm" svg:y="15.94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3" xml:id="id40" draw:id="id40" draw:layer="layout" svg:width="5.199cm" svg:height="1.2cm" svg:x="1.506cm" svg:y="12.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3" xml:id="id41" draw:id="id41" draw:layer="layout" svg:width="4.802cm" svg:height="1.199cm" svg:x="1.709cm" svg:y="8.84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3" xml:id="id34" draw:id="id34" draw:layer="layout" svg:width="4.4cm" svg:height="1.199cm" svg:x="1.908cm" svg:y="5.29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3" xml:id="id32" draw:id="id32" draw:layer="layout" svg:width="3.802cm" svg:height="1.2cm" svg:x="2.207cm" svg:y="1.746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25" draw:layer="layout" svg:width="1.396cm" svg:height="1.169cm" svg:x="3.411cm" svg:y="15.945cm">
          <text:list text:style-name="L2">
            <text:list-header>
              <text:p text:style-name="P24"><text:span text:style-name="T22">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5" draw:layer="layout" svg:width="1.596cm" svg:height="1.168cm" svg:x="3.411cm" svg:y="12.396cm">
          <text:list text:style-name="L2">
            <text:list-header>
              <text:p text:style-name="P24"><text:span text:style-name="T22">C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5" draw:layer="layout" svg:width="1.596cm" svg:height="1.168cm" svg:x="3.411cm" svg:y="8.846cm">
          <text:list text:style-name="L2">
            <text:list-header>
              <text:p text:style-name="P24"><text:span text:style-name="T22">C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5" draw:layer="layout" svg:width="1.596cm" svg:height="1.169cm" svg:x="3.411cm" svg:y="5.296cm">
          <text:list text:style-name="L2">
            <text:list-header>
              <text:p text:style-name="P24"><text:span text:style-name="T22">C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6" draw:layer="layout" svg:width="1.596cm" svg:height="1.169cm" svg:x="3.411cm" svg:y="1.746cm">
          <text:list text:style-name="L2">
            <text:list-header>
              <text:p text:style-name="P24"><text:span text:style-name="T23">C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7" xml:id="id37" draw:id="id37" draw:layer="layout" svg:width="5.199cm" svg:height="1.199cm" svg:x="7.407cm" svg:y="14.24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xml:id="id36" draw:id="id36" draw:layer="layout" svg:width="4.802cm" svg:height="1.199cm" svg:x="7.605cm" svg:y="10.62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7" xml:id="id31" draw:id="id31" draw:layer="layout" svg:width="4.401cm" svg:height="1.199cm" svg:x="7.808cm" svg:y="7.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xml:id="id30" draw:id="id30" draw:layer="layout" svg:width="4cm" svg:height="1.2cm" svg:x="8.006cm" svg:y="2.972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25" draw:layer="layout" svg:width="1.415cm" svg:height="1.168cm" svg:x="9.312cm" svg:y="14.248cm">
          <text:list text:style-name="L2">
            <text:list-header>
              <text:p text:style-name="P24"><text:span text:style-name="T22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25" draw:layer="layout" svg:width="1.415cm" svg:height="1.169cm" svg:x="9.312cm" svg:y="10.623cm">
          <text:list text:style-name="L2">
            <text:list-header>
              <text:p text:style-name="P24"><text:span text:style-name="T22">M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5" draw:layer="layout" svg:width="1.415cm" svg:height="1.169cm" svg:x="9.312cm" svg:y="7.095cm">
          <text:list text:style-name="L2">
            <text:list-header>
              <text:p text:style-name="P24"><text:span text:style-name="T22">M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28" xml:id="id33" draw:id="id33" draw:layer="layout" svg:width="1.415cm" svg:height="1.169cm" svg:x="9.312cm" svg:y="2.972cm">
          <text:list text:style-name="L2">
            <text:list-header>
              <text:p text:style-name="P24"><text:span text:style-name="T24">M5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4" draw:text-style-name="P21" draw:layer="layout" svg:x1="6.009cm" svg:y1="2.346cm" svg:x2="10.019cm" svg:y2="2.972cm" draw:start-shape="id32" draw:start-glue-point="1" draw:end-shape="id33" draw:end-glue-point="0" svg:d="M6009 2346h4010v626" svg:viewBox="0 0 4011 627">
          <text:p/>
        </draw:connector>
        <draw:custom-shape draw:style-name="gr95" draw:text-style-name="P22" xml:id="id35" draw:id="id35" draw:layer="layout" svg:width="0.498cm" svg:height="0.498cm" svg:x="9.757cm" svg:y="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5" draw:layer="layout" svg:width="0.794cm" svg:height="0.97cm" svg:x="9.61cm" svg:y="5.32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25" draw:layer="layout" svg:width="4.075cm" svg:height="1.169cm" svg:x="6.855cm" svg:y="17.947cm">
          <text:list text:style-name="L2">
            <text:list-header>
              <text:p text:style-name="P24"><text:span text:style-name="T26">Input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25" draw:layer="layout" svg:width="1.772cm" svg:height="1.169cm" svg:x="16.407cm" svg:y="16.179cm">
          <text:list text:style-name="L2">
            <text:list-header>
              <text:p text:style-name="P24"><text:span text:style-name="T27">F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9" draw:text-style-name="P21" draw:layer="layout" draw:type="line" svg:x1="6.308cm" svg:y1="5.895cm" svg:x2="9.757cm" svg:y2="5.867cm" draw:start-shape="id34" draw:start-glue-point="1" draw:end-shape="id35" draw:end-glue-point="6" svg:d="M6308 5895l3449-28" svg:viewBox="0 0 3450 29">
          <text:p/>
        </draw:connector>
        <draw:connector draw:style-name="gr100" draw:text-style-name="P21" draw:layer="layout" draw:type="line" svg:x1="10.008cm" svg:y1="8.299cm" svg:x2="10.006cm" svg:y2="10.623cm" draw:start-shape="id31" draw:start-glue-point="2" draw:end-shape="id36" draw:end-glue-point="0" svg:d="M10008 8299l-2 2324" svg:viewBox="0 0 3 2325">
          <text:p/>
        </draw:connector>
        <draw:connector draw:style-name="gr101" draw:text-style-name="P21" draw:layer="layout" draw:type="line" svg:x1="10.006cm" svg:y1="11.822cm" svg:x2="10.006cm" svg:y2="14.248cm" draw:start-shape="id36" draw:start-glue-point="2" draw:end-shape="id37" draw:end-glue-point="0" svg:d="M10006 11822v2426" svg:viewBox="0 0 1 2427">
          <text:p/>
        </draw:connector>
        <draw:connector draw:style-name="gr102" draw:text-style-name="P21" draw:layer="layout" draw:type="line" svg:x1="4.099cm" svg:y1="18.146cm" svg:x2="4.108cm" svg:y2="17.145cm" draw:start-shape="id38" draw:start-glue-point="0" draw:end-shape="id39" draw:end-glue-point="2" svg:d="M4099 18146l9-1001" svg:viewBox="0 0 10 1002">
          <text:p/>
        </draw:connector>
        <draw:connector draw:style-name="gr103" draw:text-style-name="P21" draw:layer="layout" draw:type="line" svg:x1="4.108cm" svg:y1="15.945cm" svg:x2="4.105cm" svg:y2="13.6cm" draw:start-shape="id39" draw:start-glue-point="0" draw:end-shape="id40" draw:end-glue-point="2" svg:d="M4108 15945l-3-2345" svg:viewBox="0 0 4 2346">
          <text:p/>
        </draw:connector>
        <draw:connector draw:style-name="gr104" draw:text-style-name="P21" draw:layer="layout" draw:type="line" svg:x1="4.105cm" svg:y1="12.4cm" svg:x2="4.11cm" svg:y2="10.045cm" draw:start-shape="id40" draw:start-glue-point="0" draw:end-shape="id41" draw:end-glue-point="2" svg:d="M4105 12400l5-2355" svg:viewBox="0 0 6 2356">
          <text:p/>
        </draw:connector>
        <draw:connector draw:style-name="gr105" draw:text-style-name="P21" draw:layer="layout" draw:type="line" svg:x1="4.11cm" svg:y1="8.846cm" svg:x2="4.108cm" svg:y2="6.495cm" draw:start-shape="id41" draw:start-glue-point="0" draw:end-shape="id34" draw:end-glue-point="2" svg:d="M4110 8846l-2-2351" svg:viewBox="0 0 3 2352">
          <text:p/>
        </draw:connector>
        <draw:connector draw:style-name="gr106" draw:text-style-name="P21" draw:layer="layout" draw:type="line" svg:x1="4.108cm" svg:y1="5.296cm" svg:x2="4.108cm" svg:y2="2.946cm" draw:start-shape="id34" draw:start-glue-point="0" draw:end-shape="id32" draw:end-glue-point="2" svg:d="M4108 5296v-2350" svg:viewBox="0 0 1 2351">
          <text:p/>
        </draw:connector>
        <draw:connector draw:style-name="gr107" draw:text-style-name="P21" draw:layer="layout" draw:type="line" svg:x1="6.511cm" svg:y1="9.445cm" svg:x2="9.748cm" svg:y2="9.457cm" draw:start-shape="id41" draw:start-glue-point="1" draw:end-shape="id42" draw:end-glue-point="6" svg:d="M6511 9445l3237 12" svg:viewBox="0 0 3238 13">
          <text:p/>
        </draw:connector>
        <draw:custom-shape draw:style-name="gr108" draw:text-style-name="P22" xml:id="id42" draw:id="id42" draw:layer="layout" svg:width="0.498cm" svg:height="0.499cm" svg:x="9.748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25" draw:layer="layout" svg:width="0.794cm" svg:height="0.97cm" svg:x="9.6cm" svg:y="8.9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0" draw:text-style-name="P21" draw:layer="layout" draw:type="line" svg:x1="6.705cm" svg:y1="13cm" svg:x2="9.757cm" svg:y2="13.007cm" draw:start-shape="id40" draw:start-glue-point="1" draw:end-shape="id43" draw:end-glue-point="6" svg:d="M6705 13000l3052 7" svg:viewBox="0 0 3053 8">
          <text:p/>
        </draw:connector>
        <draw:custom-shape draw:style-name="gr108" draw:text-style-name="P22" xml:id="id43" draw:id="id43" draw:layer="layout" svg:width="0.498cm" svg:height="0.499cm" svg:x="9.757cm" svg:y="1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25" draw:layer="layout" svg:width="0.794cm" svg:height="0.97cm" svg:x="9.61cm" svg:y="12.46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0" draw:layer="layout" svg:width="0.798cm" svg:height="0.459cm" draw:transform="rotate (-1.5707963267949) translate (8.407cm 5.44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9cm" svg:x="9.109cm" svg:y="4.749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0" draw:layer="layout" svg:width="0.798cm" svg:height="0.459cm" draw:transform="rotate (-1.5707963267949) translate (8.407cm 9.04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8.407cm 12.54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9cm" svg:x="9.109cm" svg:y="8.647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1.799cm" svg:height="0.198cm" svg:x="9.109cm" svg:y="12.14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0" draw:layer="layout" svg:width="0.798cm" svg:height="0.458cm" draw:transform="rotate (-1.5707963267949) translate (17.606cm 1.94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31" xml:id="id47" draw:id="id47" draw:layer="layout" svg:width="5.199cm" svg:height="1.199cm" svg:x="14.806cm" svg:y="14.24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1" xml:id="id46" draw:id="id46" draw:layer="layout" svg:width="4.802cm" svg:height="1.199cm" svg:x="15.009cm" svg:y="10.62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1" xml:id="id45" draw:id="id45" draw:layer="layout" svg:width="4.401cm" svg:height="1.199cm" svg:x="15.207cm" svg:y="7.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1" xml:id="id44" draw:id="id44" draw:layer="layout" svg:width="3.999cm" svg:height="1.2cm" svg:x="15.406cm" svg:y="2.97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25" draw:layer="layout" svg:width="1.296cm" svg:height="1.168cm" svg:x="16.711cm" svg:y="14.248cm">
          <text:list text:style-name="L2">
            <text:list-header>
              <text:p text:style-name="P24"><text:span text:style-name="T22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25" draw:layer="layout" svg:width="1.296cm" svg:height="1.169cm" svg:x="16.711cm" svg:y="10.623cm">
          <text:list text:style-name="L2">
            <text:list-header>
              <text:p text:style-name="P24"><text:span text:style-name="T22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25" draw:layer="layout" svg:width="1.296cm" svg:height="1.169cm" svg:x="16.711cm" svg:y="7.095cm">
          <text:list text:style-name="L2">
            <text:list-header>
              <text:p text:style-name="P24"><text:span text:style-name="T22">P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25" draw:layer="layout" svg:width="1.296cm" svg:height="1.169cm" svg:x="16.711cm" svg:y="2.972cm">
          <text:list text:style-name="L2">
            <text:list-header>
              <text:p text:style-name="P24"><text:span text:style-name="T22">P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31" xml:id="id48" draw:id="id48" draw:layer="layout" svg:width="3.201cm" svg:height="1.2cm" svg:x="15.807cm" svg:y="0.34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1.296cm" svg:height="1.169cm" svg:x="16.711cm" svg:y="0.348cm">
          <text:list text:style-name="L2">
            <text:list-header>
              <text:p text:style-name="P24"><text:span text:style-name="T22">P6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6" draw:text-style-name="P21" draw:layer="layout" draw:type="line" svg:x1="12.006cm" svg:y1="3.572cm" svg:x2="15.406cm" svg:y2="3.572cm" draw:start-shape="id30" draw:start-glue-point="1" draw:end-shape="id44" draw:end-glue-point="3" svg:d="M12006 3572h3400" svg:viewBox="0 0 3401 1">
          <text:p/>
        </draw:connector>
        <draw:connector draw:style-name="gr127" draw:text-style-name="P21" draw:layer="layout" draw:type="line" svg:x1="12.209cm" svg:y1="7.699cm" svg:x2="15.207cm" svg:y2="7.699cm" draw:start-shape="id31" draw:start-glue-point="1" draw:end-shape="id45" draw:end-glue-point="3" svg:d="M12209 7699h2998" svg:viewBox="0 0 2999 1">
          <text:p/>
        </draw:connector>
        <draw:connector draw:style-name="gr128" draw:text-style-name="P21" draw:layer="layout" draw:type="line" svg:x1="12.407cm" svg:y1="11.222cm" svg:x2="15.009cm" svg:y2="11.222cm" draw:start-shape="id36" draw:start-glue-point="1" draw:end-shape="id46" draw:end-glue-point="3" svg:d="M12407 11222h2602" svg:viewBox="0 0 2603 1">
          <text:p/>
        </draw:connector>
        <draw:connector draw:style-name="gr129" draw:text-style-name="P21" draw:layer="layout" draw:type="line" svg:x1="12.606cm" svg:y1="14.847cm" svg:x2="14.806cm" svg:y2="14.847cm" draw:start-shape="id37" draw:start-glue-point="1" draw:end-shape="id47" draw:end-glue-point="3" svg:d="M12606 14847h2200" svg:viewBox="0 0 2201 1">
          <text:p/>
        </draw:connector>
        <draw:custom-shape draw:style-name="gr130" draw:text-style-name="P20" draw:layer="layout" svg:width="1.397cm" svg:height="0.798cm" draw:transform="rotate (-1.5707963267949) translate (14.109cm 2.94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4.109cm 7.04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4.109cm 10.54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4.109cm 14.24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1" draw:text-style-name="P37" draw:layer="layout" svg:width="6.903cm" svg:height="0.959cm" draw:transform="rotate (1.5707963267949) translate (0.148cm 12.747cm)">
          <draw:text-box>
            <text:p><text:span text:style-name="T33">ResNet 50/101</text:span></text:p>
          </draw:text-box>
        </draw:frame>
        <draw:custom-shape draw:style-name="gr69" draw:text-style-name="P20" draw:layer="layout" svg:width="1.398cm" svg:height="0.798cm" draw:transform="rotate (-1.5707963267949) translate (3.533cm 19.79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4" draw:text-style-name="P20" draw:layer="layout" svg:width="0.798cm" svg:height="0.458cm" draw:transform="rotate (-1.5707963267949) translate (9.022cm 20.09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8cm" svg:x="17.017cm" svg:y="20.39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0" draw:layer="layout" svg:width="0.798cm" svg:height="0.458cm" draw:transform="rotate (-1.5707963267949) translate (12.914cm 20.09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2" draw:text-style-name="P26" draw:layer="layout" svg:width="4.154cm" svg:height="0.97cm" svg:x="4.23cm" svg:y="20.005cm">
          <text:list text:style-name="L2">
            <text:list-header>
              <text:p text:style-name="P24"><text:span text:style-name="T30">conv. 3×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5" draw:layer="layout" svg:width="1.702cm" svg:height="0.97cm" svg:x="9.566cm" svg:y="20.005cm">
          <text:list text:style-name="L2">
            <text:list-header>
              <text:p text:style-name="P24"><text:span text:style-name="T31">1×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25" draw:layer="layout" svg:width="2.399cm" svg:height="0.97cm" svg:x="13.316cm" svg:y="20.005cm">
          <text:list text:style-name="L2">
            <text:list-header>
              <text:p text:style-name="P24"><text:span text:style-name="T31">poo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25" draw:layer="layout" svg:width="3.4cm" svg:height="0.971cm" svg:x="19.218cm" svg:y="20.005cm">
          <text:list text:style-name="L2">
            <text:list-header>
              <text:p text:style-name="P24"><text:span text:style-name="T31">up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3" xml:id="id50" draw:id="id50" draw:layer="layout" svg:width="1.168cm" svg:height="2.302cm" draw:transform="rotate (-1.5707963267949) translate (23.614cm 2.997cm)">
          <text:p/>
          <draw:enhanced-geometry svg:viewBox="0 0 21600 21600" draw:type="rectangle" draw:enhanced-path="M 0 0 L 21600 0 21600 21600 0 21600 0 0 Z N"/>
        </draw:custom-shape>
        <draw:custom-shape draw:style-name="gr196" draw:text-style-name="P33" draw:layer="layout" svg:width="1.984cm" svg:height="1.168cm" svg:x="21.442cm" svg:y="2.982cm">
          <text:list text:style-name="L2">
            <text:list-header>
              <text:p text:style-name="P32"><text:span text:style-name="T28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3" xml:id="id51" draw:id="id51" draw:layer="layout" svg:width="1.168cm" svg:height="2.302cm" draw:transform="rotate (-1.5707963267949) translate (23.614cm 7.107cm)">
          <text:p/>
          <draw:enhanced-geometry svg:viewBox="0 0 21600 21600" draw:type="rectangle" draw:enhanced-path="M 0 0 L 21600 0 21600 21600 0 21600 0 0 Z N"/>
        </draw:custom-shape>
        <draw:custom-shape draw:style-name="gr197" draw:text-style-name="P33" draw:layer="layout" svg:width="1.984cm" svg:height="1.168cm" svg:x="21.442cm" svg:y="7.092cm">
          <text:list text:style-name="L2">
            <text:list-header>
              <text:p text:style-name="P32"><text:span text:style-name="T28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3" xml:id="id52" draw:id="id52" draw:layer="layout" svg:width="1.168cm" svg:height="2.302cm" draw:transform="rotate (-1.5707963267949) translate (23.614cm 10.626cm)">
          <text:p/>
          <draw:enhanced-geometry svg:viewBox="0 0 21600 21600" draw:type="rectangle" draw:enhanced-path="M 0 0 L 21600 0 21600 21600 0 21600 0 0 Z N"/>
        </draw:custom-shape>
        <draw:custom-shape draw:style-name="gr198" draw:text-style-name="P33" draw:layer="layout" svg:width="1.984cm" svg:height="1.168cm" svg:x="21.442cm" svg:y="10.611cm">
          <text:list text:style-name="L2">
            <text:list-header>
              <text:p text:style-name="P32"><text:span text:style-name="T28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3" xml:id="id53" draw:id="id53" draw:layer="layout" svg:width="1.168cm" svg:height="2.302cm" draw:transform="rotate (-1.5707963267949) translate (23.614cm 14.266cm)">
          <text:p/>
          <draw:enhanced-geometry svg:viewBox="0 0 21600 21600" draw:type="rectangle" draw:enhanced-path="M 0 0 L 21600 0 21600 21600 0 21600 0 0 Z N"/>
        </draw:custom-shape>
        <draw:custom-shape draw:style-name="gr199" draw:text-style-name="P33" draw:layer="layout" svg:width="1.984cm" svg:height="1.168cm" svg:x="21.442cm" svg:y="14.251cm">
          <text:list text:style-name="L2">
            <text:list-header>
              <text:p text:style-name="P32"><text:span text:style-name="T28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3" xml:id="id49" draw:id="id49" draw:layer="layout" svg:width="1.168cm" svg:height="2.302cm" draw:transform="rotate (-1.5707963267949) translate (23.614cm 0.365cm)">
          <text:p/>
          <draw:enhanced-geometry svg:viewBox="0 0 21600 21600" draw:type="rectangle" draw:enhanced-path="M 0 0 L 21600 0 21600 21600 0 21600 0 0 Z N"/>
        </draw:custom-shape>
        <draw:custom-shape draw:style-name="gr200" draw:text-style-name="P33" draw:layer="layout" svg:width="1.984cm" svg:height="1.168cm" svg:x="21.442cm" svg:y="0.35cm">
          <text:list text:style-name="L2">
            <text:list-header>
              <text:p text:style-name="P32"><text:span text:style-name="T28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01" draw:text-style-name="P39" draw:layer="layout" draw:type="line" svg:x1="19.008cm" svg:y1="0.948cm" svg:x2="21.312cm" svg:y2="0.949cm" draw:start-shape="id48" draw:start-glue-point="1" draw:end-shape="id49" draw:end-glue-point="2" svg:d="M19008 948l2304 1" svg:viewBox="0 0 2305 2">
          <text:p/>
        </draw:connector>
        <draw:connector draw:style-name="gr201" draw:text-style-name="P39" draw:layer="layout" draw:type="line" svg:x1="19.405cm" svg:y1="3.572cm" svg:x2="21.312cm" svg:y2="3.581cm" draw:start-shape="id44" draw:start-glue-point="1" draw:end-shape="id50" draw:end-glue-point="2" svg:d="M19405 3572l1907 9" svg:viewBox="0 0 1908 10">
          <text:p/>
        </draw:connector>
        <draw:connector draw:style-name="gr201" draw:text-style-name="P39" draw:layer="layout" draw:type="line" svg:x1="19.608cm" svg:y1="7.699cm" svg:x2="21.312cm" svg:y2="7.691cm" draw:start-shape="id45" draw:start-glue-point="1" draw:end-shape="id51" draw:end-glue-point="2" svg:d="M19608 7699l1704-8" svg:viewBox="0 0 1705 9">
          <text:p/>
        </draw:connector>
        <draw:connector draw:style-name="gr201" draw:text-style-name="P39" draw:layer="layout" draw:type="line" svg:x1="19.811cm" svg:y1="11.222cm" svg:x2="21.312cm" svg:y2="11.21cm" draw:start-shape="id46" draw:start-glue-point="1" draw:end-shape="id52" draw:end-glue-point="2" svg:d="M19811 11222l1501-12" svg:viewBox="0 0 1502 13">
          <text:p/>
        </draw:connector>
        <draw:connector draw:style-name="gr201" draw:text-style-name="P39" draw:layer="layout" draw:type="line" svg:x1="20.005cm" svg:y1="14.847cm" svg:x2="21.312cm" svg:y2="14.85cm" draw:start-shape="id47" draw:start-glue-point="1" draw:end-shape="id53" draw:end-glue-point="2" svg:d="M20005 14847l1307 3" svg:viewBox="0 0 1308 4">
          <text:p/>
        </draw:connector>
        <presentation:notes draw:style-name="dp3">
          <draw:page-thumbnail draw:style-name="gr12" draw:layer="layout" svg:width="19.795cm" svg:height="11.13cm" svg:x="0.599cm" svg:y="2.258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題名7">
        <draw:connector draw:style-name="gr144" draw:text-style-name="P21" draw:layer="layout" draw:type="line" svg:x1="18.08cm" svg:y1="11.199cm" svg:x2="22.242cm" svg:y2="8.732cm" svg:d="M18080 11199l4162-2467" svg:viewBox="0 0 4163 2468">
          <text:p/>
        </draw:connector>
        <draw:connector draw:style-name="gr144" draw:text-style-name="P21" draw:layer="layout" draw:type="line" svg:x1="18.073cm" svg:y1="7.692cm" svg:x2="22.242cm" svg:y2="7.647cm" svg:d="M18073 7692l4169-45" svg:viewBox="0 0 4170 46">
          <text:p/>
        </draw:connector>
        <draw:connector draw:style-name="gr144" draw:text-style-name="P21" draw:layer="layout" draw:type="line" svg:x1="18.073cm" svg:y1="4.243cm" svg:x2="22.235cm" svg:y2="6.71cm" svg:d="M18073 4243l4162 2467" svg:viewBox="0 0 4163 2468">
          <text:p/>
        </draw:connector>
        <draw:connector draw:style-name="gr144" draw:text-style-name="P21" draw:layer="layout" draw:type="line" svg:x1="18.08cm" svg:y1="1.585cm" svg:x2="22.181cm" svg:y2="4.998cm" svg:d="M18080 1585l4101 3413" svg:viewBox="0 0 4102 3414">
          <text:p/>
        </draw:connector>
        <draw:line draw:style-name="gr71" draw:text-style-name="P21" draw:layer="layout" svg:x1="15.655cm" svg:y1="3.475cm" svg:x2="15.659cm" svg:y2="2.042cm">
          <text:p/>
        </draw:line>
        <draw:connector draw:style-name="gr72" draw:text-style-name="P21" draw:layer="layout" draw:type="line" svg:x1="9.057cm" svg:y1="4.714cm" svg:x2="9.057cm" svg:y2="7.08cm" draw:start-shape="id54" draw:start-glue-point="2" draw:end-shape="id55" draw:end-glue-point="0" svg:d="M9057 4714v2366" svg:viewBox="0 0 1 2367">
          <text:p/>
        </draw:connector>
        <draw:custom-shape draw:style-name="gr73" draw:text-style-name="P22" xml:id="id62" draw:id="id62" draw:layer="layout" svg:width="5.6cm" svg:height="0.198cm" svg:x="1.299cm" svg:y="18.14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5.6cm" svg:height="0.198cm" svg:x="1.299cm" svg:y="18.34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2" draw:layer="layout" svg:width="5.6cm" svg:height="0.199cm" svg:x="1.299cm" svg:y="18.547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23" xml:id="id63" draw:id="id63" draw:layer="layout" svg:width="5cm" svg:height="1.19cm" svg:x="1.599cm" svg:y="15.945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23" xml:id="id64" draw:id="id64" draw:layer="layout" svg:width="4.5cm" svg:height="1.19cm" svg:x="1.849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3" xml:id="id65" draw:id="id65" draw:layer="layout" svg:width="4cm" svg:height="1.19cm" svg:x="2.099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3" xml:id="id58" draw:id="id58" draw:layer="layout" svg:width="3.5cm" svg:height="1.19cm" svg:x="2.349cm" svg:y="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3" xml:id="id56" draw:id="id56" draw:layer="layout" svg:width="3cm" svg:height="1.19cm" svg:x="2.599cm" svg:y="1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2" draw:layer="layout" svg:width="1.396cm" svg:height="1.169cm" svg:x="3.401cm" svg:y="15.945cm">
          <text:list text:style-name="L2">
            <text:list-header>
              <text:p text:style-name="P32"><text:span text:style-name="T22">C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2" draw:layer="layout" svg:width="1.596cm" svg:height="1.168cm" svg:x="3.301cm" svg:y="12.396cm">
          <text:list text:style-name="L2">
            <text:list-header>
              <text:p text:style-name="P32"><text:span text:style-name="T22">C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2" draw:layer="layout" svg:width="1.596cm" svg:height="1.168cm" svg:x="3.301cm" svg:y="8.846cm">
          <text:list text:style-name="L2">
            <text:list-header>
              <text:p text:style-name="P32"><text:span text:style-name="T22">C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2" draw:layer="layout" svg:width="1.596cm" svg:height="1.169cm" svg:x="3.301cm" svg:y="5.296cm">
          <text:list text:style-name="L2">
            <text:list-header>
              <text:p text:style-name="P32"><text:span text:style-name="T22">C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43" draw:layer="layout" svg:width="1.596cm" svg:height="1.169cm" svg:x="3.301cm" svg:y="1.746cm">
          <text:list text:style-name="L2">
            <text:list-header>
              <text:p text:style-name="P32"><text:span text:style-name="T23">C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7" xml:id="id61" draw:id="id61" draw:layer="layout" svg:width="4.5cm" svg:height="1.19cm" svg:x="6.807cm" svg:y="14.209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27" xml:id="id60" draw:id="id60" draw:layer="layout" svg:width="4cm" svg:height="1.19cm" svg:x="7.057cm" svg:y="10.63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27" xml:id="id55" draw:id="id55" draw:layer="layout" svg:width="3.5cm" svg:height="1.19cm" svg:x="7.307cm" svg:y="7.08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27" xml:id="id54" draw:id="id54" draw:layer="layout" svg:width="3cm" svg:height="1.19cm" svg:x="7.557cm" svg:y="3.524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42" draw:layer="layout" svg:width="1.415cm" svg:height="1.168cm" svg:x="8.35cm" svg:y="14.2cm">
          <text:list text:style-name="L2">
            <text:list-header>
              <text:p text:style-name="P32"><text:span text:style-name="T22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42" draw:layer="layout" svg:width="1.415cm" svg:height="1.169cm" svg:x="8.35cm" svg:y="10.541cm">
          <text:list text:style-name="L2">
            <text:list-header>
              <text:p text:style-name="P32"><text:span text:style-name="T22">M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42" draw:layer="layout" svg:width="1.415cm" svg:height="1.169cm" svg:x="8.35cm" svg:y="6.991cm">
          <text:list text:style-name="L2">
            <text:list-header>
              <text:p text:style-name="P32"><text:span text:style-name="T22">M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44" xml:id="id57" draw:id="id57" draw:layer="layout" svg:width="1.415cm" svg:height="1.169cm" svg:x="8.35cm" svg:y="3.472cm">
          <text:list text:style-name="L2">
            <text:list-header>
              <text:p text:style-name="P32"><text:span text:style-name="T24">M5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4" draw:text-style-name="P21" draw:layer="layout" svg:x1="5.599cm" svg:y1="2.341cm" svg:x2="9.057cm" svg:y2="3.472cm" draw:start-shape="id56" draw:start-glue-point="1" draw:end-shape="id57" draw:end-glue-point="0" svg:d="M5599 2341h3458v1131" svg:viewBox="0 0 3459 1132">
          <text:p/>
        </draw:connector>
        <draw:custom-shape draw:style-name="gr95" draw:text-style-name="P22" xml:id="id59" draw:id="id59" draw:layer="layout" svg:width="0.498cm" svg:height="0.498cm" svg:x="8.808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25" draw:layer="layout" svg:width="0.794cm" svg:height="0.97cm" svg:x="8.66cm" svg:y="5.35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25" draw:layer="layout" svg:width="4.075cm" svg:height="1.169cm" svg:x="6.855cm" svg:y="17.947cm">
          <text:list text:style-name="L2">
            <text:list-header>
              <text:p text:style-name="P24"><text:span text:style-name="T26">Input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25" draw:layer="layout" svg:width="1.772cm" svg:height="1.169cm" svg:x="14.771cm" svg:y="16.179cm">
          <text:list text:style-name="L2">
            <text:list-header>
              <text:p text:style-name="P24"><text:span text:style-name="T27">F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9" draw:text-style-name="P21" draw:layer="layout" draw:type="line" svg:x1="5.849cm" svg:y1="5.897cm" svg:x2="8.808cm" svg:y2="5.897cm" draw:start-shape="id58" draw:start-glue-point="1" draw:end-shape="id59" draw:end-glue-point="6" svg:d="M5849 5897h2959" svg:viewBox="0 0 2960 1">
          <text:p/>
        </draw:connector>
        <draw:connector draw:style-name="gr100" draw:text-style-name="P21" draw:layer="layout" draw:type="line" svg:x1="9.057cm" svg:y1="8.27cm" svg:x2="9.057cm" svg:y2="10.63cm" draw:start-shape="id55" draw:start-glue-point="2" draw:end-shape="id60" draw:end-glue-point="0" svg:d="M9057 8270v2360" svg:viewBox="0 0 1 2361">
          <text:p/>
        </draw:connector>
        <draw:connector draw:style-name="gr101" draw:text-style-name="P21" draw:layer="layout" draw:type="line" svg:x1="9.057cm" svg:y1="11.82cm" svg:x2="9.057cm" svg:y2="14.209cm" draw:start-shape="id60" draw:start-glue-point="2" draw:end-shape="id61" draw:end-glue-point="0" svg:d="M9057 11820v2389" svg:viewBox="0 0 1 2390">
          <text:p/>
        </draw:connector>
        <draw:connector draw:style-name="gr102" draw:text-style-name="P21" draw:layer="layout" draw:type="line" svg:x1="4.099cm" svg:y1="18.146cm" svg:x2="4.099cm" svg:y2="17.135cm" draw:start-shape="id62" draw:start-glue-point="0" draw:end-shape="id63" draw:end-glue-point="2" svg:d="M4099 18146v-1011" svg:viewBox="0 0 1 1012">
          <text:p/>
        </draw:connector>
        <draw:connector draw:style-name="gr103" draw:text-style-name="P21" draw:layer="layout" draw:type="line" svg:x1="4.099cm" svg:y1="15.945cm" svg:x2="4.099cm" svg:y2="13.605cm" draw:start-shape="id63" draw:start-glue-point="0" draw:end-shape="id64" draw:end-glue-point="2" svg:d="M4099 15945v-2340" svg:viewBox="0 0 1 2341">
          <text:p/>
        </draw:connector>
        <draw:connector draw:style-name="gr104" draw:text-style-name="P21" draw:layer="layout" draw:type="line" svg:x1="4.099cm" svg:y1="12.415cm" svg:x2="4.099cm" svg:y2="10.049cm" draw:start-shape="id64" draw:start-glue-point="0" draw:end-shape="id65" draw:end-glue-point="2" svg:d="M4099 12415v-2366" svg:viewBox="0 0 1 2367">
          <text:p/>
        </draw:connector>
        <draw:connector draw:style-name="gr105" draw:text-style-name="P21" draw:layer="layout" draw:type="line" svg:x1="4.099cm" svg:y1="8.859cm" svg:x2="4.099cm" svg:y2="6.492cm" draw:start-shape="id65" draw:start-glue-point="0" draw:end-shape="id58" draw:end-glue-point="2" svg:d="M4099 8859v-2367" svg:viewBox="0 0 1 2368">
          <text:p/>
        </draw:connector>
        <draw:connector draw:style-name="gr106" draw:text-style-name="P21" draw:layer="layout" draw:type="line" svg:x1="4.099cm" svg:y1="5.302cm" svg:x2="4.099cm" svg:y2="2.936cm" draw:start-shape="id58" draw:start-glue-point="0" draw:end-shape="id56" draw:end-glue-point="2" svg:d="M4099 5302v-2366" svg:viewBox="0 0 1 2367">
          <text:p/>
        </draw:connector>
        <draw:connector draw:style-name="gr107" draw:text-style-name="P21" draw:layer="layout" draw:type="line" svg:x1="6.099cm" svg:y1="9.454cm" svg:x2="8.808cm" svg:y2="9.457cm" draw:start-shape="id65" draw:start-glue-point="1" draw:end-shape="id66" draw:end-glue-point="6" svg:d="M6099 9454l2709 3" svg:viewBox="0 0 2710 4">
          <text:p/>
        </draw:connector>
        <draw:custom-shape draw:style-name="gr108" draw:text-style-name="P22" xml:id="id66" draw:id="id66" draw:layer="layout" svg:width="0.498cm" svg:height="0.499cm" svg:x="8.808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25" draw:layer="layout" svg:width="0.794cm" svg:height="0.97cm" svg:x="8.66cm" svg:y="8.9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0" draw:text-style-name="P21" draw:layer="layout" draw:type="line" svg:x1="6.349cm" svg:y1="13.01cm" svg:x2="8.808cm" svg:y2="13.007cm" draw:start-shape="id64" draw:start-glue-point="1" draw:end-shape="id67" draw:end-glue-point="6" svg:d="M6349 13010l2459-3" svg:viewBox="0 0 2460 4">
          <text:p/>
        </draw:connector>
        <draw:custom-shape draw:style-name="gr108" draw:text-style-name="P22" xml:id="id67" draw:id="id67" draw:layer="layout" svg:width="0.498cm" svg:height="0.499cm" svg:x="8.808cm" svg:y="1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25" draw:layer="layout" svg:width="0.794cm" svg:height="0.97cm" svg:x="8.66cm" svg:y="12.46cm">
          <text:list text:style-name="L2">
            <text:list-header>
              <text:p text:style-name="P24"><text:span text:style-name="T2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0" draw:layer="layout" svg:width="0.798cm" svg:height="0.459cm" draw:transform="rotate (-1.5707963267949) translate (7.207cm 5.44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9cm" svg:x="8.158cm" svg:y="5.049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0" draw:layer="layout" svg:width="0.798cm" svg:height="0.459cm" draw:transform="rotate (-1.5707963267949) translate (7.207cm 9.04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7.207cm 12.54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9cm" svg:x="8.158cm" svg:y="8.647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1.799cm" svg:height="0.198cm" svg:x="8.158cm" svg:y="12.14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0" draw:layer="layout" svg:width="0.798cm" svg:height="0.458cm" draw:transform="rotate (-1.5707963267949) translate (15.886cm 2.44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5" draw:text-style-name="P31" xml:id="id71" draw:id="id71" draw:layer="layout" svg:width="4.5cm" svg:height="1.19cm" svg:x="13.407cm" svg:y="14.21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31" xml:id="id70" draw:id="id70" draw:layer="layout" svg:width="4cm" svg:height="1.19cm" svg:x="13.657cm" svg:y="10.623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31" xml:id="id69" draw:id="id69" draw:layer="layout" svg:width="3.5cm" svg:height="1.19cm" svg:x="13.907cm" svg:y="7.08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31" xml:id="id68" draw:id="id68" draw:layer="layout" svg:width="3cm" svg:height="1.19cm" svg:x="14.157cm" svg:y="3.5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5" draw:layer="layout" svg:width="1.296cm" svg:height="1.168cm" svg:x="15.009cm" svg:y="14.148cm">
          <text:list text:style-name="L2">
            <text:list-header>
              <text:p text:style-name="P24"><text:span text:style-name="T22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25" draw:layer="layout" svg:width="1.296cm" svg:height="1.169cm" svg:x="15.009cm" svg:y="10.523cm">
          <text:list text:style-name="L2">
            <text:list-header>
              <text:p text:style-name="P24"><text:span text:style-name="T22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5" draw:layer="layout" svg:width="1.296cm" svg:height="1.169cm" svg:x="15.009cm" svg:y="6.995cm">
          <text:list text:style-name="L2">
            <text:list-header>
              <text:p text:style-name="P24"><text:span text:style-name="T22">P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5" draw:layer="layout" svg:width="1.296cm" svg:height="1.169cm" svg:x="15.009cm" svg:y="3.472cm">
          <text:list text:style-name="L2">
            <text:list-header>
              <text:p text:style-name="P24"><text:span text:style-name="T22">P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31" draw:layer="layout" svg:width="2.5cm" svg:height="1.19cm" svg:x="14.407cm" svg:y="0.848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25" draw:layer="layout" svg:width="1.296cm" svg:height="1.169cm" svg:x="15.009cm" svg:y="0.848cm">
          <text:list text:style-name="L2">
            <text:list-header>
              <text:p text:style-name="P24"><text:span text:style-name="T22">P6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26" draw:text-style-name="P21" draw:layer="layout" draw:type="line" svg:x1="10.557cm" svg:y1="4.119cm" svg:x2="14.157cm" svg:y2="4.115cm" draw:start-shape="id54" draw:start-glue-point="1" draw:end-shape="id68" draw:end-glue-point="3" svg:d="M10557 4119l3600-4" svg:viewBox="0 0 3601 5">
          <text:p/>
        </draw:connector>
        <draw:connector draw:style-name="gr127" draw:text-style-name="P21" draw:layer="layout" draw:type="line" svg:x1="10.807cm" svg:y1="7.675cm" svg:x2="13.907cm" svg:y2="7.675cm" draw:start-shape="id55" draw:start-glue-point="1" draw:end-shape="id69" draw:end-glue-point="3" svg:d="M10807 7675h3100" svg:viewBox="0 0 3101 1">
          <text:p/>
        </draw:connector>
        <draw:connector draw:style-name="gr128" draw:text-style-name="P21" draw:layer="layout" draw:type="line" svg:x1="11.057cm" svg:y1="11.225cm" svg:x2="13.657cm" svg:y2="11.218cm" draw:start-shape="id60" draw:start-glue-point="1" draw:end-shape="id70" draw:end-glue-point="3" svg:d="M11057 11225l2600-7" svg:viewBox="0 0 2601 8">
          <text:p/>
        </draw:connector>
        <draw:connector draw:style-name="gr129" draw:text-style-name="P21" draw:layer="layout" draw:type="line" svg:x1="11.307cm" svg:y1="14.804cm" svg:x2="13.407cm" svg:y2="14.805cm" draw:end-shape="id71" draw:end-glue-point="3" svg:d="M11307 14804l2100 1" svg:viewBox="0 0 2101 2">
          <text:p/>
        </draw:connector>
        <draw:custom-shape draw:style-name="gr130" draw:text-style-name="P20" draw:layer="layout" svg:width="1.397cm" svg:height="0.798cm" draw:transform="rotate (-1.5707963267949) translate (12.809cm 3.44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2.809cm 7.04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2.809cm 10.54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12.809cm 14.14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1" draw:text-style-name="P37" draw:layer="layout" svg:width="6.903cm" svg:height="0.959cm" draw:transform="rotate (1.5707963267949) translate (0.331cm 12.747cm)">
          <draw:text-box>
            <text:p><text:span text:style-name="T33">ResNet 50/101</text:span></text:p>
          </draw:text-box>
        </draw:frame>
        <draw:custom-shape draw:style-name="gr68" draw:text-style-name="P19" draw:layer="layout" svg:width="1.398cm" svg:height="0.798cm" draw:transform="rotate (-1.5707963267949) translate (28.414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8.114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19" draw:layer="layout" svg:width="1.398cm" svg:height="0.798cm" draw:transform="rotate (-1.5707963267949) translate (27.814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7.514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0" draw:text-style-name="P19" draw:layer="layout" svg:width="1.398cm" svg:height="0.799cm" draw:transform="rotate (-1.5707963267949) translate (27.214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6.91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8" draw:text-style-name="P30" xml:id="id73" draw:id="id73" draw:layer="layout" svg:width="1.601cm" svg:height="6.5cm" svg:x="22.509cm" svg:y="4.405cm">
          <text:p/>
          <draw:enhanced-geometry svg:viewBox="0 0 21600 21600" draw:type="rectangle" draw:enhanced-path="M 0 0 L 21600 0 21600 21600 0 21600 0 0 Z N"/>
        </draw:custom-shape>
        <draw:custom-shape draw:style-name="gr235" draw:text-style-name="P35" draw:layer="layout" svg:width="3.435cm" svg:height="0.961cm" svg:x="21.589cm" svg:y="7.022cm">
          <text:list text:style-name="L2">
            <text:list-header>
              <text:p text:style-name="P34"><text:span text:style-name="T29">ROI Align</text:span></text:p>
            </text:list-header>
          </text:list>
          <draw:enhanced-geometry draw:text-rotate-angle="90" svg:viewBox="0 0 21600 21600" draw:type="mso-spt202" draw:enhanced-path="M 0 0 L 21600 0 21600 21600 0 21600 0 0 Z N"/>
        </draw:custom-shape>
        <draw:connector draw:style-name="gr144" draw:text-style-name="P21" draw:layer="layout" draw:type="line" svg:x1="18.088cm" svg:y1="14.288cm" svg:x2="22.189cm" svg:y2="10.875cm" svg:d="M18088 14288l4101-3413" svg:viewBox="0 0 4102 3414">
          <text:p/>
        </draw:connector>
        <draw:custom-shape draw:style-name="gr145" draw:text-style-name="P20" xml:id="id74" draw:id="id74" draw:layer="layout" svg:width="2.099cm" svg:height="1.199cm" draw:transform="rotate (-1.5707963267949) translate (26.512cm 5.00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xml:id="id72" draw:id="id72" draw:layer="layout" svg:width="0.798cm" svg:height="0.459cm" draw:transform="rotate (-1.5707963267949) translate (27.809cm 5.64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6" draw:text-style-name="P21" draw:layer="layout" draw:type="line" svg:x1="26.509cm" svg:y1="6.005cm" svg:x2="27.35cm" svg:y2="6.049cm" draw:end-shape="id72" draw:end-glue-point="8" svg:d="M26509 6005l841 44" svg:viewBox="0 0 842 45">
          <text:p/>
        </draw:connector>
        <draw:connector draw:style-name="gr147" draw:text-style-name="P21" draw:layer="layout" svg:x1="24.11cm" svg:y1="7.655cm" svg:x2="25.314cm" svg:y2="6.055cm" draw:start-shape="id73" draw:start-glue-point="1" draw:end-shape="id74" draw:end-glue-point="8" svg:d="M24110 7655h605v-1600h599" svg:viewBox="0 0 1205 1601">
          <text:p/>
        </draw:connector>
        <draw:custom-shape draw:style-name="gr68" draw:text-style-name="P19" draw:layer="layout" svg:width="1.398cm" svg:height="0.798cm" draw:transform="rotate (-1.5707963267949) translate (26.61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8" draw:text-style-name="P20" xml:id="id75" draw:id="id75" draw:layer="layout" svg:width="1.398cm" svg:height="0.799cm" draw:transform="rotate (-1.5707963267949) translate (26.31cm 8.80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9" draw:text-style-name="P21" draw:layer="layout" draw:line-skew="-0.106cm" svg:x1="24.11cm" svg:y1="7.655cm" svg:x2="25.511cm" svg:y2="9.322cm" draw:start-shape="id73" draw:start-glue-point="1" draw:end-shape="id75" draw:end-glue-point="7" svg:d="M24110 7655h598v1667h803" svg:viewBox="0 0 1402 1668">
          <text:p/>
        </draw:connector>
        <draw:line draw:style-name="gr150" draw:text-style-name="P21" draw:layer="layout" svg:x1="28.41cm" svg:y1="9.406cm" svg:x2="31.311cm" svg:y2="9.41cm">
          <text:p/>
        </draw:line>
        <draw:custom-shape draw:style-name="gr151" draw:text-style-name="P19" draw:layer="layout" svg:width="1.199cm" svg:height="0.683cm" draw:transform="rotate (-1.5707963267949) translate (29.793cm 8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2" draw:text-style-name="P20" draw:layer="layout" svg:width="1.2cm" svg:height="0.684cm" draw:transform="rotate (-1.5707963267949) translate (29.508cm 8.903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3" draw:text-style-name="P36" draw:layer="layout" svg:width="0.798cm" svg:height="0.459cm" draw:transform="rotate (-1.5707963267949) translate (30.706cm 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20" draw:layer="layout" svg:width="0.798cm" svg:height="0.459cm" draw:transform="rotate (-1.5707963267949) translate (30.508cm 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4" draw:text-style-name="P21" draw:layer="layout" draw:line-skew="-0.004cm" svg:x1="27.809cm" svg:y1="6.049cm" svg:x2="29.309cm" svg:y2="5.117cm" draw:start-shape="id72" draw:start-glue-point="5" draw:end-shape="id76" draw:end-glue-point="3" svg:d="M27809 6049h898v-932h602" svg:viewBox="0 0 1501 933">
          <text:p/>
        </draw:connector>
        <draw:custom-shape draw:style-name="gr236" draw:text-style-name="P25" xml:id="id76" draw:id="id76" draw:layer="layout" svg:width="2.042cm" svg:height="1.169cm" svg:x="29.309cm" svg:y="4.533cm">
          <text:list text:style-name="L2">
            <text:list-header>
              <text:p text:style-name="P24"><text:span text:style-name="T26">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5" xml:id="id77" draw:id="id77" draw:layer="layout" svg:width="2.029cm" svg:height="1.169cm" svg:x="29.309cm" svg:y="6.006cm">
          <text:list text:style-name="L2">
            <text:list-header>
              <text:p text:style-name="P24"><text:span text:style-name="T26">BBo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7" draw:text-style-name="P21" draw:layer="layout" draw:line-skew="-0.01cm" svg:x1="27.809cm" svg:y1="6.049cm" svg:x2="29.309cm" svg:y2="6.59cm" draw:start-shape="id72" draw:start-glue-point="5" draw:end-shape="id77" draw:end-glue-point="3" svg:d="M27809 6049h904v541h596" svg:viewBox="0 0 1501 542">
          <text:p/>
        </draw:connector>
        <draw:custom-shape draw:style-name="gr238" draw:text-style-name="P25" draw:layer="layout" svg:width="2.024cm" svg:height="1.169cm" svg:x="31.276cm" svg:y="8.806cm">
          <text:list text:style-name="L2">
            <text:list-header>
              <text:p text:style-name="P24"><text:span text:style-name="T26">M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25" draw:layer="layout" svg:width="1.759cm" svg:height="1.169cm" svg:x="27.55cm" svg:y="10.433cm">
          <text:list text:style-name="L2">
            <text:list-header>
              <text:p text:style-name="P24"><text:span text:style-name="T32">FC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40" draw:text-style-name="P23" draw:layer="layout" svg:width="0.887cm" svg:height="1.548cm" draw:transform="rotate (-1.5707963267949) translate (20.37cm 2.295cm)">
            <text:p/>
            <draw:enhanced-geometry svg:viewBox="0 0 21600 21600" draw:type="rectangle" draw:enhanced-path="M 0 0 L 21600 0 21600 21600 0 21600 0 0 Z N"/>
          </draw:custom-shape>
          <draw:custom-shape draw:style-name="gr241" draw:text-style-name="P33" draw:layer="layout" svg:width="1.984cm" svg:height="1.168cm" svg:x="18.604cm" svg:y="2.109cm">
            <text:list text:style-name="L2">
              <text:list-header>
                <text:p text:style-name="P32"><text:span text:style-name="T35">RP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0" draw:text-style-name="P23" draw:layer="layout" svg:width="0.887cm" svg:height="1.548cm" draw:transform="rotate (-1.5707963267949) translate (20.37cm 4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33" draw:layer="layout" svg:width="1.984cm" svg:height="1.168cm" svg:x="18.604cm" svg:y="4.602cm">
            <text:list text:style-name="L2">
              <text:list-header>
                <text:p text:style-name="P32"><text:span text:style-name="T35">RP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0" draw:text-style-name="P23" draw:layer="layout" svg:width="0.887cm" svg:height="1.548cm" draw:transform="rotate (-1.5707963267949) translate (20.37cm 7.1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3" draw:text-style-name="P33" draw:layer="layout" svg:width="1.984cm" svg:height="1.168cm" svg:x="18.604cm" svg:y="6.995cm">
            <text:list text:style-name="L2">
              <text:list-header>
                <text:p text:style-name="P32"><text:span text:style-name="T35">RP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0" draw:text-style-name="P23" draw:layer="layout" svg:width="0.887cm" svg:height="1.548cm" draw:transform="rotate (-1.5707963267949) translate (20.37cm 9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4" draw:text-style-name="P33" draw:layer="layout" svg:width="1.984cm" svg:height="1.168cm" svg:x="18.604cm" svg:y="9.588cm">
            <text:list text:style-name="L2">
              <text:list-header>
                <text:p text:style-name="P32"><text:span text:style-name="T35">RP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0" draw:text-style-name="P23" draw:layer="layout" svg:width="0.887cm" svg:height="1.548cm" draw:transform="rotate (-1.5707963267949) translate (20.37cm 12.548cm)">
            <text:p/>
            <draw:enhanced-geometry svg:viewBox="0 0 21600 21600" draw:type="rectangle" draw:enhanced-path="M 0 0 L 21600 0 21600 21600 0 21600 0 0 Z N"/>
          </draw:custom-shape>
          <draw:custom-shape draw:style-name="gr245" draw:text-style-name="P33" draw:layer="layout" svg:width="1.984cm" svg:height="1.168cm" svg:x="18.604cm" svg:y="12.362cm">
            <text:list text:style-name="L2">
              <text:list-header>
                <text:p text:style-name="P32"><text:span text:style-name="T35">RP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8" draw:text-style-name="P19" draw:layer="layout" svg:width="1.398cm" svg:height="0.798cm" draw:transform="rotate (-1.5707963267949) translate (26.24cm 13.91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0" draw:layer="layout" svg:width="1.398cm" svg:height="0.798cm" draw:transform="rotate (-1.5707963267949) translate (25.839cm 13.91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4" draw:text-style-name="P20" draw:layer="layout" svg:width="0.798cm" svg:height="0.458cm" draw:transform="rotate (-1.5707963267949) translate (25.49cm 17.00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29" draw:layer="layout" svg:width="1.799cm" svg:height="0.198cm" svg:x="25.036cm" svg:y="18.41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0" draw:layer="layout" svg:width="0.798cm" svg:height="0.458cm" draw:transform="rotate (-1.5707963267949) translate (30.235cm 15.71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9" draw:text-style-name="P20" draw:layer="layout" svg:width="1.199cm" svg:height="0.684cm" draw:transform="rotate (-1.5707963267949) translate (25.72cm 15.50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6" draw:text-style-name="P26" draw:layer="layout" svg:width="4.154cm" svg:height="0.97cm" svg:x="26.536cm" svg:y="14.242cm">
          <text:list text:style-name="L2">
            <text:list-header>
              <text:p text:style-name="P24"><text:span text:style-name="T30">conv. 3×3, Re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25" draw:layer="layout" svg:width="1.702cm" svg:height="0.97cm" svg:x="26.734cm" svg:y="15.627cm">
          <text:list text:style-name="L2">
            <text:list-header>
              <text:p text:style-name="P24"><text:span text:style-name="T31">2×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1.702cm" svg:height="0.97cm" svg:x="26.734cm" svg:y="16.941cm">
          <text:list text:style-name="L2">
            <text:list-header>
              <text:p text:style-name="P24"><text:span text:style-name="T31">1×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25" draw:layer="layout" svg:width="2.399cm" svg:height="0.97cm" svg:x="30.637cm" svg:y="15.627cm">
          <text:list text:style-name="L2">
            <text:list-header>
              <text:p text:style-name="P24"><text:span text:style-name="T31">poo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36" draw:layer="layout" svg:width="0.798cm" svg:height="0.458cm" draw:transform="rotate (-1.5707963267949) translate (30.235cm 17.00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0" draw:text-style-name="P25" draw:layer="layout" svg:width="2.399cm" svg:height="0.97cm" svg:x="30.637cm" svg:y="16.928cm">
          <text:list text:style-name="L2">
            <text:list-header>
              <text:p text:style-name="P24"><text:span text:style-name="T31">sigmo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25" draw:layer="layout" svg:width="3.4cm" svg:height="0.971cm" svg:x="27.237cm" svg:y="17.99cm">
          <text:list text:style-name="L2">
            <text:list-header>
              <text:p text:style-name="P24"><text:span text:style-name="T31">upsampl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12" draw:layer="layout" svg:width="19.795cm" svg:height="11.13cm" svg:x="0.599cm" svg:y="2.258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Segoe UI" svg:font-family="'Segoe UI'"/>
    <style:font-face style:name="微軟正黑體" svg:font-family="微軟正黑體"/>
    <style:font-face style:name="Noto Sans CJK TC Bold1" svg:font-family="'Noto Sans CJK TC Bold'" style:font-family-generic="swiss"/>
    <style:font-face style:name="AR PL UMing TW1" svg:font-family="'AR PL UMing TW'" style:font-pitch="variable"/>
    <style:font-face style:name="Arial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TC" svg:font-family="'Noto Sans CJK TC'" style:font-pitch="variable"/>
    <style:font-face style:name="Segoe UI1" svg:font-family="'Segoe UI'" style:font-pitch="variable"/>
    <style:font-face style:name="微軟正黑體1" svg:font-family="微軟正黑體" style:font-pitch="variable"/>
    <style:font-face style:name="思源黑體2" svg:font-family="思源黑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3" svg:font-family="'Noto Sans CJK TC'" style:font-family-generic="roman" style:font-pitch="variable"/>
    <style:font-face style:name="Times New Roman" svg:font-family="'Times New Roman'" style:font-family-generic="roman" style:font-pitch="variable"/>
    <style:font-face style:name="思源黑體1" svg:font-family="思源黑體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Bold" svg:font-family="'Noto Sans CJK TC Bold'" style:font-family-generic="swiss" style:font-pitch="variable"/>
    <style:font-face style:name="Noto Sans CJK TC Medium" svg:font-family="'Noto Sans CJK TC Medium'" style:font-family-generic="swiss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2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585" svg:viewBox="0 0 20 30" svg:d="M10 0l-10 30h20z"/>
    <draw:marker draw:name="a589" svg:viewBox="0 0 20 30" svg:d="M10 0l-10 30h20z"/>
    <draw:marker draw:name="a724" svg:viewBox="0 0 20 30" svg:d="M10 0l-10 30h20z"/>
    <draw:marker draw:name="a761" svg:viewBox="0 0 20 30" svg:d="M10 0l-10 30h20z"/>
    <draw:marker draw:name="a776" svg:viewBox="0 0 20 30" svg:d="M10 0l-10 30h20z"/>
    <draw:marker draw:name="a777" svg:viewBox="0 0 20 30" svg:d="M10 0l-10 30h20z"/>
    <draw:marker draw:name="a784" svg:viewBox="0 0 20 30" svg:d="M10 0l-10 30h20z"/>
    <draw:marker draw:name="a785" svg:viewBox="0 0 20 30" svg:d="M10 0l-10 30h20z"/>
    <draw:marker draw:name="a792" svg:viewBox="0 0 20 30" svg:d="M10 0l-10 30h20z"/>
    <draw:marker draw:name="a794" svg:viewBox="0 0 20 30" svg:d="M10 0l-10 30h20z"/>
    <draw:marker draw:name="a796" svg:viewBox="0 0 20 30" svg:d="M10 0l-10 30h20z"/>
    <draw:marker draw:name="a798" svg:viewBox="0 0 20 30" svg:d="M10 0l-10 30h20z"/>
    <draw:marker draw:name="a806" svg:viewBox="0 0 20 30" svg:d="M10 0l-10 30h20z"/>
    <draw:marker draw:name="a872" svg:viewBox="0 0 20 30" svg:d="M10 0l-10 30h20z"/>
    <draw:marker draw:name="a874" svg:viewBox="0 0 20 30" svg:d="M10 0l-10 30h20z"/>
    <draw:marker draw:name="a876" svg:viewBox="0 0 20 30" svg:d="M10 0l-10 30h20z"/>
    <draw:marker draw:name="a923" svg:viewBox="0 0 20 30" svg:d="M10 0l-10 30h20z"/>
    <draw:marker draw:name="a933" svg:viewBox="0 0 20 30" svg:d="M10 0l-10 30h20z"/>
    <draw:marker draw:name="a937" svg:viewBox="0 0 20 30" svg:d="M10 0l-10 30h20z"/>
    <draw:marker draw:name="a944" svg:viewBox="0 0 20 30" svg:d="M10 0l-10 30h20z"/>
    <draw:marker draw:name="線條箭頭_20_66" draw:display-name="線條箭頭 66" svg:viewBox="0 0 210 210" svg:d="M105 0l105 210h-210z"/>
    <draw:marker draw:name="線條箭頭_20_67" draw:display-name="線條箭頭 67" svg:viewBox="0 0 210 210" svg:d="M105 0l105 210h-210z"/>
    <draw:marker draw:name="線條箭頭_20_68" draw:display-name="線條箭頭 68" svg:viewBox="0 0 210 210" svg:d="M105 0l105 210h-210z"/>
    <draw:marker draw:name="線條箭頭_20_69" draw:display-name="線條箭頭 69" svg:viewBox="0 0 210 210" svg:d="M105 0l105 210h-210z"/>
    <draw:marker draw:name="線條箭頭_20_70" draw:display-name="線條箭頭 70" svg:viewBox="0 0 210 210" svg:d="M105 0l105 210h-210z"/>
    <draw:marker draw:name="線條箭頭_20_71" draw:display-name="線條箭頭 71" svg:viewBox="0 0 210 210" svg:d="M105 0l105 210h-210z"/>
    <draw:marker draw:name="線條箭頭_20_72" draw:display-name="線條箭頭 72" svg:viewBox="0 0 210 210" svg:d="M105 0l105 210h-210z"/>
    <draw:marker draw:name="線條箭頭_20_73" draw:display-name="線條箭頭 73" svg:viewBox="0 0 210 210" svg:d="M105 0l105 210h-210z"/>
    <draw:marker draw:name="線條箭頭_20_74" draw:display-name="線條箭頭 74" svg:viewBox="0 0 210 210" svg:d="M105 0l105 210h-210z"/>
    <draw:marker draw:name="線條箭頭_20_75" draw:display-name="線條箭頭 75" svg:viewBox="0 0 210 210" svg:d="M105 0l105 210h-210z"/>
    <draw:marker draw:name="線條箭頭_20_76" draw:display-name="線條箭頭 76" svg:viewBox="0 0 210 210" svg:d="M105 0l105 210h-210z"/>
    <draw:marker draw:name="線條箭頭_20_77" draw:display-name="線條箭頭 77" svg:viewBox="0 0 210 210" svg:d="M105 0l105 210h-210z"/>
    <draw:marker draw:name="線條箭頭_20_78" draw:display-name="線條箭頭 78" svg:viewBox="0 0 210 210" svg:d="M105 0l105 210h-210z"/>
    <draw:marker draw:name="線條箭頭_20_79" draw:display-name="線條箭頭 79" svg:viewBox="0 0 210 210" svg:d="M105 0l105 210h-210z"/>
    <draw:marker draw:name="線條箭頭_20_80" draw:display-name="線條箭頭 80" svg:viewBox="0 0 210 210" svg:d="M105 0l105 210h-210z"/>
    <draw:marker draw:name="線條箭頭_20_81" draw:display-name="線條箭頭 81" svg:viewBox="0 0 210 210" svg:d="M105 0l105 210h-210z"/>
    <draw:marker draw:name="線條箭頭_20_82" draw:display-name="線條箭頭 82" svg:viewBox="0 0 210 210" svg:d="M105 0l105 210h-210z"/>
    <draw:marker draw:name="線條箭頭_20_83" draw:display-name="線條箭頭 83" svg:viewBox="0 0 210 210" svg:d="M105 0l105 210h-210z"/>
    <draw:marker draw:name="線條箭頭_20_84" draw:display-name="線條箭頭 84" svg:viewBox="0 0 210 210" svg:d="M105 0l105 210h-210z"/>
    <draw:marker draw:name="線條箭頭_20_85" draw:display-name="線條箭頭 85" svg:viewBox="0 0 210 210" svg:d="M105 0l105 210h-210z"/>
    <draw:marker draw:name="線條箭頭_20_86" draw:display-name="線條箭頭 86" svg:viewBox="0 0 210 210" svg:d="M105 0l105 210h-210z"/>
    <draw:marker draw:name="線條箭頭_20_87" draw:display-name="線條箭頭 87" svg:viewBox="0 0 210 210" svg:d="M105 0l105 210h-210z"/>
    <draw:marker draw:name="線條箭頭_20_88" draw:display-name="線條箭頭 88" svg:viewBox="0 0 210 210" svg:d="M105 0l105 210h-210z"/>
    <draw:marker draw:name="線條箭頭_20_89" draw:display-name="線條箭頭 89" svg:viewBox="0 0 210 210" svg:d="M105 0l105 210h-210z"/>
    <draw:marker draw:name="線條箭頭_20_90" draw:display-name="線條箭頭 90" svg:viewBox="0 0 210 210" svg:d="M105 0l105 210h-210z"/>
    <draw:marker draw:name="線條箭頭_20_91" draw:display-name="線條箭頭 91" svg:viewBox="0 0 210 210" svg:d="M105 0l105 210h-210z"/>
    <draw:marker draw:name="線條箭頭_20_92" draw:display-name="線條箭頭 92" svg:viewBox="0 0 210 210" svg:d="M105 0l105 210h-210z"/>
    <draw:marker draw:name="線條箭頭_20_93" draw:display-name="線條箭頭 93" svg:viewBox="0 0 210 210" svg:d="M105 0l105 210h-210z"/>
    <draw:marker draw:name="線條箭頭_20_94" draw:display-name="線條箭頭 94" svg:viewBox="0 0 210 210" svg:d="M105 0l105 210h-210z"/>
    <draw:marker draw:name="線條箭頭_20_95" draw:display-name="線條箭頭 95" svg:viewBox="0 0 210 210" svg:d="M105 0l105 210h-210z"/>
    <draw:marker draw:name="線條箭頭_20_96" draw:display-name="線條箭頭 96" svg:viewBox="0 0 210 210" svg:d="M105 0l105 210h-210z"/>
    <draw:marker draw:name="線條箭頭_20_97" draw:display-name="線條箭頭 97" svg:viewBox="0 0 210 210" svg:d="M105 0l105 210h-210z"/>
    <draw:marker draw:name="線條箭頭_20_98" draw:display-name="線條箭頭 98" svg:viewBox="0 0 210 210" svg:d="M105 0l105 210h-210z"/>
    <draw:stroke-dash draw:name="a718" draw:style="rect" draw:dots1="1" draw:dots1-length="0.238cm" draw:distance="0.238cm"/>
    <draw:stroke-dash draw:name="a722" draw:style="rect" draw:dots1="1" draw:dots1-length="0.238cm" draw:distance="0.238cm"/>
    <draw:stroke-dash draw:name="a765" draw:style="rect" draw:dots1="1" draw:dots1-length="0.238cm" draw:distance="0.238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2" style:font-family-asian="'Noto Sans CJK TC'" style:font-family-generic-asian="system" style:font-pitch-asian="variable" style:font-size-asian="18pt" style:font-style-asian="normal" style:font-weight-asian="normal" style:font-name-complex="Noto Sans CJK TC2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18pt" fo:font-style="normal" fo:text-shadow="none" style:text-underline-style="none" fo:font-weight="normal" style:font-name-asian="Noto Sans CJK TC" style:font-family-asian="'Noto Sans CJK TC'" style:font-pitch-asian="variable" style:font-size-asian="18pt" style:font-style-asian="normal" style:font-weight-asian="normal" style:font-name-complex="Noto Sans CJK TC" style:font-family-complex="'Noto Sans CJK T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體" style:font-family-asian="思源黑體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空白-outline1" style:family="presentation">
      <style:graphic-properties draw:stroke="none" draw:fill="none" draw:auto-grow-height="false" draw:fit-to-size="shrink-to-fit" style:shrink-to-fit="true">
        <text:list-style style:name="Master1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空白-outline2" style:family="presentation" style:parent-style-name="Master1-空白-outline1">
      <style:paragraph-properties fo:margin-top="0.4cm" fo:margin-bottom="0cm"/>
      <style:text-properties fo:font-size="28pt" style:font-size-asian="28pt" style:font-size-complex="28pt"/>
    </style:style>
    <style:style style:name="Master1-空白-outline3" style:family="presentation" style:parent-style-name="Master1-空白-outline2">
      <style:paragraph-properties fo:margin-top="0.3cm" fo:margin-bottom="0cm"/>
      <style:text-properties fo:font-size="24pt" style:font-size-asian="24pt" style:font-size-complex="24pt"/>
    </style:style>
    <style:style style:name="Master1-空白-outline4" style:family="presentation" style:parent-style-name="Master1-空白-outline3">
      <style:paragraph-properties fo:margin-top="0.2cm" fo:margin-bottom="0cm"/>
      <style:text-properties fo:font-size="20pt" style:font-size-asian="20pt" style:font-size-complex="20pt"/>
    </style:style>
    <style:style style:name="Master1-空白-outline5" style:family="presentation" style:parent-style-name="Master1-空白-outline4">
      <style:paragraph-properties fo:margin-top="0.1cm" fo:margin-bottom="0cm"/>
      <style:text-properties fo:font-size="20pt" style:font-size-asian="20pt" style:font-size-complex="20pt"/>
    </style:style>
    <style:style style:name="Master1-空白-outline6" style:family="presentation" style:parent-style-name="Master1-空白-outline5">
      <style:paragraph-properties fo:margin-top="0.1cm" fo:margin-bottom="0cm"/>
      <style:text-properties fo:font-size="20pt" style:font-size-asian="20pt" style:font-size-complex="20pt"/>
    </style:style>
    <style:style style:name="Master1-空白-outline7" style:family="presentation" style:parent-style-name="Master1-空白-outline6">
      <style:paragraph-properties fo:margin-top="0.1cm" fo:margin-bottom="0cm"/>
      <style:text-properties fo:font-size="20pt" style:font-size-asian="20pt" style:font-size-complex="20pt"/>
    </style:style>
    <style:style style:name="Master1-空白-outline8" style:family="presentation" style:parent-style-name="Master1-空白-outline7">
      <style:paragraph-properties fo:margin-top="0.1cm" fo:margin-bottom="0cm"/>
      <style:text-properties fo:font-size="20pt" style:font-size-asian="20pt" style:font-size-complex="20pt"/>
    </style:style>
    <style:style style:name="Master1-空白-outline9" style:family="presentation" style:parent-style-name="Master1-空白-outline8">
      <style:paragraph-properties fo:margin-top="0.1cm" fo:margin-bottom="0cm"/>
      <style:text-properties fo:font-size="20pt" style:font-size-asian="20pt" style:font-size-complex="20pt"/>
    </style:style>
    <style:style style:name="Master1-空白-subtitle" style:family="presentation">
      <style:graphic-properties draw:stroke="none" draw:fill="none" draw:textarea-vertical-align="middle">
        <text:list-style style:name="Master1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空白-title" style:family="presentation">
      <style:graphic-properties draw:stroke="none" draw:fill="none" draw:textarea-vertical-align="middle">
        <text:list-style style:name="Master1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1" style:family="presentation">
      <style:graphic-properties draw:stroke="none" draw:fill="none" draw:auto-grow-height="false" draw:fit-to-size="shrink-to-fit" style:shrink-to-fit="true">
        <text:list-style style:name="Master1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2" style:family="presentation" style:parent-style-name="Master1-Layout1-title-標題投影片-outline1">
      <style:paragraph-properties fo:margin-top="0.4cm" fo:margin-bottom="0cm"/>
      <style:text-properties fo:font-size="28pt" style:font-size-asian="28pt" style:font-size-complex="28pt"/>
    </style:style>
    <style:style style:name="Master1-Layout1-title-標題投影片-outline3" style:family="presentation" style:parent-style-name="Master1-Layout1-title-標題投影片-outline2">
      <style:paragraph-properties fo:margin-top="0.3cm" fo:margin-bottom="0cm"/>
      <style:text-properties fo:font-size="24pt" style:font-size-asian="24pt" style:font-size-complex="24pt"/>
    </style:style>
    <style:style style:name="Master1-Layout1-title-標題投影片-outline4" style:family="presentation" style:parent-style-name="Master1-Layout1-title-標題投影片-outline3">
      <style:paragraph-properties fo:margin-top="0.2cm" fo:margin-bottom="0cm"/>
      <style:text-properties fo:font-size="20pt" style:font-size-asian="20pt" style:font-size-complex="20pt"/>
    </style:style>
    <style:style style:name="Master1-Layout1-title-標題投影片-outline5" style:family="presentation" style:parent-style-name="Master1-Layout1-title-標題投影片-outline4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6" style:family="presentation" style:parent-style-name="Master1-Layout1-title-標題投影片-outline5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7" style:family="presentation" style:parent-style-name="Master1-Layout1-title-標題投影片-outline6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8" style:family="presentation" style:parent-style-name="Master1-Layout1-title-標題投影片-outline7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9" style:family="presentation" style:parent-style-name="Master1-Layout1-title-標題投影片-outline8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subtitle" style:family="presentation">
      <style:graphic-properties draw:stroke="none" draw:fill="none" draw:textarea-vertical-align="middle">
        <text:list-style style:name="Master1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title" style:family="presentation">
      <style:graphic-properties draw:stroke="none" draw:fill="none" draw:textarea-vertical-align="middle">
        <text:list-style style:name="Master1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標題及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標題及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1" style:family="presentation">
      <style:graphic-properties draw:stroke="none" draw:fill="none" draw:auto-grow-height="false" draw:fit-to-size="shrink-to-fit" style:shrink-to-fit="true">
        <text:list-style style:name="Master1-Layout2-obj-標題及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2" style:family="presentation" style:parent-style-name="Master1-Layout2-obj-標題及內容-outline1">
      <style:paragraph-properties fo:margin-top="0.4cm" fo:margin-bottom="0cm"/>
      <style:text-properties fo:font-size="28pt" style:font-size-asian="28pt" style:font-size-complex="28pt"/>
    </style:style>
    <style:style style:name="Master1-Layout2-obj-標題及內容-outline3" style:family="presentation" style:parent-style-name="Master1-Layout2-obj-標題及內容-outline2">
      <style:paragraph-properties fo:margin-top="0.3cm" fo:margin-bottom="0cm"/>
      <style:text-properties fo:font-size="24pt" style:font-size-asian="24pt" style:font-size-complex="24pt"/>
    </style:style>
    <style:style style:name="Master1-Layout2-obj-標題及內容-outline4" style:family="presentation" style:parent-style-name="Master1-Layout2-obj-標題及內容-outline3">
      <style:paragraph-properties fo:margin-top="0.2cm" fo:margin-bottom="0cm"/>
      <style:text-properties fo:font-size="20pt" style:font-size-asian="20pt" style:font-size-complex="20pt"/>
    </style:style>
    <style:style style:name="Master1-Layout2-obj-標題及內容-outline5" style:family="presentation" style:parent-style-name="Master1-Layout2-obj-標題及內容-outline4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6" style:family="presentation" style:parent-style-name="Master1-Layout2-obj-標題及內容-outline5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7" style:family="presentation" style:parent-style-name="Master1-Layout2-obj-標題及內容-outline6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8" style:family="presentation" style:parent-style-name="Master1-Layout2-obj-標題及內容-outline7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9" style:family="presentation" style:parent-style-name="Master1-Layout2-obj-標題及內容-outline8">
      <style:paragraph-properties fo:margin-top="0.1cm" fo:margin-bottom="0cm"/>
      <style:text-properties fo:font-size="20pt" style:font-size-asian="20pt" style:font-size-complex="20pt"/>
    </style:style>
    <style:style style:name="Master1-Layout2-obj-標題及內容-subtitle" style:family="presentation">
      <style:graphic-properties draw:stroke="none" draw:fill="none" draw:textarea-vertical-align="middle">
        <text:list-style style:name="Master1-Layout2-obj-標題及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title" style:family="presentation">
      <style:graphic-properties draw:stroke="none" draw:fill="none" draw:textarea-vertical-align="middle">
        <text:list-style style:name="Master1-Layout2-obj-標題及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章節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1" style:family="presentation">
      <style:graphic-properties draw:stroke="none" draw:fill="none" draw:auto-grow-height="false" draw:fit-to-size="shrink-to-fit" style:shrink-to-fit="true">
        <text:list-style style:name="Master1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2" style:family="presentation" style:parent-style-name="Master1-Layout3-secHead-章節標題-outline1">
      <style:paragraph-properties fo:margin-top="0.4cm" fo:margin-bottom="0cm"/>
      <style:text-properties fo:font-size="28pt" style:font-size-asian="28pt" style:font-size-complex="28pt"/>
    </style:style>
    <style:style style:name="Master1-Layout3-secHead-章節標題-outline3" style:family="presentation" style:parent-style-name="Master1-Layout3-secHead-章節標題-outline2">
      <style:paragraph-properties fo:margin-top="0.3cm" fo:margin-bottom="0cm"/>
      <style:text-properties fo:font-size="24pt" style:font-size-asian="24pt" style:font-size-complex="24pt"/>
    </style:style>
    <style:style style:name="Master1-Layout3-secHead-章節標題-outline4" style:family="presentation" style:parent-style-name="Master1-Layout3-secHead-章節標題-outline3">
      <style:paragraph-properties fo:margin-top="0.2cm" fo:margin-bottom="0cm"/>
      <style:text-properties fo:font-size="20pt" style:font-size-asian="20pt" style:font-size-complex="20pt"/>
    </style:style>
    <style:style style:name="Master1-Layout3-secHead-章節標題-outline5" style:family="presentation" style:parent-style-name="Master1-Layout3-secHead-章節標題-outline4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6" style:family="presentation" style:parent-style-name="Master1-Layout3-secHead-章節標題-outline5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7" style:family="presentation" style:parent-style-name="Master1-Layout3-secHead-章節標題-outline6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8" style:family="presentation" style:parent-style-name="Master1-Layout3-secHead-章節標題-outline7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9" style:family="presentation" style:parent-style-name="Master1-Layout3-secHead-章節標題-outline8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subtitle" style:family="presentation">
      <style:graphic-properties draw:stroke="none" draw:fill="none" draw:textarea-vertical-align="middle">
        <text:list-style style:name="Master1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title" style:family="presentation">
      <style:graphic-properties draw:stroke="none" draw:fill="none" draw:textarea-vertical-align="middle">
        <text:list-style style:name="Master1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兩個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兩個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1" style:family="presentation">
      <style:graphic-properties draw:stroke="none" draw:fill="none" draw:auto-grow-height="false" draw:fit-to-size="shrink-to-fit" style:shrink-to-fit="true">
        <text:list-style style:name="Master1-Layout4-twoObj-兩個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2" style:family="presentation" style:parent-style-name="Master1-Layout4-twoObj-兩個內容-outline1">
      <style:paragraph-properties fo:margin-top="0.4cm" fo:margin-bottom="0cm"/>
      <style:text-properties fo:font-size="28pt" style:font-size-asian="28pt" style:font-size-complex="28pt"/>
    </style:style>
    <style:style style:name="Master1-Layout4-twoObj-兩個內容-outline3" style:family="presentation" style:parent-style-name="Master1-Layout4-twoObj-兩個內容-outline2">
      <style:paragraph-properties fo:margin-top="0.3cm" fo:margin-bottom="0cm"/>
      <style:text-properties fo:font-size="24pt" style:font-size-asian="24pt" style:font-size-complex="24pt"/>
    </style:style>
    <style:style style:name="Master1-Layout4-twoObj-兩個內容-outline4" style:family="presentation" style:parent-style-name="Master1-Layout4-twoObj-兩個內容-outline3">
      <style:paragraph-properties fo:margin-top="0.2cm" fo:margin-bottom="0cm"/>
      <style:text-properties fo:font-size="20pt" style:font-size-asian="20pt" style:font-size-complex="20pt"/>
    </style:style>
    <style:style style:name="Master1-Layout4-twoObj-兩個內容-outline5" style:family="presentation" style:parent-style-name="Master1-Layout4-twoObj-兩個內容-outline4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6" style:family="presentation" style:parent-style-name="Master1-Layout4-twoObj-兩個內容-outline5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7" style:family="presentation" style:parent-style-name="Master1-Layout4-twoObj-兩個內容-outline6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8" style:family="presentation" style:parent-style-name="Master1-Layout4-twoObj-兩個內容-outline7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9" style:family="presentation" style:parent-style-name="Master1-Layout4-twoObj-兩個內容-outline8">
      <style:paragraph-properties fo:margin-top="0.1cm" fo:margin-bottom="0cm"/>
      <style:text-properties fo:font-size="20pt" style:font-size-asian="20pt" style:font-size-complex="20pt"/>
    </style:style>
    <style:style style:name="Master1-Layout4-twoObj-兩個內容-subtitle" style:family="presentation">
      <style:graphic-properties draw:stroke="none" draw:fill="none" draw:textarea-vertical-align="middle">
        <text:list-style style:name="Master1-Layout4-twoObj-兩個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title" style:family="presentation">
      <style:graphic-properties draw:stroke="none" draw:fill="none" draw:textarea-vertical-align="middle">
        <text:list-style style:name="Master1-Layout4-twoObj-兩個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 style:shrink-to-fit="true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1" style:family="presentation">
      <style:graphic-properties draw:stroke="none" draw:fill="none" draw:auto-grow-height="false" draw:fit-to-size="shrink-to-fit" style:shrink-to-fit="true">
        <text:list-style style:name="Master1-Layout6-titleOnly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2" style:family="presentation" style:parent-style-name="Master1-Layout6-titleOnly-只有標題-outline1">
      <style:paragraph-properties fo:margin-top="0.4cm" fo:margin-bottom="0cm"/>
      <style:text-properties fo:font-size="28pt" style:font-size-asian="28pt" style:font-size-complex="28pt"/>
    </style:style>
    <style:style style:name="Master1-Layout6-titleOnly-只有標題-outline3" style:family="presentation" style:parent-style-name="Master1-Layout6-titleOnly-只有標題-outline2">
      <style:paragraph-properties fo:margin-top="0.3cm" fo:margin-bottom="0cm"/>
      <style:text-properties fo:font-size="24pt" style:font-size-asian="24pt" style:font-size-complex="24pt"/>
    </style:style>
    <style:style style:name="Master1-Layout6-titleOnly-只有標題-outline4" style:family="presentation" style:parent-style-name="Master1-Layout6-titleOnly-只有標題-outline3">
      <style:paragraph-properties fo:margin-top="0.2cm" fo:margin-bottom="0cm"/>
      <style:text-properties fo:font-size="20pt" style:font-size-asian="20pt" style:font-size-complex="20pt"/>
    </style:style>
    <style:style style:name="Master1-Layout6-titleOnly-只有標題-outline5" style:family="presentation" style:parent-style-name="Master1-Layout6-titleOnly-只有標題-outline4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6" style:family="presentation" style:parent-style-name="Master1-Layout6-titleOnly-只有標題-outline5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7" style:family="presentation" style:parent-style-name="Master1-Layout6-titleOnly-只有標題-outline6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8" style:family="presentation" style:parent-style-name="Master1-Layout6-titleOnly-只有標題-outline7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9" style:family="presentation" style:parent-style-name="Master1-Layout6-titleOnly-只有標題-outline8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subtitle" style:family="presentation">
      <style:graphic-properties draw:stroke="none" draw:fill="none" draw:textarea-vertical-align="middle">
        <text:list-style style:name="Master1-Layout6-titleOnly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title" style:family="presentation">
      <style:graphic-properties draw:stroke="none" draw:fill="none" draw:textarea-vertical-align="middle">
        <text:list-style style:name="Master1-Layout6-titleOnly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含標題的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1" style:family="presentation">
      <style:graphic-properties draw:stroke="none" draw:fill="none" draw:auto-grow-height="false" draw:fit-to-size="shrink-to-fit" style:shrink-to-fit="true">
        <text:list-style style:name="Master1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2" style:family="presentation" style:parent-style-name="Master1-Layout8-objTx-含標題的內容-outline1">
      <style:paragraph-properties fo:margin-top="0.4cm" fo:margin-bottom="0cm"/>
      <style:text-properties fo:font-size="28pt" style:font-size-asian="28pt" style:font-size-complex="28pt"/>
    </style:style>
    <style:style style:name="Master1-Layout8-objTx-含標題的內容-outline3" style:family="presentation" style:parent-style-name="Master1-Layout8-objTx-含標題的內容-outline2">
      <style:paragraph-properties fo:margin-top="0.3cm" fo:margin-bottom="0cm"/>
      <style:text-properties fo:font-size="24pt" style:font-size-asian="24pt" style:font-size-complex="24pt"/>
    </style:style>
    <style:style style:name="Master1-Layout8-objTx-含標題的內容-outline4" style:family="presentation" style:parent-style-name="Master1-Layout8-objTx-含標題的內容-outline3">
      <style:paragraph-properties fo:margin-top="0.2cm" fo:margin-bottom="0cm"/>
      <style:text-properties fo:font-size="20pt" style:font-size-asian="20pt" style:font-size-complex="20pt"/>
    </style:style>
    <style:style style:name="Master1-Layout8-objTx-含標題的內容-outline5" style:family="presentation" style:parent-style-name="Master1-Layout8-objTx-含標題的內容-outline4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6" style:family="presentation" style:parent-style-name="Master1-Layout8-objTx-含標題的內容-outline5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7" style:family="presentation" style:parent-style-name="Master1-Layout8-objTx-含標題的內容-outline6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8" style:family="presentation" style:parent-style-name="Master1-Layout8-objTx-含標題的內容-outline7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9" style:family="presentation" style:parent-style-name="Master1-Layout8-objTx-含標題的內容-outline8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subtitle" style:family="presentation">
      <style:graphic-properties draw:stroke="none" draw:fill="none" draw:textarea-vertical-align="middle">
        <text:list-style style:name="Master1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title" style:family="presentation">
      <style:graphic-properties draw:stroke="none" draw:fill="none" draw:textarea-vertical-align="middle">
        <text:list-style style:name="Master1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含標題的圖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1" style:family="presentation">
      <style:graphic-properties draw:stroke="none" draw:fill="none" draw:auto-grow-height="false" draw:fit-to-size="shrink-to-fit" style:shrink-to-fit="true">
        <text:list-style style:name="Master1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2" style:family="presentation" style:parent-style-name="Master1-Layout9-picTx-含標題的圖片-outline1">
      <style:paragraph-properties fo:margin-top="0.4cm" fo:margin-bottom="0cm"/>
      <style:text-properties fo:font-size="28pt" style:font-size-asian="28pt" style:font-size-complex="28pt"/>
    </style:style>
    <style:style style:name="Master1-Layout9-picTx-含標題的圖片-outline3" style:family="presentation" style:parent-style-name="Master1-Layout9-picTx-含標題的圖片-outline2">
      <style:paragraph-properties fo:margin-top="0.3cm" fo:margin-bottom="0cm"/>
      <style:text-properties fo:font-size="24pt" style:font-size-asian="24pt" style:font-size-complex="24pt"/>
    </style:style>
    <style:style style:name="Master1-Layout9-picTx-含標題的圖片-outline4" style:family="presentation" style:parent-style-name="Master1-Layout9-picTx-含標題的圖片-outline3">
      <style:paragraph-properties fo:margin-top="0.2cm" fo:margin-bottom="0cm"/>
      <style:text-properties fo:font-size="20pt" style:font-size-asian="20pt" style:font-size-complex="20pt"/>
    </style:style>
    <style:style style:name="Master1-Layout9-picTx-含標題的圖片-outline5" style:family="presentation" style:parent-style-name="Master1-Layout9-picTx-含標題的圖片-outline4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6" style:family="presentation" style:parent-style-name="Master1-Layout9-picTx-含標題的圖片-outline5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7" style:family="presentation" style:parent-style-name="Master1-Layout9-picTx-含標題的圖片-outline6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8" style:family="presentation" style:parent-style-name="Master1-Layout9-picTx-含標題的圖片-outline7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9" style:family="presentation" style:parent-style-name="Master1-Layout9-picTx-含標題的圖片-outline8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subtitle" style:family="presentation">
      <style:graphic-properties draw:stroke="none" draw:fill="none" draw:textarea-vertical-align="middle">
        <text:list-style style:name="Master1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title" style:family="presentation">
      <style:graphic-properties draw:stroke="none" draw:fill="none" draw:textarea-vertical-align="middle">
        <text:list-style style:name="Master1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標題及直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1" style:family="presentation">
      <style:graphic-properties draw:stroke="none" draw:fill="none" draw:auto-grow-height="false" draw:fit-to-size="shrink-to-fit" style:shrink-to-fit="true">
        <text:list-style style:name="Master1-Layout10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2" style:family="presentation" style:parent-style-name="Master1-Layout10-vertTx-標題及直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標題及直排文字-outline3" style:family="presentation" style:parent-style-name="Master1-Layout10-vertTx-標題及直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標題及直排文字-outline4" style:family="presentation" style:parent-style-name="Master1-Layout10-vertTx-標題及直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標題及直排文字-outline5" style:family="presentation" style:parent-style-name="Master1-Layout10-vertTx-標題及直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6" style:family="presentation" style:parent-style-name="Master1-Layout10-vertTx-標題及直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7" style:family="presentation" style:parent-style-name="Master1-Layout10-vertTx-標題及直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8" style:family="presentation" style:parent-style-name="Master1-Layout10-vertTx-標題及直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9" style:family="presentation" style:parent-style-name="Master1-Layout10-vertTx-標題及直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subtitle" style:family="presentation">
      <style:graphic-properties draw:stroke="none" draw:fill="none" draw:textarea-vertical-align="middle">
        <text:list-style style:name="Master1-Layout10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title" style:family="presentation">
      <style:graphic-properties draw:stroke="none" draw:fill="none" draw:textarea-vertical-align="middle">
        <text:list-style style:name="Master1-Layout10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直排標題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1" style:family="presentation">
      <style:graphic-properties draw:stroke="none" draw:fill="none" draw:auto-grow-height="false" draw:fit-to-size="shrink-to-fit" style:shrink-to-fit="true">
        <text:list-style style:name="Master1-Layout11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2" style:family="presentation" style:parent-style-name="Master1-Layout11-vertTitleAndTx-直排標題及文字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直排標題及文字-outline3" style:family="presentation" style:parent-style-name="Master1-Layout11-vertTitleAndTx-直排標題及文字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直排標題及文字-outline4" style:family="presentation" style:parent-style-name="Master1-Layout11-vertTitleAndTx-直排標題及文字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直排標題及文字-outline5" style:family="presentation" style:parent-style-name="Master1-Layout11-vertTitleAndTx-直排標題及文字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6" style:family="presentation" style:parent-style-name="Master1-Layout11-vertTitleAndTx-直排標題及文字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7" style:family="presentation" style:parent-style-name="Master1-Layout11-vertTitleAndTx-直排標題及文字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8" style:family="presentation" style:parent-style-name="Master1-Layout11-vertTitleAndTx-直排標題及文字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9" style:family="presentation" style:parent-style-name="Master1-Layout11-vertTitleAndTx-直排標題及文字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subtitle" style:family="presentation">
      <style:graphic-properties draw:stroke="none" draw:fill="none" draw:textarea-vertical-align="middle">
        <text:list-style style:name="Master1-Layout11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title" style:family="presentation">
      <style:graphic-properties draw:stroke="none" draw:fill="none" draw:textarea-vertical-align="middle">
        <text:list-style style:name="Master1-Layout11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7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7-notes" style:family="presentation">
      <style:graphic-properties draw:stroke="none" draw:fill="none">
        <text:list-style style:name="題名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題名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pitch-asian="variable" style:font-size-asian="32pt" style:font-style-asian="normal" style:font-weight-asian="normal" style:font-name-complex="Noto Sans CJK TC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7-outline2" style:family="presentation" style:parent-style-name="題名7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8pt" fo:font-style="normal" fo:text-shadow="none" style:text-underline-style="none" fo:font-weight="normal" style:font-name-asian="Noto Sans CJK TC" style:font-family-asian="'Noto Sans CJK TC'" style:font-pitch-asian="variable" style:font-size-asian="28pt" style:font-style-asian="normal" style:font-weight-asian="normal" style:font-name-complex="Noto Sans CJK TC" style:font-family-complex="'Noto Sans CJK TC'" style:font-pitch-complex="variable" style:font-size-complex="28pt" style:font-style-complex="normal" style:font-weight-complex="normal" style:font-relief="none"/>
    </style:style>
    <style:style style:name="題名7-outline3" style:family="presentation" style:parent-style-name="題名7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4pt" fo:font-style="normal" fo:text-shadow="none" style:text-underline-style="none" fo:font-weight="normal" style:font-name-asian="Noto Sans CJK TC" style:font-family-asian="'Noto Sans CJK TC'" style:font-pitch-asian="variable" style:font-size-asian="24pt" style:font-style-asian="normal" style:font-weight-asian="normal" style:font-name-complex="Noto Sans CJK TC" style:font-family-complex="'Noto Sans CJK TC'" style:font-pitch-complex="variable" style:font-size-complex="24pt" style:font-style-complex="normal" style:font-weight-complex="normal" style:font-relief="none"/>
    </style:style>
    <style:style style:name="題名7-outline4" style:family="presentation" style:parent-style-name="題名7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0pt" fo:font-style="normal" fo:text-shadow="none" style:text-underline-style="none" fo:font-weight="normal" style:font-name-asian="Noto Sans CJK TC" style:font-family-asian="'Noto Sans CJK TC'" style:font-pitch-asian="variable" style:font-size-asian="20pt" style:font-style-asian="normal" style:font-weight-asian="normal" style:font-name-complex="Noto Sans CJK TC" style:font-family-complex="'Noto Sans CJK TC'" style:font-pitch-complex="variable" style:font-size-complex="20pt" style:font-style-complex="normal" style:font-weight-complex="normal" style:font-relief="none"/>
    </style:style>
    <style:style style:name="題名7-outline5" style:family="presentation" style:parent-style-name="題名7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0pt" fo:font-style="normal" fo:text-shadow="none" style:text-underline-style="none" fo:font-weight="normal" style:font-name-asian="Noto Sans CJK TC" style:font-family-asian="'Noto Sans CJK TC'" style:font-pitch-asian="variable" style:font-size-asian="20pt" style:font-style-asian="normal" style:font-weight-asian="normal" style:font-name-complex="Noto Sans CJK TC" style:font-family-complex="'Noto Sans CJK TC'" style:font-pitch-complex="variable" style:font-size-complex="20pt" style:font-style-complex="normal" style:font-weight-complex="normal" style:font-relief="none"/>
    </style:style>
    <style:style style:name="題名7-outline6" style:family="presentation" style:parent-style-name="題名7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0pt" fo:font-style="normal" fo:text-shadow="none" style:text-underline-style="none" fo:font-weight="normal" style:font-name-asian="Noto Sans CJK TC" style:font-family-asian="'Noto Sans CJK TC'" style:font-pitch-asian="variable" style:font-size-asian="20pt" style:font-style-asian="normal" style:font-weight-asian="normal" style:font-name-complex="Noto Sans CJK TC" style:font-family-complex="'Noto Sans CJK TC'" style:font-pitch-complex="variable" style:font-size-complex="20pt" style:font-style-complex="normal" style:font-weight-complex="normal" style:font-relief="none"/>
    </style:style>
    <style:style style:name="題名7-outline7" style:family="presentation" style:parent-style-name="題名7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0pt" fo:font-style="normal" fo:text-shadow="none" style:text-underline-style="none" fo:font-weight="normal" style:font-name-asian="Noto Sans CJK TC" style:font-family-asian="'Noto Sans CJK TC'" style:font-pitch-asian="variable" style:font-size-asian="20pt" style:font-style-asian="normal" style:font-weight-asian="normal" style:font-name-complex="Noto Sans CJK TC" style:font-family-complex="'Noto Sans CJK TC'" style:font-pitch-complex="variable" style:font-size-complex="20pt" style:font-style-complex="normal" style:font-weight-complex="normal" style:font-relief="none"/>
    </style:style>
    <style:style style:name="題名7-outline8" style:family="presentation" style:parent-style-name="題名7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0pt" fo:font-style="normal" fo:text-shadow="none" style:text-underline-style="none" fo:font-weight="normal" style:font-name-asian="Noto Sans CJK TC" style:font-family-asian="'Noto Sans CJK TC'" style:font-pitch-asian="variable" style:font-size-asian="20pt" style:font-style-asian="normal" style:font-weight-asian="normal" style:font-name-complex="Noto Sans CJK TC" style:font-family-complex="'Noto Sans CJK TC'" style:font-pitch-complex="variable" style:font-size-complex="20pt" style:font-style-complex="normal" style:font-weight-complex="normal" style:font-relief="none"/>
    </style:style>
    <style:style style:name="題名7-outline9" style:family="presentation" style:parent-style-name="題名7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roman" style:font-pitch="variable" fo:font-size="20pt" fo:font-style="normal" fo:text-shadow="none" style:text-underline-style="none" fo:font-weight="normal" style:font-name-asian="Noto Sans CJK TC" style:font-family-asian="'Noto Sans CJK TC'" style:font-pitch-asian="variable" style:font-size-asian="20pt" style:font-style-asian="normal" style:font-weight-asian="normal" style:font-name-complex="Noto Sans CJK TC" style:font-family-complex="'Noto Sans CJK TC'" style:font-pitch-complex="variable" style:font-size-complex="20pt" style:font-style-complex="normal" style:font-weight-complex="normal" style:font-relief="none"/>
    </style:style>
    <style:style style:name="題名7-subtitle" style:family="presentation">
      <style:graphic-properties draw:stroke="none" draw:fill="none" draw:textarea-vertical-align="middle">
        <text:list-style style:name="題名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pitch-asian="variable" style:font-size-asian="32pt" style:font-style-asian="normal" style:font-weight-asian="normal" style:font-name-complex="Noto Sans CJK TC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pitch-asian="variable" style:font-size-asian="44pt" style:font-style-asian="normal" style:font-weight-asian="normal" style:font-name-complex="Noto Sans CJK TC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10.93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fo:min-height="13.116cm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6cm" fo:min-width="8.615cm" fo:padding-top="0.13cm" fo:padding-bottom="0.13cm" fo:padding-left="0.25cm" fo:padding-right="0.25cm" fo:wrap-option="no-wrap" draw:shadow-color="#808080"/>
    </style:style>
    <style:style style:name="Mpr1" style:family="presentation" style:parent-style-name="Master1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空白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空白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" style:family="presentation" style:parent-style-name="Master1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標題投影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標題投影片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標題投影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標題投影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標題投影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標題投影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標題及內容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標題及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標題及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標題及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標題及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標題及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章節標題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章節標題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章節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章節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章節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章節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兩個內容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兩個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兩個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兩個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兩個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兩個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比較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只有標題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只有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只有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只有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只有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含標題的內容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含標題的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含標題的內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含標題的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含標題的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含標題的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含標題的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含標題的圖片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含標題的圖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含標題的圖片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含標題的圖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含標題的圖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含標題的圖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含標題的圖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標題及直排文字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標題及直排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標題及直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標題及直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標題及直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標題及直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直排標題及文字-title">
      <style:graphic-properties draw:stroke="none" draw:fill="none" draw:textarea-horizontal-align="right" draw:textarea-vertical-align="middle" draw:auto-grow-height="false" draw:auto-grow-width="false" fo:min-width="30.48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直排標題及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直排標題及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直排標題及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直排標題及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直排標題及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題名7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" style:font-size-asian="14pt" style:font-style-asian="normal" style:font-weight-asian="normal" style:font-name-complex="Noto Sans CJK TC" style:font-size-complex="1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2pt" style:font-style-asian="normal" style:font-weight-asian="normal" style:font-name-complex="Noto Sans CJK TC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egoe UI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1" style:font-size-asian="14pt" style:font-style-asian="normal" style:font-weight-asian="normal" style:font-name-complex="Noto Sans CJK TC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Segoe UI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Segoe UI" fo:font-size="1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egoe UI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Segoe UI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微軟正黑體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Segoe UI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Segoe UI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8b8b8b" style:text-position="0% 100%" style:font-name="Segoe UI1" fo:font-size="12pt" fo:language="en" fo:country="US" style:font-name-asian="微軟正黑體1" style:font-size-asian="12pt" style:language-asian="en" style:country-asian="US" style:font-name-complex="微軟正黑體1" style:font-size-complex="12pt" style:language-complex="en" style:country-complex="US"/>
    </style:style>
    <style:style style:name="MT17" style:family="text">
      <style:text-properties fo:color="#000000" style:text-position="0% 100%" style:font-name="Times New Roman" fo:font-size="14pt" fo:language="en" fo:country="US" style:font-name-asian="AR PL UMing TW1" style:font-size-asian="14pt" style:language-asian="en" style:country-asian="US" style:font-name-complex="AR PL UMing TW1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頁首版面配置區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投影片編號版面配置區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空白" style:page-layout-name="PM1" draw:style-name="Mdp1">
      <draw:frame draw:name="日期版面配置區 1" presentation:style-name="Mpr1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2" presentation:style-name="Mpr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1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draw:frame draw:name="標題版面配置區 4" presentation:style-name="Mpr2" draw:text-style-name="MP4" draw:layer="backgroundobjects" svg:width="30.479cm" svg:height="3.18cm" svg:x="1.693cm" svg:y="0.76cm" presentation:class="title">
        <draw:text-box>
          <text:p/>
        </draw:text-box>
      </draw:frame>
      <draw:frame draw:name="文字版面配置區 5" presentation:style-name="Mpr3" draw:text-style-name="MP4" draw:layer="backgroundobjects" svg:width="30.479cm" svg:height="11.048cm" svg:x="1.693cm" svg:y="4.457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投影片影像版面配置區 1" presentation:style-name="Master1-空白-title" draw:layer="backgroundobjects" svg:width="19.798cm" svg:height="11.136cm" svg:x="0.6cm" svg:y="2.257cm" presentation:class="page"/>
        <draw:frame draw:name="備忘稿版面配置區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-title-標題投影片" style:page-layout-name="PM1" draw:style-name="Mdp1">
      <draw:frame draw:name="標題 1" presentation:style-name="Mpr7" draw:text-style-name="MP4" draw:layer="backgroundobjects" svg:width="25.4cm" svg:height="6.632cm" svg:x="4.233cm" svg:y="3.118cm" presentation:class="title">
        <draw:text-box>
          <text:p text:style-name="MP11"><text:span text:style-name="MT8">按一下以編輯母片標題樣式</text:span></text:p>
        </draw:text-box>
      </draw:frame>
      <draw:frame draw:name="副標題 2" presentation:style-name="Mpr8" draw:text-style-name="MP4" draw:layer="backgroundobjects" svg:width="25.4cm" svg:height="4.599cm" svg:x="4.233cm" svg:y="10.006cm" presentation:class="subtitle">
        <draw:text-box>
          <text:p text:style-name="MP12"><text:span text:style-name="MT9">按一下以編輯母片子標題樣式</text:span></text:p>
        </draw:text-box>
      </draw:frame>
      <draw:frame draw:name="日期版面配置區 3" presentation:style-name="Mpr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4" presentation:style-name="Mpr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-title-標題投影片-title" draw:layer="backgroundobjects" svg:width="19.798cm" svg:height="11.136cm" svg:x="0.6cm" svg:y="2.257cm" presentation:class="page"/>
        <draw:frame draw:name="備忘稿版面配置區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2-obj-標題及內容" style:page-layout-name="PM1" draw:style-name="Mdp1">
      <draw:frame draw:name="標題 1" presentation:style-name="Mpr13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內容版面配置區 2" presentation:style-name="Mpr14" draw:text-style-name="MP4" draw:layer="backgroundobjects" svg:width="30.479cm" svg:height="11.048cm" svg:x="1.693cm" svg:y="4.457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3" presentation:style-name="Mpr15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4" presentation:style-name="Mpr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15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2-obj-標題及內容-title" draw:layer="backgroundobjects" svg:width="19.798cm" svg:height="11.136cm" svg:x="0.6cm" svg:y="2.257cm" presentation:class="page"/>
        <draw:frame draw:name="備忘稿版面配置區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3-secHead-章節標題" style:page-layout-name="PM1" draw:style-name="Mdp1">
      <draw:frame draw:name="標題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按一下以編輯母片標題樣式</text:span></text:p>
        </draw:text-box>
      </draw:frame>
      <draw:frame draw:name="文字版面配置區 2" presentation:style-name="Mpr20" draw:text-style-name="MP4" draw:layer="backgroundobjects" svg:width="29.21cm" svg:height="4.167cm" svg:x="2.311cm" svg:y="12.749cm" presentation:class="outline">
        <draw:text-box>
          <text:list text:style-name="ML3">
            <text:list-item>
              <text:p text:style-name="MP6"><text:span text:style-name="MT11">編輯母片文字樣式</text:span></text:p>
            </text:list-item>
          </text:list>
        </draw:text-box>
      </draw:frame>
      <draw:frame draw:name="日期版面配置區 3" presentation:style-name="Mpr21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4" presentation:style-name="Mpr2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21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3-secHead-章節標題-title" draw:layer="backgroundobjects" svg:width="19.798cm" svg:height="11.136cm" svg:x="0.6cm" svg:y="2.257cm" presentation:class="page"/>
        <draw:frame draw:name="備忘稿版面配置區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4-twoObj-兩個內容" style:page-layout-name="PM1" draw:style-name="Mdp1">
      <draw:frame draw:name="標題 1" presentation:style-name="Mpr25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內容版面配置區 2" presentation:style-name="Mpr26" draw:text-style-name="MP4" draw:layer="backgroundobjects" svg:width="15.028cm" svg:height="11.046cm" svg:x="1.693cm" svg:y="4.458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內容版面配置區 3" presentation:style-name="Mpr26" draw:text-style-name="MP4" draw:layer="backgroundobjects" svg:width="15.028cm" svg:height="11.046cm" svg:x="17.145cm" svg:y="4.458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4" presentation:style-name="Mpr27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5" presentation:style-name="Mpr2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27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4-twoObj-兩個內容-title" draw:layer="backgroundobjects" svg:width="19.798cm" svg:height="11.136cm" svg:x="0.6cm" svg:y="2.257cm" presentation:class="page"/>
        <draw:frame draw:name="備忘稿版面配置區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標題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0">按一下以編輯母片標題樣式</text:span></text:p>
        </draw:text-box>
      </draw:frame>
      <draw:frame draw:name="文字版面配置區 2" presentation:style-name="Mpr32" draw:text-style-name="MP4" draw:layer="backgroundobjects" svg:width="14.327cm" svg:height="2.289cm" svg:x="2.333cm" svg:y="4.67cm" presentation:class="outline">
        <draw:text-box>
          <text:list text:style-name="ML3">
            <text:list-item>
              <text:p text:style-name="MP6"><text:span text:style-name="MT12">編輯母片文字樣式</text:span></text:p>
            </text:list-item>
          </text:list>
        </draw:text-box>
      </draw:frame>
      <draw:frame draw:name="內容版面配置區 3" presentation:style-name="Mpr33" draw:text-style-name="MP4" draw:layer="backgroundobjects" svg:width="14.327cm" svg:height="10.235cm" svg:x="2.333cm" svg:y="6.959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文字版面配置區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6"><text:span text:style-name="MT12">編輯母片文字樣式</text:span></text:p>
            </text:list-item>
          </text:list>
        </draw:text-box>
      </draw:frame>
      <draw:frame draw:name="內容版面配置區 5" presentation:style-name="Mpr33" draw:text-style-name="MP4" draw:layer="backgroundobjects" svg:width="14.398cm" svg:height="10.235cm" svg:x="17.145cm" svg:y="6.959cm" presentation:class="title">
        <draw:text-box>
          <text:p text:style-name="MP6"><text:span text:style-name="MT3">編輯母片文字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6" presentation:style-name="Mpr34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7" presentation:style-name="Mpr3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8" presentation:style-name="Mpr34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5-twoTxTwoObj-比較-title" draw:layer="backgroundobjects" svg:width="19.798cm" svg:height="11.136cm" svg:x="0.6cm" svg:y="2.257cm" presentation:class="page"/>
        <draw:frame draw:name="備忘稿版面配置區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3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3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6-titleOnly-只有標題" style:page-layout-name="PM1" draw:style-name="Mdp1">
      <draw:frame draw:name="標題 1" presentation:style-name="Mpr38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日期版面配置區 2" presentation:style-name="Mpr3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3" presentation:style-name="Mpr3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4" presentation:style-name="Mpr3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6-titleOnly-只有標題-title" draw:layer="backgroundobjects" svg:width="19.798cm" svg:height="11.136cm" svg:x="0.6cm" svg:y="2.257cm" presentation:class="page"/>
        <draw:frame draw:name="備忘稿版面配置區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版面配置區 1" presentation:style-name="Mpr43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2" presentation:style-name="Mpr4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43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draw:frame presentation:style-name="Master1-Layout7-blank-空白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投影片影像版面配置區 1" presentation:style-name="Master1-Layout7-blank-空白-title" draw:layer="backgroundobjects" svg:width="19.798cm" svg:height="11.136cm" svg:x="0.6cm" svg:y="2.257cm" presentation:class="page"/>
        <draw:frame draw:name="備忘稿版面配置區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8-objTx-含標題的內容" style:page-layout-name="PM1" draw:style-name="Mdp1">
      <draw:frame draw:name="標題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3">按一下以編輯母片標題樣式</text:span></text:p>
        </draw:text-box>
      </draw:frame>
      <draw:frame draw:name="內容版面配置區 2" presentation:style-name="Mpr48" draw:text-style-name="MP4" draw:layer="backgroundobjects" svg:width="17.145cm" svg:height="13.538cm" svg:x="14.398cm" svg:y="2.743cm" presentation:class="title">
        <draw:text-box>
          <text:p text:style-name="MP6"><text:span text:style-name="MT13">編輯母片文字樣式</text:span><text:span text:style-name="MT13"><text:line-break/></text:span><text:span text:style-name="MT14">第二層</text:span><text:span text:style-name="MT14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文字版面配置區 3" presentation:style-name="Mpr49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6"><text:span text:style-name="MT15">編輯母片文字樣式</text:span></text:p>
            </text:list-item>
          </text:list>
        </draw:text-box>
      </draw:frame>
      <draw:frame draw:name="日期版面配置區 4" presentation:style-name="Mpr50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5" presentation:style-name="Mpr5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50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8-objTx-含標題的內容-title" draw:layer="backgroundobjects" svg:width="19.798cm" svg:height="11.136cm" svg:x="0.6cm" svg:y="2.257cm" presentation:class="page"/>
        <draw:frame draw:name="備忘稿版面配置區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9-picTx-含標題的圖片" style:page-layout-name="PM1" draw:style-name="Mdp1">
      <draw:frame draw:name="標題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3">按一下以編輯母片標題樣式</text:span></text:p>
        </draw:text-box>
      </draw:frame>
      <draw:frame draw:name="圖片版面配置區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文字版面配置區 3" presentation:style-name="Mpr56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6"><text:span text:style-name="MT15">編輯母片文字樣式</text:span></text:p>
            </text:list-item>
          </text:list>
        </draw:text-box>
      </draw:frame>
      <draw:frame draw:name="日期版面配置區 4" presentation:style-name="Mpr57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5" presentation:style-name="Mpr5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57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9-picTx-含標題的圖片-title" draw:layer="backgroundobjects" svg:width="19.798cm" svg:height="11.136cm" svg:x="0.6cm" svg:y="2.257cm" presentation:class="page"/>
        <draw:frame draw:name="備忘稿版面配置區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0-vertTx-標題及直排文字" style:page-layout-name="PM1" draw:style-name="Mdp1">
      <draw:frame draw:name="標題 1" presentation:style-name="Mpr61" draw:text-style-name="MP4" draw:layer="backgroundobjects" svg:width="30.479cm" svg:height="3.18cm" svg:x="1.693cm" svg:y="0.76cm" presentation:class="title">
        <draw:text-box>
          <text:p text:style-name="MP3"><text:span text:style-name="MT10">按一下以編輯母片標題樣式</text:span></text:p>
        </draw:text-box>
      </draw:frame>
      <draw:frame draw:name="直排文字版面配置區 2" presentation:style-name="Mpr62" draw:text-style-name="MP13" draw:layer="backgroundobjects" svg:width="30.479cm" svg:height="11.048cm" svg:x="1.693cm" svg:y="4.457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3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4" presentation:style-name="Mpr6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63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0-vertTx-標題及直排文字-title" draw:layer="backgroundobjects" svg:width="19.798cm" svg:height="11.136cm" svg:x="0.6cm" svg:y="2.257cm" presentation:class="page"/>
        <draw:frame draw:name="備忘稿版面配置區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1-vertTitleAndTx-直排標題及文字" style:page-layout-name="PM1" draw:style-name="Mdp1">
      <draw:frame draw:name="直排標題 1" presentation:style-name="Mpr67" draw:text-style-name="MP13" draw:layer="backgroundobjects" svg:width="7.62cm" svg:height="14.746cm" svg:x="24.553cm" svg:y="0.758cm" presentation:class="title">
        <draw:text-box>
          <text:p text:style-name="MP3"><text:span text:style-name="MT10">按一下以編輯母片標題樣式</text:span></text:p>
        </draw:text-box>
      </draw:frame>
      <draw:frame draw:name="直排文字版面配置區 2" presentation:style-name="Mpr68" draw:text-style-name="MP13" draw:layer="backgroundobjects" svg:width="22.437cm" svg:height="14.746cm" svg:x="1.693cm" svg:y="0.758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11-02">11/2/19</text:date></text:span></text:p>
        </draw:text-box>
      </draw:frame>
      <draw:frame draw:name="頁尾版面配置區 4" presentation:style-name="Mpr6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6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1-vertTitleAndTx-直排標題及文字-title" draw:layer="backgroundobjects" svg:width="19.798cm" svg:height="11.136cm" svg:x="0.6cm" svg:y="2.257cm" presentation:class="page"/>
        <draw:frame draw:name="備忘稿版面配置區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題名7" style:page-layout-name="PM1" draw:style-name="Mdp2">
      <draw:frame draw:style-name="Mgr3" draw:text-style-name="MP15" draw:layer="backgroundobjects" svg:width="7.616cm" svg:height="1.009cm" svg:x="2.328cm" svg:y="17.656cm" presentation:class="date-time">
        <draw:text-box>
          <text:list text:style-name="ML5">
            <text:list-header>
              <text:p text:style-name="MP14"><text:span text:style-name="MT16">8/27/19</text:span></text:p>
            </text:list-header>
          </text:list>
        </draw:text-box>
      </draw:frame>
      <draw:custom-shape draw:style-name="Mgr4" draw:text-style-name="MP16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18" draw:layer="backgroundobjects" svg:width="7.616cm" svg:height="1.009cm" svg:x="23.918cm" svg:y="17.656cm" presentation:class="page-number">
        <draw:text-box>
          <text:list text:style-name="ML5">
            <text:list-header>
              <text:p text:style-name="MP17"><text:span text:style-name="MT16"><text:page-number>&lt;編號&gt;</text:page-number></text:span></text:p>
            </text:list-header>
          </text:list>
        </draw:text-box>
      </draw:frame>
      <draw:frame presentation:style-name="題名7-title" draw:layer="backgroundobjects" svg:width="30.476cm" svg:height="3.175cm" svg:x="1.693cm" svg:y="0.757cm" presentation:class="title" presentation:placeholder="true">
        <draw:text-box/>
      </draw:frame>
      <draw:frame presentation:style-name="題名7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6" draw:text-style-name="MP19" draw:layer="backgroundobjects" svg:width="21cm" svg:height="29.7cm" svg:x="0cm" svg:y="0cm">
          <text:p/>
        </draw:rect>
        <draw:page-thumbnail presentation:style-name="題名7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16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6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6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3" draw:text-style-name="MP21" draw:layer="backgroundobjects" svg:width="9.111cm" svg:height="1.482cm" svg:x="11.883cm" svg:y="28.213cm" presentation:class="page-number">
          <draw:text-box>
            <text:list text:style-name="ML5">
              <text:list-header>
                <text:p text:style-name="MP20"><text:span text:style-name="MT17"><text:page-number>&lt;編號&gt;</text:page-number></text:span></text:p>
              </text:list-header>
            </text:list>
          </draw:text-box>
        </draw:frame>
        <draw:frame presentation:style-name="題名7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0.4$Windows_X86_64 LibreOffice_project/057fc023c990d676a43019934386b85b21a9ee99</meta:generator>
    <dc:title>PowerPoint 簡報</dc:title>
    <meta:initial-creator>Ivan</meta:initial-creator>
    <meta:creation-date>2019-08-21T08:06:10Z</meta:creation-date>
    <dc:date>2019-11-02T11:57:01.771000000</dc:date>
    <meta:editing-cycles>39</meta:editing-cycles>
    <meta:editing-duration>P4DT10H20M36S</meta:editing-duration>
    <meta:document-statistic meta:object-count="6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